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20000015F7F8477838F622351.png" manifest:media-type="image/png"/>
  <manifest:file-entry manifest:full-path="Pictures/10000000000000120000015F82365475875EF4B2.png" manifest:media-type="image/png"/>
  <manifest:file-entry manifest:full-path="Pictures/10000000000000120000015F791A39C6B6C562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1" svg:font-family="NimbusRoman" style:font-pitch="variable"/>
    <style:font-face style:name="OpenSymbol1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0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2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0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1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12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08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6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9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f8f6fa"/>
    </style:style>
    <style:style style:name="gr13" style:family="graphic" style:parent-style-name="standard">
      <style:graphic-properties draw:stroke="none" draw:fill="solid" draw:fill-color="#fcfbfd"/>
    </style:style>
    <style:style style:name="gr14" style:family="graphic" style:parent-style-name="standard">
      <style:graphic-properties draw:stroke="none" draw:fill="solid" draw:fill-color="#fbfafc"/>
    </style:style>
    <style:style style:name="gr15" style:family="graphic" style:parent-style-name="standard">
      <style:graphic-properties draw:stroke="none" draw:fill="solid" draw:fill-color="#faf9fc"/>
    </style:style>
    <style:style style:name="gr16" style:family="graphic" style:parent-style-name="standard">
      <style:graphic-properties draw:stroke="none" draw:fill="solid" draw:fill-color="#e6e5f1"/>
    </style:style>
    <style:style style:name="gr17" style:family="graphic" style:parent-style-name="standard">
      <style:graphic-properties draw:stroke="none" draw:fill="solid" draw:fill-color="#8683bd"/>
    </style:style>
    <style:style style:name="gr18" style:family="graphic" style:parent-style-name="standard">
      <style:graphic-properties draw:stroke="none" draw:fill="solid" draw:fill-color="#796eb2"/>
    </style:style>
    <style:style style:name="gr19" style:family="graphic" style:parent-style-name="standard">
      <style:graphic-properties draw:stroke="none" draw:fill="solid" draw:fill-color="#7669af"/>
    </style:style>
    <style:style style:name="gr20" style:family="graphic" style:parent-style-name="standard">
      <style:graphic-properties draw:stroke="none" draw:fill="solid" draw:fill-color="#694fa2"/>
    </style:style>
    <style:style style:name="gr21" style:family="graphic" style:parent-style-name="standard">
      <style:graphic-properties draw:stroke="none" draw:fill="solid" draw:fill-color="#674ba0"/>
    </style:style>
    <style:style style:name="gr22" style:family="graphic" style:parent-style-name="standard">
      <style:graphic-properties draw:stroke="none" draw:fill="solid" draw:fill-color="#63449d"/>
    </style:style>
    <style:style style:name="gr23" style:family="graphic" style:parent-style-name="standard">
      <style:graphic-properties draw:stroke="none" draw:fill="solid" draw:fill-color="#63439c"/>
    </style:style>
    <style:style style:name="gr24" style:family="graphic" style:parent-style-name="standard">
      <style:graphic-properties draw:stroke="none" draw:fill="solid" draw:fill-color="#684da1"/>
    </style:style>
    <style:style style:name="gr25" style:family="graphic" style:parent-style-name="standard">
      <style:graphic-properties draw:stroke="none" draw:fill="solid" draw:fill-color="#674ca1"/>
    </style:style>
    <style:style style:name="gr26" style:family="graphic" style:parent-style-name="standard">
      <style:graphic-properties draw:stroke="none" draw:fill="solid" draw:fill-color="#6a51a3"/>
    </style:style>
    <style:style style:name="gr27" style:family="graphic" style:parent-style-name="standard">
      <style:graphic-properties draw:stroke="none" draw:fill="solid" draw:fill-color="#6d57a6"/>
    </style:style>
    <style:style style:name="gr28" style:family="graphic" style:parent-style-name="standard">
      <style:graphic-properties draw:stroke="none" draw:fill="solid" draw:fill-color="#7465ad"/>
    </style:style>
    <style:style style:name="gr29" style:family="graphic" style:parent-style-name="standard">
      <style:graphic-properties draw:stroke="none" draw:fill="solid" draw:fill-color="#c1c2df"/>
    </style:style>
    <style:style style:name="gr30" style:family="graphic" style:parent-style-name="standard">
      <style:graphic-properties draw:stroke="none" draw:fill="solid" draw:fill-color="#e3e2ef"/>
    </style:style>
    <style:style style:name="gr31" style:family="graphic" style:parent-style-name="standard">
      <style:graphic-properties draw:stroke="none" draw:fill="solid" draw:fill-color="#efedf5"/>
    </style:style>
    <style:style style:name="gr32" style:family="graphic" style:parent-style-name="standard">
      <style:graphic-properties draw:stroke="none" draw:fill="solid" draw:fill-color="#f3f2f8"/>
    </style:style>
    <style:style style:name="gr33" style:family="graphic" style:parent-style-name="standard">
      <style:graphic-properties draw:stroke="none" draw:fill="solid" draw:fill-color="#f5f4f9"/>
    </style:style>
    <style:style style:name="gr34" style:family="graphic" style:parent-style-name="standard">
      <style:graphic-properties draw:stroke="none" draw:fill="solid" draw:fill-color="#d0d1e6"/>
    </style:style>
    <style:style style:name="gr35" style:family="graphic" style:parent-style-name="standard">
      <style:graphic-properties draw:stroke="none" draw:fill="solid" draw:fill-color="#9e9ac8"/>
    </style:style>
    <style:style style:name="gr36" style:family="graphic" style:parent-style-name="standard">
      <style:graphic-properties draw:stroke="none" draw:fill="solid" draw:fill-color="#7567af"/>
    </style:style>
    <style:style style:name="gr37" style:family="graphic" style:parent-style-name="standard">
      <style:graphic-properties draw:stroke="none" draw:fill="solid" draw:fill-color="#4e1c8a"/>
    </style:style>
    <style:style style:name="gr38" style:family="graphic" style:parent-style-name="standard">
      <style:graphic-properties draw:stroke="none" draw:fill="solid" draw:fill-color="#3f007d"/>
    </style:style>
    <style:style style:name="gr39" style:family="graphic" style:parent-style-name="standard">
      <style:graphic-properties draw:stroke="none" draw:fill="solid" draw:fill-color="#000000"/>
    </style:style>
    <style:style style:name="gr40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4" style:family="graphic" style:parent-style-name="standard">
      <style:graphic-properties draw:stroke="none" draw:fill="solid" draw:fill-color="#dbf1d6"/>
    </style:style>
    <style:style style:name="gr45" style:family="graphic" style:parent-style-name="standard">
      <style:graphic-properties draw:stroke="none" draw:fill="solid" draw:fill-color="#dbf1d5"/>
    </style:style>
    <style:style style:name="gr46" style:family="graphic" style:parent-style-name="standard">
      <style:graphic-properties draw:stroke="none" draw:fill="solid" draw:fill-color="#daf0d4"/>
    </style:style>
    <style:style style:name="gr47" style:family="graphic" style:parent-style-name="standard">
      <style:graphic-properties draw:stroke="none" draw:fill="solid" draw:fill-color="#e7f6e2"/>
    </style:style>
    <style:style style:name="gr48" style:family="graphic" style:parent-style-name="standard">
      <style:graphic-properties draw:stroke="none" draw:fill="solid" draw:fill-color="#e5f5e1"/>
    </style:style>
    <style:style style:name="gr49" style:family="graphic" style:parent-style-name="standard">
      <style:graphic-properties draw:stroke="none" draw:fill="solid" draw:fill-color="#e6f5e1"/>
    </style:style>
    <style:style style:name="gr50" style:family="graphic" style:parent-style-name="standard">
      <style:graphic-properties draw:stroke="none" draw:fill="solid" draw:fill-color="#e8f6e4"/>
    </style:style>
    <style:style style:name="gr51" style:family="graphic" style:parent-style-name="standard">
      <style:graphic-properties draw:stroke="none" draw:fill="solid" draw:fill-color="#e8f6e3"/>
    </style:style>
    <style:style style:name="gr52" style:family="graphic" style:parent-style-name="standard">
      <style:graphic-properties draw:stroke="none" draw:fill="solid" draw:fill-color="#e9f7e5"/>
    </style:style>
    <style:style style:name="gr53" style:family="graphic" style:parent-style-name="standard">
      <style:graphic-properties draw:stroke="none" draw:fill="solid" draw:fill-color="#eaf7e6"/>
    </style:style>
    <style:style style:name="gr54" style:family="graphic" style:parent-style-name="standard">
      <style:graphic-properties draw:stroke="none" draw:fill="solid" draw:fill-color="#e7f6e3"/>
    </style:style>
    <style:style style:name="gr55" style:family="graphic" style:parent-style-name="standard">
      <style:graphic-properties draw:stroke="none" draw:fill="solid" draw:fill-color="#55b567"/>
    </style:style>
    <style:style style:name="gr56" style:family="graphic" style:parent-style-name="standard">
      <style:graphic-properties draw:stroke="none" draw:fill="solid" draw:fill-color="#38a156"/>
    </style:style>
    <style:style style:name="gr57" style:family="graphic" style:parent-style-name="standard">
      <style:graphic-properties draw:stroke="none" draw:fill="solid" draw:fill-color="#248c46"/>
    </style:style>
    <style:style style:name="gr58" style:family="graphic" style:parent-style-name="standard">
      <style:graphic-properties draw:stroke="none" draw:fill="solid" draw:fill-color="#16803c"/>
    </style:style>
    <style:style style:name="gr59" style:family="graphic" style:parent-style-name="standard">
      <style:graphic-properties draw:stroke="none" draw:fill="solid" draw:fill-color="#0c7735"/>
    </style:style>
    <style:style style:name="gr60" style:family="graphic" style:parent-style-name="standard">
      <style:graphic-properties draw:stroke="none" draw:fill="solid" draw:fill-color="#077331"/>
    </style:style>
    <style:style style:name="gr61" style:family="graphic" style:parent-style-name="standard">
      <style:graphic-properties draw:stroke="none" draw:fill="solid" draw:fill-color="#3ca559"/>
    </style:style>
    <style:style style:name="gr62" style:family="graphic" style:parent-style-name="standard">
      <style:graphic-properties draw:stroke="none" draw:fill="solid" draw:fill-color="#3aa357"/>
    </style:style>
    <style:style style:name="gr63" style:family="graphic" style:parent-style-name="standard">
      <style:graphic-properties draw:stroke="none" draw:fill="solid" draw:fill-color="#3fa95c"/>
    </style:style>
    <style:style style:name="gr64" style:family="graphic" style:parent-style-name="standard">
      <style:graphic-properties draw:stroke="none" draw:fill="solid" draw:fill-color="#60ba6c"/>
    </style:style>
    <style:style style:name="gr65" style:family="graphic" style:parent-style-name="standard">
      <style:graphic-properties draw:stroke="none" draw:fill="solid" draw:fill-color="#76c578"/>
    </style:style>
    <style:style style:name="gr66" style:family="graphic" style:parent-style-name="standard">
      <style:graphic-properties draw:stroke="none" draw:fill="solid" draw:fill-color="#9bd696"/>
    </style:style>
    <style:style style:name="gr67" style:family="graphic" style:parent-style-name="standard">
      <style:graphic-properties draw:stroke="none" draw:fill="solid" draw:fill-color="#acdea6"/>
    </style:style>
    <style:style style:name="gr68" style:family="graphic" style:parent-style-name="standard">
      <style:graphic-properties draw:stroke="none" draw:fill="solid" draw:fill-color="#b8e3b2"/>
    </style:style>
    <style:style style:name="gr69" style:family="graphic" style:parent-style-name="standard">
      <style:graphic-properties draw:stroke="none" draw:fill="solid" draw:fill-color="#c1e6ba"/>
    </style:style>
    <style:style style:name="gr70" style:family="graphic" style:parent-style-name="standard">
      <style:graphic-properties draw:stroke="none" draw:fill="solid" draw:fill-color="#cfecc9"/>
    </style:style>
    <style:style style:name="gr71" style:family="graphic" style:parent-style-name="standard">
      <style:graphic-properties draw:stroke="none" draw:fill="solid" draw:fill-color="#e1f3dc"/>
    </style:style>
    <style:style style:name="gr72" style:family="graphic" style:parent-style-name="standard">
      <style:graphic-properties draw:stroke="none" draw:fill="solid" draw:fill-color="#e4f5df"/>
    </style:style>
    <style:style style:name="gr73" style:family="graphic" style:parent-style-name="standard">
      <style:graphic-properties draw:stroke="none" draw:fill="solid" draw:fill-color="#dff3da"/>
    </style:style>
    <style:style style:name="gr74" style:family="graphic" style:parent-style-name="standard">
      <style:graphic-properties draw:stroke="none" draw:fill="solid" draw:fill-color="#dcf2d7"/>
    </style:style>
    <style:style style:name="gr75" style:family="graphic" style:parent-style-name="standard">
      <style:graphic-properties draw:stroke="none" draw:fill="solid" draw:fill-color="#d7efd1"/>
    </style:style>
    <style:style style:name="gr76" style:family="graphic" style:parent-style-name="standard">
      <style:graphic-properties draw:stroke="none" draw:fill="solid" draw:fill-color="#d3eecd"/>
    </style:style>
    <style:style style:name="gr77" style:family="graphic" style:parent-style-name="standard">
      <style:graphic-properties draw:stroke="none" draw:fill="solid" draw:fill-color="#d2edcc"/>
    </style:style>
    <style:style style:name="gr78" style:family="graphic" style:parent-style-name="standard">
      <style:graphic-properties draw:stroke="none" draw:fill="solid" draw:fill-color="#d0edca"/>
    </style:style>
    <style:style style:name="gr79" style:family="graphic" style:parent-style-name="standard">
      <style:graphic-properties draw:stroke="none" draw:fill="solid" draw:fill-color="#d6efd0"/>
    </style:style>
    <style:style style:name="gr80" style:family="graphic" style:parent-style-name="standard">
      <style:graphic-properties draw:stroke="none" draw:fill="solid" draw:fill-color="#e2f4dd"/>
    </style:style>
    <style:style style:name="gr81" style:family="graphic" style:parent-style-name="standard">
      <style:graphic-properties draw:stroke="none" draw:fill="solid" draw:fill-color="#ebf7e7"/>
    </style:style>
    <style:style style:name="gr82" style:family="graphic" style:parent-style-name="standard">
      <style:graphic-properties draw:stroke="none" draw:fill="solid" draw:fill-color="#ecf8e8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35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solid" draw:fill-color="#fee5d8"/>
    </style:style>
    <style:style style:name="gr85" style:family="graphic" style:parent-style-name="standard">
      <style:graphic-properties draw:stroke="none" draw:fill="solid" draw:fill-color="#fee3d7"/>
    </style:style>
    <style:style style:name="gr86" style:family="graphic" style:parent-style-name="standard">
      <style:graphic-properties draw:stroke="none" draw:fill="solid" draw:fill-color="#fee3d6"/>
    </style:style>
    <style:style style:name="gr87" style:family="graphic" style:parent-style-name="standard">
      <style:graphic-properties draw:stroke="none" draw:fill="solid" draw:fill-color="#ffebe2"/>
    </style:style>
    <style:style style:name="gr88" style:family="graphic" style:parent-style-name="standard">
      <style:graphic-properties draw:stroke="none" draw:fill="solid" draw:fill-color="#feeae0"/>
    </style:style>
    <style:style style:name="gr89" style:family="graphic" style:parent-style-name="standard">
      <style:graphic-properties draw:stroke="none" draw:fill="solid" draw:fill-color="#fee8de"/>
    </style:style>
    <style:style style:name="gr90" style:family="graphic" style:parent-style-name="standard">
      <style:graphic-properties draw:stroke="none" draw:fill="solid" draw:fill-color="#fee7dc"/>
    </style:style>
    <style:style style:name="gr91" style:family="graphic" style:parent-style-name="standard">
      <style:graphic-properties draw:stroke="none" draw:fill="solid" draw:fill-color="#fee8dd"/>
    </style:style>
    <style:style style:name="gr92" style:family="graphic" style:parent-style-name="standard">
      <style:graphic-properties draw:stroke="none" draw:fill="solid" draw:fill-color="#feeae1"/>
    </style:style>
    <style:style style:name="gr93" style:family="graphic" style:parent-style-name="standard">
      <style:graphic-properties draw:stroke="none" draw:fill="solid" draw:fill-color="#fee9df"/>
    </style:style>
    <style:style style:name="gr94" style:family="graphic" style:parent-style-name="standard">
      <style:graphic-properties draw:stroke="none" draw:fill="solid" draw:fill-color="#fee2d5"/>
    </style:style>
    <style:style style:name="gr95" style:family="graphic" style:parent-style-name="standard">
      <style:graphic-properties draw:stroke="none" draw:fill="solid" draw:fill-color="#fee6da"/>
    </style:style>
    <style:style style:name="gr96" style:family="graphic" style:parent-style-name="standard">
      <style:graphic-properties draw:stroke="none" draw:fill="solid" draw:fill-color="#fee7db"/>
    </style:style>
    <style:style style:name="gr97" style:family="graphic" style:parent-style-name="standard">
      <style:graphic-properties draw:stroke="none" draw:fill="solid" draw:fill-color="#fdd4c2"/>
    </style:style>
    <style:style style:name="gr98" style:family="graphic" style:parent-style-name="standard">
      <style:graphic-properties draw:stroke="none" draw:fill="solid" draw:fill-color="#fdd1be"/>
    </style:style>
    <style:style style:name="gr99" style:family="graphic" style:parent-style-name="standard">
      <style:graphic-properties draw:stroke="none" draw:fill="solid" draw:fill-color="#fdd0bc"/>
    </style:style>
    <style:style style:name="gr100" style:family="graphic" style:parent-style-name="standard">
      <style:graphic-properties draw:stroke="none" draw:fill="solid" draw:fill-color="#fdccb8"/>
    </style:style>
    <style:style style:name="gr101" style:family="graphic" style:parent-style-name="standard">
      <style:graphic-properties draw:stroke="none" draw:fill="solid" draw:fill-color="#fdcdb9"/>
    </style:style>
    <style:style style:name="gr102" style:family="graphic" style:parent-style-name="standard">
      <style:graphic-properties draw:stroke="none" draw:fill="solid" draw:fill-color="#fdcab5"/>
    </style:style>
    <style:style style:name="gr103" style:family="graphic" style:parent-style-name="standard">
      <style:graphic-properties draw:stroke="none" draw:fill="solid" draw:fill-color="#fee1d3"/>
    </style:style>
    <style:style style:name="gr104" style:family="graphic" style:parent-style-name="standard">
      <style:graphic-properties draw:stroke="none" draw:fill="solid" draw:fill-color="#fee1d4"/>
    </style:style>
    <style:style style:name="gr105" style:family="graphic" style:parent-style-name="standard">
      <style:graphic-properties draw:stroke="none" draw:fill="solid" draw:fill-color="#fed9c9"/>
    </style:style>
    <style:style style:name="gr106" style:family="graphic" style:parent-style-name="standard">
      <style:graphic-properties draw:stroke="none" draw:fill="solid" draw:fill-color="#fdcebb"/>
    </style:style>
    <style:style style:name="gr107" style:family="graphic" style:parent-style-name="standard">
      <style:graphic-properties draw:stroke="none" draw:fill="solid" draw:fill-color="#fdd3c1"/>
    </style:style>
    <style:style style:name="gr108" style:family="graphic" style:parent-style-name="standard">
      <style:graphic-properties draw:stroke="none" draw:fill="solid" draw:fill-color="#fdcbb6"/>
    </style:style>
    <style:style style:name="gr109" style:family="graphic" style:parent-style-name="standard">
      <style:graphic-properties draw:stroke="none" draw:fill="solid" draw:fill-color="#fedccd"/>
    </style:style>
    <style:style style:name="gr110" style:family="graphic" style:parent-style-name="standard">
      <style:graphic-properties draw:stroke="none" draw:fill="solid" draw:fill-color="#ffece3"/>
    </style:style>
    <style:style style:name="gr111" style:family="graphic" style:parent-style-name="standard">
      <style:graphic-properties draw:stroke="none" draw:fill="solid" draw:fill-color="#ffeee7"/>
    </style:style>
    <style:style style:name="gr112" style:family="graphic" style:parent-style-name="standard">
      <style:graphic-properties draw:stroke="none" draw:fill="solid" draw:fill-color="#ffece4"/>
    </style:style>
    <style:style style:name="gr113" style:family="graphic" style:parent-style-name="standard">
      <style:graphic-properties draw:stroke="none" draw:fill="solid" draw:fill-color="#fedaca"/>
    </style:style>
    <style:style style:name="gr114" style:family="graphic" style:parent-style-name="standard">
      <style:graphic-properties draw:stroke="none" draw:fill="solid" draw:fill-color="#fed8c7"/>
    </style:style>
    <style:style style:name="gr115" style:family="graphic" style:parent-style-name="standard">
      <style:graphic-properties draw:stroke="none" draw:fill="solid" draw:fill-color="#fdd2bf"/>
    </style:style>
    <style:style style:name="gr116" style:family="graphic" style:parent-style-name="standard">
      <style:graphic-properties draw:stroke="none" draw:fill="solid" draw:fill-color="#fedfd0"/>
    </style:style>
    <style:style style:name="gr117" style:family="graphic" style:parent-style-name="standard">
      <style:graphic-properties draw:stroke="none" draw:fill="solid" draw:fill-color="#fee0d2"/>
    </style:style>
    <style:style style:name="gr118" style:family="graphic" style:parent-style-name="standard">
      <style:graphic-properties draw:stroke="none" draw:fill="solid" draw:fill-color="#fee5d9"/>
    </style:style>
    <style:style style:name="gr119" style:family="graphic" style:parent-style-name="standard">
      <style:graphic-properties draw:stroke="none" draw:fill="solid" draw:fill-color="#ffefe8"/>
    </style:style>
    <style:style style:name="gr120" style:family="graphic" style:parent-style-name="standard">
      <style:graphic-properties draw:stroke="none" draw:fill="solid" draw:fill-color="#fff2ec"/>
    </style:style>
    <style:style style:name="gr121" style:family="graphic" style:parent-style-name="standard">
      <style:graphic-properties draw:stroke="none" draw:fill="solid" draw:fill-color="#fff5f0"/>
    </style:style>
    <style:style style:name="gr122" style:family="graphic" style:parent-style-name="standard">
      <style:graphic-properties draw:stroke="none" draw:fill="solid" draw:fill-color="#fff4ef"/>
    </style:style>
    <style:style style:name="gr123" style:family="graphic" style:parent-style-name="standard">
      <style:graphic-properties draw:stroke="none" draw:fill="solid" draw:fill-color="#fff4ee"/>
    </style:style>
    <style:style style:name="gr124" style:family="graphic" style:parent-style-name="standard">
      <style:graphic-properties draw:stroke="none" draw:fill="solid" draw:fill-color="#fff1ea"/>
    </style:style>
    <style:style style:name="gr125" style:family="graphic" style:parent-style-name="standard">
      <style:graphic-properties draw:stroke="none" draw:fill="solid" draw:fill-color="#fff2eb"/>
    </style:style>
    <style:style style:name="gr126" style:family="graphic" style:parent-style-name="standard">
      <style:graphic-properties draw:stroke="none" draw:fill="solid" draw:fill-color="#fc9474"/>
    </style:style>
    <style:style style:name="gr127" style:family="graphic" style:parent-style-name="standard">
      <style:graphic-properties draw:stroke="none" draw:fill="solid" draw:fill-color="#ee3a2c"/>
    </style:style>
    <style:style style:name="gr128" style:family="graphic" style:parent-style-name="standard">
      <style:graphic-properties draw:stroke="none" draw:fill="solid" draw:fill-color="#bb141a"/>
    </style:style>
    <style:style style:name="gr129" style:family="graphic" style:parent-style-name="standard">
      <style:graphic-properties draw:stroke="none" draw:fill="solid" draw:fill-color="#b81419"/>
    </style:style>
    <style:style style:name="gr130" style:family="graphic" style:parent-style-name="standard">
      <style:graphic-properties draw:stroke="none" draw:fill="solid" draw:fill-color="#67000d"/>
    </style:style>
    <style:style style:name="gr131" style:family="graphic" style:parent-style-name="standard">
      <style:graphic-properties draw:stroke="none" draw:fill="solid" draw:fill-color="#8a0812"/>
    </style:style>
    <style:style style:name="gr132" style:family="graphic" style:parent-style-name="standard">
      <style:graphic-properties draw:stroke="none" draw:fill="solid" draw:fill-color="#ed392b"/>
    </style:style>
    <style:style style:name="gr133" style:family="graphic" style:parent-style-name="standard">
      <style:graphic-properties draw:stroke="none" draw:fill="solid" draw:fill-color="#fb6d4d"/>
    </style:style>
    <style:style style:name="gr134" style:family="graphic" style:parent-style-name="standard">
      <style:graphic-properties draw:stroke="none" draw:fill="solid" draw:fill-color="#fc8161"/>
    </style:style>
    <style:style style:name="gr135" style:family="graphic" style:parent-style-name="standard">
      <style:graphic-properties draw:stroke="none" draw:fill="solid" draw:fill-color="#fb7555"/>
    </style:style>
    <style:style style:name="gr136" style:family="graphic" style:parent-style-name="standard">
      <style:graphic-properties draw:stroke="none" draw:fill="solid" draw:fill-color="#fcb095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3pt" fo:font-style="italic" style:font-size-asian="49.7999992370606pt" style:font-style-asian="italic" style:font-size-complex="49.7999992370606pt" style:font-style-complex="italic"/>
    </style:style>
    <style:style style:name="P5" style:family="paragraph">
      <loext:graphic-properties draw:fill="none"/>
      <style:paragraph-properties fo:text-align="start" style:writing-mode="lr-tb"/>
      <style:text-properties fo:font-size="7pt" fo:font-style="italic" style:font-size-asian="7pt" style:font-size-complex="7pt"/>
    </style:style>
    <style:style style:name="P6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7" style:family="paragraph">
      <loext:graphic-properties draw:fill="none"/>
      <style:paragraph-properties fo:text-align="start" style:writing-mode="lr-tb"/>
      <style:text-properties fo:font-size="7pt" fo:font-style="italic" style:font-size-asian="29.8999996185303pt" style:font-style-asian="italic" style:font-size-complex="29.8999996185303pt" style:font-style-complex="italic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f8f6fa"/>
    </style:style>
    <style:style style:name="P10" style:family="paragraph">
      <loext:graphic-properties draw:fill="solid" draw:fill-color="#fcfbfd"/>
    </style:style>
    <style:style style:name="P11" style:family="paragraph">
      <loext:graphic-properties draw:fill="solid" draw:fill-color="#fbfafc"/>
    </style:style>
    <style:style style:name="P12" style:family="paragraph">
      <loext:graphic-properties draw:fill="solid" draw:fill-color="#faf9fc"/>
    </style:style>
    <style:style style:name="P13" style:family="paragraph">
      <loext:graphic-properties draw:fill="solid" draw:fill-color="#e6e5f1"/>
    </style:style>
    <style:style style:name="P14" style:family="paragraph">
      <loext:graphic-properties draw:fill="solid" draw:fill-color="#8683bd"/>
    </style:style>
    <style:style style:name="P15" style:family="paragraph">
      <loext:graphic-properties draw:fill="solid" draw:fill-color="#796eb2"/>
    </style:style>
    <style:style style:name="P16" style:family="paragraph">
      <loext:graphic-properties draw:fill="solid" draw:fill-color="#7669af"/>
    </style:style>
    <style:style style:name="P17" style:family="paragraph">
      <loext:graphic-properties draw:fill="solid" draw:fill-color="#694fa2"/>
    </style:style>
    <style:style style:name="P18" style:family="paragraph">
      <loext:graphic-properties draw:fill="solid" draw:fill-color="#674ba0"/>
    </style:style>
    <style:style style:name="P19" style:family="paragraph">
      <loext:graphic-properties draw:fill="solid" draw:fill-color="#63449d"/>
    </style:style>
    <style:style style:name="P20" style:family="paragraph">
      <loext:graphic-properties draw:fill="solid" draw:fill-color="#63439c"/>
    </style:style>
    <style:style style:name="P21" style:family="paragraph">
      <loext:graphic-properties draw:fill="solid" draw:fill-color="#684da1"/>
    </style:style>
    <style:style style:name="P22" style:family="paragraph">
      <loext:graphic-properties draw:fill="solid" draw:fill-color="#674ca1"/>
    </style:style>
    <style:style style:name="P23" style:family="paragraph">
      <loext:graphic-properties draw:fill="solid" draw:fill-color="#6a51a3"/>
    </style:style>
    <style:style style:name="P24" style:family="paragraph">
      <loext:graphic-properties draw:fill="solid" draw:fill-color="#6d57a6"/>
    </style:style>
    <style:style style:name="P25" style:family="paragraph">
      <loext:graphic-properties draw:fill="solid" draw:fill-color="#7465ad"/>
    </style:style>
    <style:style style:name="P26" style:family="paragraph">
      <loext:graphic-properties draw:fill="solid" draw:fill-color="#c1c2df"/>
    </style:style>
    <style:style style:name="P27" style:family="paragraph">
      <loext:graphic-properties draw:fill="solid" draw:fill-color="#e3e2ef"/>
    </style:style>
    <style:style style:name="P28" style:family="paragraph">
      <loext:graphic-properties draw:fill="solid" draw:fill-color="#efedf5"/>
    </style:style>
    <style:style style:name="P29" style:family="paragraph">
      <loext:graphic-properties draw:fill="solid" draw:fill-color="#f3f2f8"/>
    </style:style>
    <style:style style:name="P30" style:family="paragraph">
      <loext:graphic-properties draw:fill="solid" draw:fill-color="#f5f4f9"/>
    </style:style>
    <style:style style:name="P31" style:family="paragraph">
      <loext:graphic-properties draw:fill="solid" draw:fill-color="#d0d1e6"/>
    </style:style>
    <style:style style:name="P32" style:family="paragraph">
      <loext:graphic-properties draw:fill="solid" draw:fill-color="#9e9ac8"/>
    </style:style>
    <style:style style:name="P33" style:family="paragraph">
      <loext:graphic-properties draw:fill="solid" draw:fill-color="#7567af"/>
    </style:style>
    <style:style style:name="P34" style:family="paragraph">
      <loext:graphic-properties draw:fill="solid" draw:fill-color="#4e1c8a"/>
    </style:style>
    <style:style style:name="P35" style:family="paragraph">
      <loext:graphic-properties draw:fill="solid" draw:fill-color="#3f007d"/>
    </style:style>
    <style:style style:name="P36" style:family="paragraph">
      <loext:graphic-properties draw:fill="solid" draw:fill-color="#000000"/>
    </style:style>
    <style:style style:name="P37" style:family="paragraph">
      <loext:graphic-properties draw:fill="none"/>
    </style:style>
    <style:style style:name="P38" style:family="paragraph">
      <loext:graphic-properties draw:fill="none"/>
      <style:text-properties fo:font-size="10pt" style:font-size-asian="10pt" style:font-size-complex="10pt"/>
    </style:style>
    <style:style style:name="P39" style:family="paragraph">
      <loext:graphic-properties draw:fill="solid" draw:fill-color="#dbf1d6"/>
    </style:style>
    <style:style style:name="P40" style:family="paragraph">
      <loext:graphic-properties draw:fill="solid" draw:fill-color="#dbf1d5"/>
    </style:style>
    <style:style style:name="P41" style:family="paragraph">
      <loext:graphic-properties draw:fill="solid" draw:fill-color="#daf0d4"/>
    </style:style>
    <style:style style:name="P42" style:family="paragraph">
      <loext:graphic-properties draw:fill="solid" draw:fill-color="#e7f6e2"/>
    </style:style>
    <style:style style:name="P43" style:family="paragraph">
      <loext:graphic-properties draw:fill="solid" draw:fill-color="#e5f5e1"/>
    </style:style>
    <style:style style:name="P44" style:family="paragraph">
      <loext:graphic-properties draw:fill="solid" draw:fill-color="#e6f5e1"/>
    </style:style>
    <style:style style:name="P45" style:family="paragraph">
      <loext:graphic-properties draw:fill="solid" draw:fill-color="#e8f6e4"/>
    </style:style>
    <style:style style:name="P46" style:family="paragraph">
      <loext:graphic-properties draw:fill="solid" draw:fill-color="#e8f6e3"/>
    </style:style>
    <style:style style:name="P47" style:family="paragraph">
      <loext:graphic-properties draw:fill="solid" draw:fill-color="#e9f7e5"/>
    </style:style>
    <style:style style:name="P48" style:family="paragraph">
      <loext:graphic-properties draw:fill="solid" draw:fill-color="#eaf7e6"/>
    </style:style>
    <style:style style:name="P49" style:family="paragraph">
      <loext:graphic-properties draw:fill="solid" draw:fill-color="#e7f6e3"/>
    </style:style>
    <style:style style:name="P50" style:family="paragraph">
      <loext:graphic-properties draw:fill="solid" draw:fill-color="#55b567"/>
    </style:style>
    <style:style style:name="P51" style:family="paragraph">
      <loext:graphic-properties draw:fill="solid" draw:fill-color="#38a156"/>
    </style:style>
    <style:style style:name="P52" style:family="paragraph">
      <loext:graphic-properties draw:fill="solid" draw:fill-color="#248c46"/>
    </style:style>
    <style:style style:name="P53" style:family="paragraph">
      <loext:graphic-properties draw:fill="solid" draw:fill-color="#16803c"/>
    </style:style>
    <style:style style:name="P54" style:family="paragraph">
      <loext:graphic-properties draw:fill="solid" draw:fill-color="#0c7735"/>
    </style:style>
    <style:style style:name="P55" style:family="paragraph">
      <loext:graphic-properties draw:fill="solid" draw:fill-color="#077331"/>
    </style:style>
    <style:style style:name="P56" style:family="paragraph">
      <loext:graphic-properties draw:fill="solid" draw:fill-color="#3ca559"/>
    </style:style>
    <style:style style:name="P57" style:family="paragraph">
      <loext:graphic-properties draw:fill="solid" draw:fill-color="#3aa357"/>
    </style:style>
    <style:style style:name="P58" style:family="paragraph">
      <loext:graphic-properties draw:fill="solid" draw:fill-color="#3fa95c"/>
    </style:style>
    <style:style style:name="P59" style:family="paragraph">
      <loext:graphic-properties draw:fill="solid" draw:fill-color="#60ba6c"/>
    </style:style>
    <style:style style:name="P60" style:family="paragraph">
      <loext:graphic-properties draw:fill="solid" draw:fill-color="#76c578"/>
    </style:style>
    <style:style style:name="P61" style:family="paragraph">
      <loext:graphic-properties draw:fill="solid" draw:fill-color="#9bd696"/>
    </style:style>
    <style:style style:name="P62" style:family="paragraph">
      <loext:graphic-properties draw:fill="solid" draw:fill-color="#acdea6"/>
    </style:style>
    <style:style style:name="P63" style:family="paragraph">
      <loext:graphic-properties draw:fill="solid" draw:fill-color="#b8e3b2"/>
    </style:style>
    <style:style style:name="P64" style:family="paragraph">
      <loext:graphic-properties draw:fill="solid" draw:fill-color="#c1e6ba"/>
    </style:style>
    <style:style style:name="P65" style:family="paragraph">
      <loext:graphic-properties draw:fill="solid" draw:fill-color="#cfecc9"/>
    </style:style>
    <style:style style:name="P66" style:family="paragraph">
      <loext:graphic-properties draw:fill="solid" draw:fill-color="#e1f3dc"/>
    </style:style>
    <style:style style:name="P67" style:family="paragraph">
      <loext:graphic-properties draw:fill="solid" draw:fill-color="#e4f5df"/>
    </style:style>
    <style:style style:name="P68" style:family="paragraph">
      <loext:graphic-properties draw:fill="solid" draw:fill-color="#dff3da"/>
    </style:style>
    <style:style style:name="P69" style:family="paragraph">
      <loext:graphic-properties draw:fill="solid" draw:fill-color="#dcf2d7"/>
    </style:style>
    <style:style style:name="P70" style:family="paragraph">
      <loext:graphic-properties draw:fill="solid" draw:fill-color="#d7efd1"/>
    </style:style>
    <style:style style:name="P71" style:family="paragraph">
      <loext:graphic-properties draw:fill="solid" draw:fill-color="#d3eecd"/>
    </style:style>
    <style:style style:name="P72" style:family="paragraph">
      <loext:graphic-properties draw:fill="solid" draw:fill-color="#d2edcc"/>
    </style:style>
    <style:style style:name="P73" style:family="paragraph">
      <loext:graphic-properties draw:fill="solid" draw:fill-color="#d0edca"/>
    </style:style>
    <style:style style:name="P74" style:family="paragraph">
      <loext:graphic-properties draw:fill="solid" draw:fill-color="#d6efd0"/>
    </style:style>
    <style:style style:name="P75" style:family="paragraph">
      <loext:graphic-properties draw:fill="solid" draw:fill-color="#e2f4dd"/>
    </style:style>
    <style:style style:name="P76" style:family="paragraph">
      <loext:graphic-properties draw:fill="solid" draw:fill-color="#ebf7e7"/>
    </style:style>
    <style:style style:name="P77" style:family="paragraph">
      <loext:graphic-properties draw:fill="solid" draw:fill-color="#ecf8e8"/>
    </style:style>
    <style:style style:name="P7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79" style:family="paragraph">
      <loext:graphic-properties draw:fill="solid" draw:fill-color="#fee5d8"/>
    </style:style>
    <style:style style:name="P80" style:family="paragraph">
      <loext:graphic-properties draw:fill="solid" draw:fill-color="#fee3d7"/>
    </style:style>
    <style:style style:name="P81" style:family="paragraph">
      <loext:graphic-properties draw:fill="solid" draw:fill-color="#fee3d6"/>
    </style:style>
    <style:style style:name="P82" style:family="paragraph">
      <loext:graphic-properties draw:fill="solid" draw:fill-color="#ffebe2"/>
    </style:style>
    <style:style style:name="P83" style:family="paragraph">
      <loext:graphic-properties draw:fill="solid" draw:fill-color="#feeae0"/>
    </style:style>
    <style:style style:name="P84" style:family="paragraph">
      <loext:graphic-properties draw:fill="solid" draw:fill-color="#fee8de"/>
    </style:style>
    <style:style style:name="P85" style:family="paragraph">
      <loext:graphic-properties draw:fill="solid" draw:fill-color="#fee7dc"/>
    </style:style>
    <style:style style:name="P86" style:family="paragraph">
      <loext:graphic-properties draw:fill="solid" draw:fill-color="#fee8dd"/>
    </style:style>
    <style:style style:name="P87" style:family="paragraph">
      <loext:graphic-properties draw:fill="solid" draw:fill-color="#feeae1"/>
    </style:style>
    <style:style style:name="P88" style:family="paragraph">
      <loext:graphic-properties draw:fill="solid" draw:fill-color="#fee9df"/>
    </style:style>
    <style:style style:name="P89" style:family="paragraph">
      <loext:graphic-properties draw:fill="solid" draw:fill-color="#fee2d5"/>
    </style:style>
    <style:style style:name="P90" style:family="paragraph">
      <loext:graphic-properties draw:fill="solid" draw:fill-color="#fee6da"/>
    </style:style>
    <style:style style:name="P91" style:family="paragraph">
      <loext:graphic-properties draw:fill="solid" draw:fill-color="#fee7db"/>
    </style:style>
    <style:style style:name="P92" style:family="paragraph">
      <loext:graphic-properties draw:fill="solid" draw:fill-color="#fdd4c2"/>
    </style:style>
    <style:style style:name="P93" style:family="paragraph">
      <loext:graphic-properties draw:fill="solid" draw:fill-color="#fdd1be"/>
    </style:style>
    <style:style style:name="P94" style:family="paragraph">
      <loext:graphic-properties draw:fill="solid" draw:fill-color="#fdd0bc"/>
    </style:style>
    <style:style style:name="P95" style:family="paragraph">
      <loext:graphic-properties draw:fill="solid" draw:fill-color="#fdccb8"/>
    </style:style>
    <style:style style:name="P96" style:family="paragraph">
      <loext:graphic-properties draw:fill="solid" draw:fill-color="#fdcdb9"/>
    </style:style>
    <style:style style:name="P97" style:family="paragraph">
      <loext:graphic-properties draw:fill="solid" draw:fill-color="#fdcab5"/>
    </style:style>
    <style:style style:name="P98" style:family="paragraph">
      <loext:graphic-properties draw:fill="solid" draw:fill-color="#fee1d3"/>
    </style:style>
    <style:style style:name="P99" style:family="paragraph">
      <loext:graphic-properties draw:fill="solid" draw:fill-color="#fee1d4"/>
    </style:style>
    <style:style style:name="P100" style:family="paragraph">
      <loext:graphic-properties draw:fill="solid" draw:fill-color="#fed9c9"/>
    </style:style>
    <style:style style:name="P101" style:family="paragraph">
      <loext:graphic-properties draw:fill="solid" draw:fill-color="#fdcebb"/>
    </style:style>
    <style:style style:name="P102" style:family="paragraph">
      <loext:graphic-properties draw:fill="solid" draw:fill-color="#fdd3c1"/>
    </style:style>
    <style:style style:name="P103" style:family="paragraph">
      <loext:graphic-properties draw:fill="solid" draw:fill-color="#fdcbb6"/>
    </style:style>
    <style:style style:name="P104" style:family="paragraph">
      <loext:graphic-properties draw:fill="solid" draw:fill-color="#fedccd"/>
    </style:style>
    <style:style style:name="P105" style:family="paragraph">
      <loext:graphic-properties draw:fill="solid" draw:fill-color="#ffece3"/>
    </style:style>
    <style:style style:name="P106" style:family="paragraph">
      <loext:graphic-properties draw:fill="solid" draw:fill-color="#ffeee7"/>
    </style:style>
    <style:style style:name="P107" style:family="paragraph">
      <loext:graphic-properties draw:fill="solid" draw:fill-color="#ffece4"/>
    </style:style>
    <style:style style:name="P108" style:family="paragraph">
      <loext:graphic-properties draw:fill="solid" draw:fill-color="#fedaca"/>
    </style:style>
    <style:style style:name="P109" style:family="paragraph">
      <loext:graphic-properties draw:fill="solid" draw:fill-color="#fed8c7"/>
    </style:style>
    <style:style style:name="P110" style:family="paragraph">
      <loext:graphic-properties draw:fill="solid" draw:fill-color="#fdd2bf"/>
    </style:style>
    <style:style style:name="P111" style:family="paragraph">
      <loext:graphic-properties draw:fill="solid" draw:fill-color="#fedfd0"/>
    </style:style>
    <style:style style:name="P112" style:family="paragraph">
      <loext:graphic-properties draw:fill="solid" draw:fill-color="#fee0d2"/>
    </style:style>
    <style:style style:name="P113" style:family="paragraph">
      <loext:graphic-properties draw:fill="solid" draw:fill-color="#fee5d9"/>
    </style:style>
    <style:style style:name="P114" style:family="paragraph">
      <loext:graphic-properties draw:fill="solid" draw:fill-color="#ffefe8"/>
    </style:style>
    <style:style style:name="P115" style:family="paragraph">
      <loext:graphic-properties draw:fill="solid" draw:fill-color="#fff2ec"/>
    </style:style>
    <style:style style:name="P116" style:family="paragraph">
      <loext:graphic-properties draw:fill="solid" draw:fill-color="#fff5f0"/>
    </style:style>
    <style:style style:name="P117" style:family="paragraph">
      <loext:graphic-properties draw:fill="solid" draw:fill-color="#fff4ef"/>
    </style:style>
    <style:style style:name="P118" style:family="paragraph">
      <loext:graphic-properties draw:fill="solid" draw:fill-color="#fff4ee"/>
    </style:style>
    <style:style style:name="P119" style:family="paragraph">
      <loext:graphic-properties draw:fill="solid" draw:fill-color="#fff1ea"/>
    </style:style>
    <style:style style:name="P120" style:family="paragraph">
      <loext:graphic-properties draw:fill="solid" draw:fill-color="#fff2eb"/>
    </style:style>
    <style:style style:name="P121" style:family="paragraph">
      <loext:graphic-properties draw:fill="solid" draw:fill-color="#fc9474"/>
    </style:style>
    <style:style style:name="P122" style:family="paragraph">
      <loext:graphic-properties draw:fill="solid" draw:fill-color="#ee3a2c"/>
    </style:style>
    <style:style style:name="P123" style:family="paragraph">
      <loext:graphic-properties draw:fill="solid" draw:fill-color="#bb141a"/>
    </style:style>
    <style:style style:name="P124" style:family="paragraph">
      <loext:graphic-properties draw:fill="solid" draw:fill-color="#b81419"/>
    </style:style>
    <style:style style:name="P125" style:family="paragraph">
      <loext:graphic-properties draw:fill="solid" draw:fill-color="#67000d"/>
    </style:style>
    <style:style style:name="P126" style:family="paragraph">
      <loext:graphic-properties draw:fill="solid" draw:fill-color="#8a0812"/>
    </style:style>
    <style:style style:name="P127" style:family="paragraph">
      <loext:graphic-properties draw:fill="solid" draw:fill-color="#ed392b"/>
    </style:style>
    <style:style style:name="P128" style:family="paragraph">
      <loext:graphic-properties draw:fill="solid" draw:fill-color="#fb6d4d"/>
    </style:style>
    <style:style style:name="P129" style:family="paragraph">
      <loext:graphic-properties draw:fill="solid" draw:fill-color="#fc8161"/>
    </style:style>
    <style:style style:name="P130" style:family="paragraph">
      <loext:graphic-properties draw:fill="solid" draw:fill-color="#fb7555"/>
    </style:style>
    <style:style style:name="P131" style:family="paragraph">
      <loext:graphic-properties draw:fill="solid" draw:fill-color="#fcb095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00000" style:font-name="NimbusRoman" fo:font-size="13pt" fo:font-style="italic" style:font-size-asian="49.7999992370606pt" style:font-style-asian="italic" style:font-name-complex="NimbusRoman" style:font-size-complex="49.7999992370606pt" style:font-style-complex="italic"/>
    </style:style>
    <style:style style:name="T4" style:family="text">
      <style:text-properties fo:color="#000000" style:font-name="NimbusRoman" fo:font-size="7pt" fo:font-style="italic" style:font-size-asian="7pt" style:font-name-complex="NimbusRoman" style:font-size-complex="7pt"/>
    </style:style>
    <style:style style:name="T5" style:family="text">
      <style:text-properties fo:color="#000000" style:font-name="OpenSymbol" fo:font-size="7pt" style:font-size-asian="7pt" style:font-name-complex="OpenSymbol" style:font-size-complex="7pt"/>
    </style:style>
    <style:style style:name="T6" style:family="text">
      <style:text-properties fo:color="#000000" style:font-name="NimbusRoman" fo:font-size="7pt" fo:font-style="italic" style:font-size-asian="29.8999996185303pt" style:font-style-asian="italic" style:font-name-complex="NimbusRoman" style:font-size-complex="29.8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37cm" svg:height="0.39cm" svg:x="10.781cm" svg:y="7.657cm">
          <draw:text-box>
            <text:p text:style-name="P1"><text:span text:style-name="T1">c</text:span><text:span text:style-name="T1">e</text:span><text:span text:style-name="T1">n</text:span><text:span text:style-name="T1">te</text:span><text:span text:style-name="T1">r </text:span><text:span text:style-name="T1">o</text:span><text:span text:style-name="T1">f </text:span><text:span text:style-name="T1">i</text:span><text:span text:style-name="T1">n</text:span><text:span text:style-name="T1">te</text:span><text:span text:style-name="T1">r</text:span><text:span text:style-name="T1">v</text:span><text:span text:style-name="T1">al </text:span><text:span text:style-name="T1">o</text:span><text:span text:style-name="T1">f </text:span><text:span text:style-name="T1">1</text:span><text:span text:style-name="T1">0 </text:span><text:span text:style-name="T1">p</text:span><text:span text:style-name="T1">at</text:span><text:span text:style-name="T1">c</text:span><text:span text:style-name="T1">h</text:span><text:span text:style-name="T1">e</text:span><text:span text:style-name="T1">d </text:span><text:span text:style-name="T1">la</text:span><text:span text:style-name="T1">y</text:span><text:span text:style-name="T1">er</text:span><text:span text:style-name="T1">s</text:span></text:p>
          </draw:text-box>
        </draw:frame>
        <draw:frame draw:style-name="gr2" draw:text-style-name="P3" draw:layer="layout" svg:width="4.104cm" svg:height="0.471cm" svg:x="1.535cm" svg:y="1.88cm">
          <draw:text-box>
            <text:p text:style-name="P1"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 </text:span><text:span text:style-name="T2">I</text:span><text:span text:style-name="T2">E </text:span><text:span text:style-name="T2">o</text:span><text:span text:style-name="T2">f </text:span><text:span text:style-name="T2">r</text:span><text:span text:style-name="T2">e</text:span><text:span text:style-name="T2">st</text:span><text:span text:style-name="T2">o</text:span><text:span text:style-name="T2">ri</text:span><text:span text:style-name="T2">n</text:span><text:span text:style-name="T2">g </text:span></text:p>
          </draw:text-box>
        </draw:frame>
        <draw:frame draw:style-name="gr3" draw:text-style-name="P4" draw:layer="layout" svg:width="0.254cm" svg:height="0.458cm" svg:x="5.674cm" svg:y="1.961cm">
          <draw:text-box>
            <text:p text:style-name="P1"><text:span text:style-name="T3">h</text:span></text:p>
          </draw:text-box>
        </draw:frame>
        <draw:frame draw:style-name="gr4" draw:text-style-name="P5" draw:layer="layout" svg:width="0.088cm" svg:height="0.247cm" svg:x="5.902cm" svg:y="2.228cm">
          <draw:text-box>
            <text:p text:style-name="P1"><text:span text:style-name="T4">i</text:span></text:p>
          </draw:text-box>
        </draw:frame>
        <draw:frame draw:style-name="gr5" draw:text-style-name="P6" draw:layer="layout" svg:width="0.159cm" svg:height="0.225cm" svg:x="5.867cm" svg:y="1.851cm">
          <draw:text-box>
            <text:p text:style-name="P1"><text:span text:style-name="T5">(</text:span></text:p>
          </draw:text-box>
        </draw:frame>
        <draw:frame draw:style-name="gr6" draw:text-style-name="P7" draw:layer="layout" svg:width="0.129cm" svg:height="0.32cm" svg:x="5.976cm" svg:y="1.861cm">
          <draw:text-box>
            <text:p text:style-name="P1"><text:span text:style-name="T6">l</text:span></text:p>
          </draw:text-box>
        </draw:frame>
        <draw:frame draw:style-name="gr7" draw:text-style-name="P6" draw:layer="layout" svg:width="0.088cm" svg:height="0.225cm" svg:x="6.064cm" svg:y="1.851cm">
          <draw:text-box>
            <text:p text:style-name="P1"><text:span text:style-name="T5">)</text:span></text:p>
          </draw:text-box>
        </draw:frame>
        <draw:frame draw:style-name="gr8" draw:text-style-name="P3" draw:layer="layout" svg:width="2.987cm" svg:height="0.471cm" svg:x="6.235cm" svg:y="1.881cm">
          <draw:text-box>
            <text:p text:style-name="P1"><text:span text:style-name="T2">o</text:span><text:span text:style-name="T2">v</text:span><text:span text:style-name="T2">e</text:span><text:span text:style-name="T2">r </text:span><text:span text:style-name="T2">4</text:span><text:span text:style-name="T2">0</text:span><text:span text:style-name="T2">0</text:span><text:span text:style-name="T2"> </text:span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s</text:span></text:p>
          </draw:text-box>
        </draw:frame>
        <draw:frame draw:style-name="gr2" draw:text-style-name="P3" draw:layer="layout" svg:width="4.976cm" svg:height="0.471cm" svg:x="11.236cm" svg:y="1.874cm">
          <draw:text-box>
            <text:p text:style-name="P1"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I</text:span><text:span text:style-name="T2">E</text:span><text:span text:style-name="T2"> </text:span><text:span text:style-name="T2">o</text:span><text:span text:style-name="T2">f </text:span><text:span text:style-name="T2">r</text:span><text:span text:style-name="T2">e</text:span><text:span text:style-name="T2">s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text:span text:style-name="T2"> </text:span><text:span text:style-name="T2">M</text:span><text:span text:style-name="T2">L</text:span><text:span text:style-name="T2">P</text:span></text:p>
          </draw:text-box>
        </draw:frame>
        <draw:frame draw:style-name="gr9" draw:text-style-name="P3" draw:layer="layout" svg:width="0.468cm" svg:height="0.471cm" svg:x="0.94cm" svg:y="1.847cm">
          <draw:text-box>
            <text:p text:style-name="P1"><text:span text:style-name="T2">(</text:span><text:span text:style-name="T2">a</text:span><text:span text:style-name="T2">)</text:span></text:p>
          </draw:text-box>
        </draw:frame>
        <draw:frame draw:style-name="gr10" draw:text-style-name="P3" draw:layer="layout" svg:width="0.493cm" svg:height="0.471cm" svg:x="10.622cm" svg:y="1.831cm">
          <draw:text-box>
            <text:p text:style-name="P1"><text:span text:style-name="T2">(</text:span><text:span text:style-name="T2">b</text:span><text:span text:style-name="T2">)</text:span></text:p>
          </draw:text-box>
        </draw:frame>
        <draw:polygon draw:style-name="gr11" draw:text-style-name="P8" draw:layer="layout" svg:width="5.512cm" svg:height="4.459cm" svg:x="3.048cm" svg:y="2.56cm" svg:viewBox="0 0 5513 4460" draw:points="0,4460 5513,4460 5513,0 0,0">
          <text:p/>
        </draw:polygon>
        <draw:polygon draw:style-name="gr12" draw:text-style-name="P9" draw:layer="layout" svg:width="0.172cm" svg:height="0.744cm" svg:x="3.048cm" svg:y="4.046cm" svg:viewBox="0 0 173 745" draw:points="0,0 0,745 173,745 173,0">
          <text:p/>
        </draw:polygon>
        <draw:polygon draw:style-name="gr13" draw:text-style-name="P10" draw:layer="layout" svg:width="0.173cm" svg:height="0.744cm" svg:x="3.22cm" svg:y="4.046cm" svg:viewBox="0 0 174 745" draw:points="0,0 0,745 174,745 174,0">
          <text:p/>
        </draw:polygon>
        <draw:polygon draw:style-name="gr13" draw:text-style-name="P10" draw:layer="layout" svg:width="0.172cm" svg:height="0.744cm" svg:x="3.393cm" svg:y="4.046cm" svg:viewBox="0 0 173 745" draw:points="0,0 0,745 173,745 173,0">
          <text:p/>
        </draw:polygon>
        <draw:polygon draw:style-name="gr13" draw:text-style-name="P10" draw:layer="layout" svg:width="0.172cm" svg:height="0.744cm" svg:x="3.565cm" svg:y="4.046cm" svg:viewBox="0 0 173 745" draw:points="0,0 0,745 173,745 173,0">
          <text:p/>
        </draw:polygon>
        <draw:polygon draw:style-name="gr14" draw:text-style-name="P11" draw:layer="layout" svg:width="0.172cm" svg:height="0.744cm" svg:x="3.737cm" svg:y="4.046cm" svg:viewBox="0 0 173 745" draw:points="0,0 0,745 173,745 173,0">
          <text:p/>
        </draw:polygon>
        <draw:polygon draw:style-name="gr14" draw:text-style-name="P11" draw:layer="layout" svg:width="0.173cm" svg:height="0.744cm" svg:x="3.909cm" svg:y="4.046cm" svg:viewBox="0 0 174 745" draw:points="0,0 0,745 174,745 174,0">
          <text:p/>
        </draw:polygon>
        <draw:polygon draw:style-name="gr15" draw:text-style-name="P12" draw:layer="layout" svg:width="0.172cm" svg:height="0.744cm" svg:x="4.082cm" svg:y="4.046cm" svg:viewBox="0 0 173 745" draw:points="0,0 0,745 173,745 173,0">
          <text:p/>
        </draw:polygon>
        <draw:polygon draw:style-name="gr15" draw:text-style-name="P12" draw:layer="layout" svg:width="0.172cm" svg:height="0.744cm" svg:x="4.254cm" svg:y="4.046cm" svg:viewBox="0 0 173 745" draw:points="0,0 0,745 173,745 173,0">
          <text:p/>
        </draw:polygon>
        <draw:polygon draw:style-name="gr15" draw:text-style-name="P12" draw:layer="layout" svg:width="0.172cm" svg:height="0.744cm" svg:x="4.426cm" svg:y="4.046cm" svg:viewBox="0 0 173 745" draw:points="0,0 0,745 173,745 173,0">
          <text:p/>
        </draw:polygon>
        <draw:polygon draw:style-name="gr15" draw:text-style-name="P12" draw:layer="layout" svg:width="0.173cm" svg:height="0.744cm" svg:x="4.598cm" svg:y="4.046cm" svg:viewBox="0 0 174 745" draw:points="0,0 0,745 174,745 174,0">
          <text:p/>
        </draw:polygon>
        <draw:polygon draw:style-name="gr15" draw:text-style-name="P12" draw:layer="layout" svg:width="0.172cm" svg:height="0.744cm" svg:x="4.771cm" svg:y="4.046cm" svg:viewBox="0 0 173 745" draw:points="0,0 0,745 173,745 173,0">
          <text:p/>
        </draw:polygon>
        <draw:polygon draw:style-name="gr15" draw:text-style-name="P12" draw:layer="layout" svg:width="0.172cm" svg:height="0.744cm" svg:x="4.943cm" svg:y="4.046cm" svg:viewBox="0 0 173 745" draw:points="0,0 0,745 173,745 173,0">
          <text:p/>
        </draw:polygon>
        <draw:polygon draw:style-name="gr15" draw:text-style-name="P12" draw:layer="layout" svg:width="0.172cm" svg:height="0.744cm" svg:x="5.115cm" svg:y="4.046cm" svg:viewBox="0 0 173 745" draw:points="0,0 0,745 173,745 173,0">
          <text:p/>
        </draw:polygon>
        <draw:polygon draw:style-name="gr14" draw:text-style-name="P11" draw:layer="layout" svg:width="0.173cm" svg:height="0.744cm" svg:x="5.287cm" svg:y="4.046cm" svg:viewBox="0 0 174 745" draw:points="0,0 0,745 174,745 174,0">
          <text:p/>
        </draw:polygon>
        <draw:polygon draw:style-name="gr13" draw:text-style-name="P10" draw:layer="layout" svg:width="0.172cm" svg:height="0.744cm" svg:x="5.46cm" svg:y="4.046cm" svg:viewBox="0 0 173 745" draw:points="0,0 0,745 173,745 173,0">
          <text:p/>
        </draw:polygon>
        <draw:polygon draw:style-name="gr13" draw:text-style-name="P10" draw:layer="layout" svg:width="0.172cm" svg:height="0.744cm" svg:x="5.632cm" svg:y="4.046cm" svg:viewBox="0 0 173 745" draw:points="0,0 0,745 173,745 173,0">
          <text:p/>
        </draw:polygon>
        <draw:polygon draw:style-name="gr13" draw:text-style-name="P10" draw:layer="layout" svg:width="0.172cm" svg:height="0.744cm" svg:x="5.804cm" svg:y="4.046cm" svg:viewBox="0 0 173 745" draw:points="0,0 0,745 173,745 173,0">
          <text:p/>
        </draw:polygon>
        <draw:polygon draw:style-name="gr13" draw:text-style-name="P10" draw:layer="layout" svg:width="0.173cm" svg:height="0.744cm" svg:x="5.976cm" svg:y="4.046cm" svg:viewBox="0 0 174 745" draw:points="0,0 0,745 174,745 174,0">
          <text:p/>
        </draw:polygon>
        <draw:polygon draw:style-name="gr13" draw:text-style-name="P10" draw:layer="layout" svg:width="0.172cm" svg:height="0.744cm" svg:x="6.149cm" svg:y="4.046cm" svg:viewBox="0 0 173 745" draw:points="0,0 0,745 173,745 173,0">
          <text:p/>
        </draw:polygon>
        <draw:polygon draw:style-name="gr13" draw:text-style-name="P10" draw:layer="layout" svg:width="0.172cm" svg:height="0.744cm" svg:x="6.321cm" svg:y="4.046cm" svg:viewBox="0 0 173 745" draw:points="0,0 0,745 173,745 173,0">
          <text:p/>
        </draw:polygon>
        <draw:polygon draw:style-name="gr13" draw:text-style-name="P10" draw:layer="layout" svg:width="0.172cm" svg:height="0.744cm" svg:x="6.493cm" svg:y="4.046cm" svg:viewBox="0 0 173 745" draw:points="0,0 0,745 173,745 173,0">
          <text:p/>
        </draw:polygon>
        <draw:polygon draw:style-name="gr13" draw:text-style-name="P10" draw:layer="layout" svg:width="0.173cm" svg:height="0.744cm" svg:x="6.665cm" svg:y="4.046cm" svg:viewBox="0 0 174 745" draw:points="0,0 0,745 174,745 174,0">
          <text:p/>
        </draw:polygon>
        <draw:polygon draw:style-name="gr13" draw:text-style-name="P10" draw:layer="layout" svg:width="0.172cm" svg:height="0.744cm" svg:x="6.838cm" svg:y="4.046cm" svg:viewBox="0 0 173 745" draw:points="0,0 0,745 173,745 173,0">
          <text:p/>
        </draw:polygon>
        <draw:polygon draw:style-name="gr13" draw:text-style-name="P10" draw:layer="layout" svg:width="0.172cm" svg:height="0.744cm" svg:x="7.01cm" svg:y="4.046cm" svg:viewBox="0 0 173 745" draw:points="0,0 0,745 173,745 173,0">
          <text:p/>
        </draw:polygon>
        <draw:polygon draw:style-name="gr13" draw:text-style-name="P10" draw:layer="layout" svg:width="0.172cm" svg:height="0.744cm" svg:x="7.182cm" svg:y="4.046cm" svg:viewBox="0 0 173 745" draw:points="0,0 0,745 173,745 173,0">
          <text:p/>
        </draw:polygon>
        <draw:polygon draw:style-name="gr13" draw:text-style-name="P10" draw:layer="layout" svg:width="0.172cm" svg:height="0.744cm" svg:x="7.354cm" svg:y="4.046cm" svg:viewBox="0 0 173 745" draw:points="0,0 0,745 173,745 173,0">
          <text:p/>
        </draw:polygon>
        <draw:polygon draw:style-name="gr13" draw:text-style-name="P10" draw:layer="layout" svg:width="0.173cm" svg:height="0.744cm" svg:x="7.526cm" svg:y="4.046cm" svg:viewBox="0 0 174 745" draw:points="0,0 0,745 174,745 174,0">
          <text:p/>
        </draw:polygon>
        <draw:polygon draw:style-name="gr13" draw:text-style-name="P10" draw:layer="layout" svg:width="0.172cm" svg:height="0.744cm" svg:x="7.699cm" svg:y="4.046cm" svg:viewBox="0 0 173 745" draw:points="0,0 0,745 173,745 173,0">
          <text:p/>
        </draw:polygon>
        <draw:polygon draw:style-name="gr13" draw:text-style-name="P10" draw:layer="layout" svg:width="0.172cm" svg:height="0.744cm" svg:x="7.871cm" svg:y="4.046cm" svg:viewBox="0 0 173 745" draw:points="0,0 0,745 173,745 173,0">
          <text:p/>
        </draw:polygon>
        <draw:polygon draw:style-name="gr13" draw:text-style-name="P10" draw:layer="layout" svg:width="0.172cm" svg:height="0.744cm" svg:x="8.043cm" svg:y="4.046cm" svg:viewBox="0 0 173 745" draw:points="0,0 0,745 173,745 173,0">
          <text:p/>
        </draw:polygon>
        <draw:polygon draw:style-name="gr13" draw:text-style-name="P10" draw:layer="layout" svg:width="0.173cm" svg:height="0.744cm" svg:x="8.215cm" svg:y="4.046cm" svg:viewBox="0 0 174 745" draw:points="0,0 0,745 174,745 174,0">
          <text:p/>
        </draw:polygon>
        <draw:polygon draw:style-name="gr13" draw:text-style-name="P10" draw:layer="layout" svg:width="0.172cm" svg:height="0.744cm" svg:x="8.388cm" svg:y="4.046cm" svg:viewBox="0 0 173 745" draw:points="0,0 0,745 173,745 173,0">
          <text:p/>
        </draw:polygon>
        <draw:polygon draw:style-name="gr16" draw:text-style-name="P13" draw:layer="layout" svg:width="0.172cm" svg:height="0.743cm" svg:x="3.048cm" svg:y="4.79cm" svg:viewBox="0 0 173 744" draw:points="0,0 0,744 173,744 173,0">
          <text:p/>
        </draw:polygon>
        <draw:polygon draw:style-name="gr17" draw:text-style-name="P14" draw:layer="layout" svg:width="0.173cm" svg:height="0.743cm" svg:x="3.22cm" svg:y="4.79cm" svg:viewBox="0 0 174 744" draw:points="0,0 0,744 174,744 174,0">
          <text:p/>
        </draw:polygon>
        <draw:polygon draw:style-name="gr18" draw:text-style-name="P15" draw:layer="layout" svg:width="0.172cm" svg:height="0.743cm" svg:x="3.393cm" svg:y="4.79cm" svg:viewBox="0 0 173 744" draw:points="0,0 0,744 173,744 173,0">
          <text:p/>
        </draw:polygon>
        <draw:polygon draw:style-name="gr18" draw:text-style-name="P15" draw:layer="layout" svg:width="0.172cm" svg:height="0.743cm" svg:x="3.565cm" svg:y="4.79cm" svg:viewBox="0 0 173 744" draw:points="0,0 0,744 173,744 173,0">
          <text:p/>
        </draw:polygon>
        <draw:polygon draw:style-name="gr19" draw:text-style-name="P16" draw:layer="layout" svg:width="0.172cm" svg:height="0.743cm" svg:x="3.737cm" svg:y="4.79cm" svg:viewBox="0 0 173 744" draw:points="0,0 0,744 173,744 173,0">
          <text:p/>
        </draw:polygon>
        <draw:polygon draw:style-name="gr20" draw:text-style-name="P17" draw:layer="layout" svg:width="0.173cm" svg:height="0.743cm" svg:x="3.909cm" svg:y="4.79cm" svg:viewBox="0 0 174 744" draw:points="0,0 0,744 174,744 174,0">
          <text:p/>
        </draw:polygon>
        <draw:polygon draw:style-name="gr20" draw:text-style-name="P17" draw:layer="layout" svg:width="0.172cm" svg:height="0.743cm" svg:x="4.082cm" svg:y="4.79cm" svg:viewBox="0 0 173 744" draw:points="0,0 0,744 173,744 173,0">
          <text:p/>
        </draw:polygon>
        <draw:polygon draw:style-name="gr21" draw:text-style-name="P18" draw:layer="layout" svg:width="0.172cm" svg:height="0.743cm" svg:x="4.254cm" svg:y="4.79cm" svg:viewBox="0 0 173 744" draw:points="0,0 0,744 173,744 173,0">
          <text:p/>
        </draw:polygon>
        <draw:polygon draw:style-name="gr22" draw:text-style-name="P19" draw:layer="layout" svg:width="0.172cm" svg:height="0.743cm" svg:x="4.426cm" svg:y="4.79cm" svg:viewBox="0 0 173 744" draw:points="0,0 0,744 173,744 173,0">
          <text:p/>
        </draw:polygon>
        <draw:polygon draw:style-name="gr23" draw:text-style-name="P20" draw:layer="layout" svg:width="0.173cm" svg:height="0.743cm" svg:x="4.598cm" svg:y="4.79cm" svg:viewBox="0 0 174 744" draw:points="0,0 0,744 174,744 174,0">
          <text:p/>
        </draw:polygon>
        <draw:polygon draw:style-name="gr21" draw:text-style-name="P18" draw:layer="layout" svg:width="0.172cm" svg:height="0.743cm" svg:x="4.771cm" svg:y="4.79cm" svg:viewBox="0 0 173 744" draw:points="0,0 0,744 173,744 173,0">
          <text:p/>
        </draw:polygon>
        <draw:polygon draw:style-name="gr24" draw:text-style-name="P21" draw:layer="layout" svg:width="0.172cm" svg:height="0.743cm" svg:x="4.943cm" svg:y="4.79cm" svg:viewBox="0 0 173 744" draw:points="0,0 0,744 173,744 173,0">
          <text:p/>
        </draw:polygon>
        <draw:polygon draw:style-name="gr25" draw:text-style-name="P22" draw:layer="layout" svg:width="0.172cm" svg:height="0.743cm" svg:x="5.115cm" svg:y="4.79cm" svg:viewBox="0 0 173 744" draw:points="0,0 0,744 173,744 173,0">
          <text:p/>
        </draw:polygon>
        <draw:polygon draw:style-name="gr26" draw:text-style-name="P23" draw:layer="layout" svg:width="0.173cm" svg:height="0.743cm" svg:x="5.287cm" svg:y="4.79cm" svg:viewBox="0 0 174 744" draw:points="0,0 0,744 174,744 174,0">
          <text:p/>
        </draw:polygon>
        <draw:polygon draw:style-name="gr27" draw:text-style-name="P24" draw:layer="layout" svg:width="0.172cm" svg:height="0.743cm" svg:x="5.46cm" svg:y="4.79cm" svg:viewBox="0 0 173 744" draw:points="0,0 0,744 173,744 173,0">
          <text:p/>
        </draw:polygon>
        <draw:polygon draw:style-name="gr28" draw:text-style-name="P25" draw:layer="layout" svg:width="0.172cm" svg:height="0.743cm" svg:x="5.632cm" svg:y="4.79cm" svg:viewBox="0 0 173 744" draw:points="0,0 0,744 173,744 173,0">
          <text:p/>
        </draw:polygon>
        <draw:polygon draw:style-name="gr29" draw:text-style-name="P26" draw:layer="layout" svg:width="0.172cm" svg:height="0.743cm" svg:x="5.804cm" svg:y="4.79cm" svg:viewBox="0 0 173 744" draw:points="0,0 0,744 173,744 173,0">
          <text:p/>
        </draw:polygon>
        <draw:polygon draw:style-name="gr30" draw:text-style-name="P27" draw:layer="layout" svg:width="0.173cm" svg:height="0.743cm" svg:x="5.976cm" svg:y="4.79cm" svg:viewBox="0 0 174 744" draw:points="0,0 0,744 174,744 174,0">
          <text:p/>
        </draw:polygon>
        <draw:polygon draw:style-name="gr31" draw:text-style-name="P28" draw:layer="layout" svg:width="0.172cm" svg:height="0.743cm" svg:x="6.149cm" svg:y="4.79cm" svg:viewBox="0 0 173 744" draw:points="0,0 0,744 173,744 173,0">
          <text:p/>
        </draw:polygon>
        <draw:polygon draw:style-name="gr32" draw:text-style-name="P29" draw:layer="layout" svg:width="0.172cm" svg:height="0.743cm" svg:x="6.321cm" svg:y="4.79cm" svg:viewBox="0 0 173 744" draw:points="0,0 0,744 173,744 173,0">
          <text:p/>
        </draw:polygon>
        <draw:polygon draw:style-name="gr33" draw:text-style-name="P30" draw:layer="layout" svg:width="0.172cm" svg:height="0.743cm" svg:x="6.493cm" svg:y="4.79cm" svg:viewBox="0 0 173 744" draw:points="0,0 0,744 173,744 173,0">
          <text:p/>
        </draw:polygon>
        <draw:polygon draw:style-name="gr13" draw:text-style-name="P10" draw:layer="layout" svg:width="0.173cm" svg:height="0.743cm" svg:x="6.665cm" svg:y="4.79cm" svg:viewBox="0 0 174 744" draw:points="0,0 0,744 174,744 174,0">
          <text:p/>
        </draw:polygon>
        <draw:polygon draw:style-name="gr13" draw:text-style-name="P10" draw:layer="layout" svg:width="0.172cm" svg:height="0.743cm" svg:x="6.838cm" svg:y="4.79cm" svg:viewBox="0 0 173 744" draw:points="0,0 0,744 173,744 173,0">
          <text:p/>
        </draw:polygon>
        <draw:polygon draw:style-name="gr13" draw:text-style-name="P10" draw:layer="layout" svg:width="0.172cm" svg:height="0.743cm" svg:x="7.01cm" svg:y="4.79cm" svg:viewBox="0 0 173 744" draw:points="0,0 0,744 173,744 173,0">
          <text:p/>
        </draw:polygon>
        <draw:polygon draw:style-name="gr13" draw:text-style-name="P10" draw:layer="layout" svg:width="0.172cm" svg:height="0.743cm" svg:x="7.182cm" svg:y="4.79cm" svg:viewBox="0 0 173 744" draw:points="0,0 0,744 173,744 173,0">
          <text:p/>
        </draw:polygon>
        <draw:polygon draw:style-name="gr13" draw:text-style-name="P10" draw:layer="layout" svg:width="0.172cm" svg:height="0.743cm" svg:x="7.354cm" svg:y="4.79cm" svg:viewBox="0 0 173 744" draw:points="0,0 0,744 173,744 173,0">
          <text:p/>
        </draw:polygon>
        <draw:polygon draw:style-name="gr13" draw:text-style-name="P10" draw:layer="layout" svg:width="0.173cm" svg:height="0.743cm" svg:x="7.526cm" svg:y="4.79cm" svg:viewBox="0 0 174 744" draw:points="0,0 0,744 174,744 174,0">
          <text:p/>
        </draw:polygon>
        <draw:polygon draw:style-name="gr13" draw:text-style-name="P10" draw:layer="layout" svg:width="0.172cm" svg:height="0.743cm" svg:x="7.699cm" svg:y="4.79cm" svg:viewBox="0 0 173 744" draw:points="0,0 0,744 173,744 173,0">
          <text:p/>
        </draw:polygon>
        <draw:polygon draw:style-name="gr13" draw:text-style-name="P10" draw:layer="layout" svg:width="0.172cm" svg:height="0.743cm" svg:x="7.871cm" svg:y="4.79cm" svg:viewBox="0 0 173 744" draw:points="0,0 0,744 173,744 173,0">
          <text:p/>
        </draw:polygon>
        <draw:polygon draw:style-name="gr13" draw:text-style-name="P10" draw:layer="layout" svg:width="0.172cm" svg:height="0.743cm" svg:x="8.043cm" svg:y="4.79cm" svg:viewBox="0 0 173 744" draw:points="0,0 0,744 173,744 173,0">
          <text:p/>
        </draw:polygon>
        <draw:polygon draw:style-name="gr13" draw:text-style-name="P10" draw:layer="layout" svg:width="0.173cm" svg:height="0.743cm" svg:x="8.215cm" svg:y="4.79cm" svg:viewBox="0 0 174 744" draw:points="0,0 0,744 174,744 174,0">
          <text:p/>
        </draw:polygon>
        <draw:polygon draw:style-name="gr13" draw:text-style-name="P10" draw:layer="layout" svg:width="0.172cm" svg:height="0.743cm" svg:x="8.388cm" svg:y="4.79cm" svg:viewBox="0 0 173 744" draw:points="0,0 0,744 173,744 173,0">
          <text:p/>
        </draw:polygon>
        <draw:polygon draw:style-name="gr13" draw:text-style-name="P10" draw:layer="layout" svg:width="0.172cm" svg:height="0.743cm" svg:x="3.048cm" svg:y="5.533cm" svg:viewBox="0 0 173 744" draw:points="0,0 0,744 173,744 173,0">
          <text:p/>
        </draw:polygon>
        <draw:polygon draw:style-name="gr13" draw:text-style-name="P10" draw:layer="layout" svg:width="0.173cm" svg:height="0.743cm" svg:x="3.22cm" svg:y="5.533cm" svg:viewBox="0 0 174 744" draw:points="0,0 0,744 174,744 174,0">
          <text:p/>
        </draw:polygon>
        <draw:polygon draw:style-name="gr13" draw:text-style-name="P10" draw:layer="layout" svg:width="0.172cm" svg:height="0.743cm" svg:x="3.393cm" svg:y="5.533cm" svg:viewBox="0 0 173 744" draw:points="0,0 0,744 173,744 173,0">
          <text:p/>
        </draw:polygon>
        <draw:polygon draw:style-name="gr13" draw:text-style-name="P10" draw:layer="layout" svg:width="0.172cm" svg:height="0.743cm" svg:x="3.565cm" svg:y="5.533cm" svg:viewBox="0 0 173 744" draw:points="0,0 0,744 173,744 173,0">
          <text:p/>
        </draw:polygon>
        <draw:polygon draw:style-name="gr13" draw:text-style-name="P10" draw:layer="layout" svg:width="0.172cm" svg:height="0.743cm" svg:x="3.737cm" svg:y="5.533cm" svg:viewBox="0 0 173 744" draw:points="0,0 0,744 173,744 173,0">
          <text:p/>
        </draw:polygon>
        <draw:polygon draw:style-name="gr13" draw:text-style-name="P10" draw:layer="layout" svg:width="0.173cm" svg:height="0.743cm" svg:x="3.909cm" svg:y="5.533cm" svg:viewBox="0 0 174 744" draw:points="0,0 0,744 174,744 174,0">
          <text:p/>
        </draw:polygon>
        <draw:polygon draw:style-name="gr13" draw:text-style-name="P10" draw:layer="layout" svg:width="0.172cm" svg:height="0.743cm" svg:x="4.082cm" svg:y="5.533cm" svg:viewBox="0 0 173 744" draw:points="0,0 0,744 173,744 173,0">
          <text:p/>
        </draw:polygon>
        <draw:polygon draw:style-name="gr13" draw:text-style-name="P10" draw:layer="layout" svg:width="0.172cm" svg:height="0.743cm" svg:x="4.254cm" svg:y="5.533cm" svg:viewBox="0 0 173 744" draw:points="0,0 0,744 173,744 173,0">
          <text:p/>
        </draw:polygon>
        <draw:polygon draw:style-name="gr13" draw:text-style-name="P10" draw:layer="layout" svg:width="0.172cm" svg:height="0.743cm" svg:x="4.426cm" svg:y="5.533cm" svg:viewBox="0 0 173 744" draw:points="0,0 0,744 173,744 173,0">
          <text:p/>
        </draw:polygon>
        <draw:polygon draw:style-name="gr13" draw:text-style-name="P10" draw:layer="layout" svg:width="0.173cm" svg:height="0.743cm" svg:x="4.598cm" svg:y="5.533cm" svg:viewBox="0 0 174 744" draw:points="0,0 0,744 174,744 174,0">
          <text:p/>
        </draw:polygon>
        <draw:polygon draw:style-name="gr13" draw:text-style-name="P10" draw:layer="layout" svg:width="0.172cm" svg:height="0.743cm" svg:x="4.771cm" svg:y="5.533cm" svg:viewBox="0 0 173 744" draw:points="0,0 0,744 173,744 173,0">
          <text:p/>
        </draw:polygon>
        <draw:polygon draw:style-name="gr13" draw:text-style-name="P10" draw:layer="layout" svg:width="0.172cm" svg:height="0.743cm" svg:x="4.943cm" svg:y="5.533cm" svg:viewBox="0 0 173 744" draw:points="0,0 0,744 173,744 173,0">
          <text:p/>
        </draw:polygon>
        <draw:polygon draw:style-name="gr13" draw:text-style-name="P10" draw:layer="layout" svg:width="0.172cm" svg:height="0.743cm" svg:x="5.115cm" svg:y="5.533cm" svg:viewBox="0 0 173 744" draw:points="0,0 0,744 173,744 173,0">
          <text:p/>
        </draw:polygon>
        <draw:polygon draw:style-name="gr13" draw:text-style-name="P10" draw:layer="layout" svg:width="0.173cm" svg:height="0.743cm" svg:x="5.287cm" svg:y="5.533cm" svg:viewBox="0 0 174 744" draw:points="0,0 0,744 174,744 174,0">
          <text:p/>
        </draw:polygon>
        <draw:polygon draw:style-name="gr13" draw:text-style-name="P10" draw:layer="layout" svg:width="0.172cm" svg:height="0.743cm" svg:x="5.46cm" svg:y="5.533cm" svg:viewBox="0 0 173 744" draw:points="0,0 0,744 173,744 173,0">
          <text:p/>
        </draw:polygon>
        <draw:polygon draw:style-name="gr13" draw:text-style-name="P10" draw:layer="layout" svg:width="0.172cm" svg:height="0.743cm" svg:x="5.632cm" svg:y="5.533cm" svg:viewBox="0 0 173 744" draw:points="0,0 0,744 173,744 173,0">
          <text:p/>
        </draw:polygon>
        <draw:polygon draw:style-name="gr13" draw:text-style-name="P10" draw:layer="layout" svg:width="0.172cm" svg:height="0.743cm" svg:x="5.804cm" svg:y="5.533cm" svg:viewBox="0 0 173 744" draw:points="0,0 0,744 173,744 173,0">
          <text:p/>
        </draw:polygon>
        <draw:polygon draw:style-name="gr13" draw:text-style-name="P10" draw:layer="layout" svg:width="0.173cm" svg:height="0.743cm" svg:x="5.976cm" svg:y="5.533cm" svg:viewBox="0 0 174 744" draw:points="0,0 0,744 174,744 174,0">
          <text:p/>
        </draw:polygon>
        <draw:polygon draw:style-name="gr13" draw:text-style-name="P10" draw:layer="layout" svg:width="0.172cm" svg:height="0.743cm" svg:x="6.149cm" svg:y="5.533cm" svg:viewBox="0 0 173 744" draw:points="0,0 0,744 173,744 173,0">
          <text:p/>
        </draw:polygon>
        <draw:polygon draw:style-name="gr13" draw:text-style-name="P10" draw:layer="layout" svg:width="0.172cm" svg:height="0.743cm" svg:x="6.321cm" svg:y="5.533cm" svg:viewBox="0 0 173 744" draw:points="0,0 0,744 173,744 173,0">
          <text:p/>
        </draw:polygon>
        <draw:polygon draw:style-name="gr13" draw:text-style-name="P10" draw:layer="layout" svg:width="0.172cm" svg:height="0.743cm" svg:x="6.493cm" svg:y="5.533cm" svg:viewBox="0 0 173 744" draw:points="0,0 0,744 173,744 173,0">
          <text:p/>
        </draw:polygon>
        <draw:polygon draw:style-name="gr13" draw:text-style-name="P10" draw:layer="layout" svg:width="0.173cm" svg:height="0.743cm" svg:x="6.665cm" svg:y="5.533cm" svg:viewBox="0 0 174 744" draw:points="0,0 0,744 174,744 174,0">
          <text:p/>
        </draw:polygon>
        <draw:polygon draw:style-name="gr13" draw:text-style-name="P10" draw:layer="layout" svg:width="0.172cm" svg:height="0.743cm" svg:x="6.838cm" svg:y="5.533cm" svg:viewBox="0 0 173 744" draw:points="0,0 0,744 173,744 173,0">
          <text:p/>
        </draw:polygon>
        <draw:polygon draw:style-name="gr13" draw:text-style-name="P10" draw:layer="layout" svg:width="0.172cm" svg:height="0.743cm" svg:x="7.01cm" svg:y="5.533cm" svg:viewBox="0 0 173 744" draw:points="0,0 0,744 173,744 173,0">
          <text:p/>
        </draw:polygon>
        <draw:polygon draw:style-name="gr13" draw:text-style-name="P10" draw:layer="layout" svg:width="0.172cm" svg:height="0.743cm" svg:x="7.182cm" svg:y="5.533cm" svg:viewBox="0 0 173 744" draw:points="0,0 0,744 173,744 173,0">
          <text:p/>
        </draw:polygon>
        <draw:polygon draw:style-name="gr13" draw:text-style-name="P10" draw:layer="layout" svg:width="0.172cm" svg:height="0.743cm" svg:x="7.354cm" svg:y="5.533cm" svg:viewBox="0 0 173 744" draw:points="0,0 0,744 173,744 173,0">
          <text:p/>
        </draw:polygon>
        <draw:polygon draw:style-name="gr13" draw:text-style-name="P10" draw:layer="layout" svg:width="0.173cm" svg:height="0.743cm" svg:x="7.526cm" svg:y="5.533cm" svg:viewBox="0 0 174 744" draw:points="0,0 0,744 174,744 174,0">
          <text:p/>
        </draw:polygon>
        <draw:polygon draw:style-name="gr13" draw:text-style-name="P10" draw:layer="layout" svg:width="0.172cm" svg:height="0.743cm" svg:x="7.699cm" svg:y="5.533cm" svg:viewBox="0 0 173 744" draw:points="0,0 0,744 173,744 173,0">
          <text:p/>
        </draw:polygon>
        <draw:polygon draw:style-name="gr13" draw:text-style-name="P10" draw:layer="layout" svg:width="0.172cm" svg:height="0.743cm" svg:x="7.871cm" svg:y="5.533cm" svg:viewBox="0 0 173 744" draw:points="0,0 0,744 173,744 173,0">
          <text:p/>
        </draw:polygon>
        <draw:polygon draw:style-name="gr13" draw:text-style-name="P10" draw:layer="layout" svg:width="0.172cm" svg:height="0.743cm" svg:x="8.043cm" svg:y="5.533cm" svg:viewBox="0 0 173 744" draw:points="0,0 0,744 173,744 173,0">
          <text:p/>
        </draw:polygon>
        <draw:polygon draw:style-name="gr13" draw:text-style-name="P10" draw:layer="layout" svg:width="0.173cm" svg:height="0.743cm" svg:x="8.215cm" svg:y="5.533cm" svg:viewBox="0 0 174 744" draw:points="0,0 0,744 174,744 174,0">
          <text:p/>
        </draw:polygon>
        <draw:polygon draw:style-name="gr13" draw:text-style-name="P10" draw:layer="layout" svg:width="0.172cm" svg:height="0.743cm" svg:x="8.388cm" svg:y="5.533cm" svg:viewBox="0 0 173 744" draw:points="0,0 0,744 173,744 173,0">
          <text:p/>
        </draw:polygon>
        <draw:polygon draw:style-name="gr13" draw:text-style-name="P10" draw:layer="layout" svg:width="0.172cm" svg:height="0.743cm" svg:x="3.048cm" svg:y="6.276cm" svg:viewBox="0 0 173 744" draw:points="0,0 0,744 173,744 173,0">
          <text:p/>
        </draw:polygon>
        <draw:polygon draw:style-name="gr13" draw:text-style-name="P10" draw:layer="layout" svg:width="0.173cm" svg:height="0.743cm" svg:x="3.22cm" svg:y="6.276cm" svg:viewBox="0 0 174 744" draw:points="0,0 0,744 174,744 174,0">
          <text:p/>
        </draw:polygon>
        <draw:polygon draw:style-name="gr13" draw:text-style-name="P10" draw:layer="layout" svg:width="0.172cm" svg:height="0.743cm" svg:x="3.393cm" svg:y="6.276cm" svg:viewBox="0 0 173 744" draw:points="0,0 0,744 173,744 173,0">
          <text:p/>
        </draw:polygon>
        <draw:polygon draw:style-name="gr13" draw:text-style-name="P10" draw:layer="layout" svg:width="0.172cm" svg:height="0.743cm" svg:x="3.565cm" svg:y="6.276cm" svg:viewBox="0 0 173 744" draw:points="0,0 0,744 173,744 173,0">
          <text:p/>
        </draw:polygon>
        <draw:polygon draw:style-name="gr13" draw:text-style-name="P10" draw:layer="layout" svg:width="0.172cm" svg:height="0.743cm" svg:x="3.737cm" svg:y="6.276cm" svg:viewBox="0 0 173 744" draw:points="0,0 0,744 173,744 173,0">
          <text:p/>
        </draw:polygon>
        <draw:polygon draw:style-name="gr13" draw:text-style-name="P10" draw:layer="layout" svg:width="0.173cm" svg:height="0.743cm" svg:x="3.909cm" svg:y="6.276cm" svg:viewBox="0 0 174 744" draw:points="0,0 0,744 174,744 174,0">
          <text:p/>
        </draw:polygon>
        <draw:polygon draw:style-name="gr13" draw:text-style-name="P10" draw:layer="layout" svg:width="0.172cm" svg:height="0.743cm" svg:x="4.082cm" svg:y="6.276cm" svg:viewBox="0 0 173 744" draw:points="0,0 0,744 173,744 173,0">
          <text:p/>
        </draw:polygon>
        <draw:polygon draw:style-name="gr13" draw:text-style-name="P10" draw:layer="layout" svg:width="0.172cm" svg:height="0.743cm" svg:x="4.254cm" svg:y="6.276cm" svg:viewBox="0 0 173 744" draw:points="0,0 0,744 173,744 173,0">
          <text:p/>
        </draw:polygon>
        <draw:polygon draw:style-name="gr13" draw:text-style-name="P10" draw:layer="layout" svg:width="0.172cm" svg:height="0.743cm" svg:x="4.426cm" svg:y="6.276cm" svg:viewBox="0 0 173 744" draw:points="0,0 0,744 173,744 173,0">
          <text:p/>
        </draw:polygon>
        <draw:polygon draw:style-name="gr13" draw:text-style-name="P10" draw:layer="layout" svg:width="0.173cm" svg:height="0.743cm" svg:x="4.598cm" svg:y="6.276cm" svg:viewBox="0 0 174 744" draw:points="0,0 0,744 174,744 174,0">
          <text:p/>
        </draw:polygon>
        <draw:polygon draw:style-name="gr13" draw:text-style-name="P10" draw:layer="layout" svg:width="0.172cm" svg:height="0.743cm" svg:x="4.771cm" svg:y="6.276cm" svg:viewBox="0 0 173 744" draw:points="0,0 0,744 173,744 173,0">
          <text:p/>
        </draw:polygon>
        <draw:polygon draw:style-name="gr13" draw:text-style-name="P10" draw:layer="layout" svg:width="0.172cm" svg:height="0.743cm" svg:x="4.943cm" svg:y="6.276cm" svg:viewBox="0 0 173 744" draw:points="0,0 0,744 173,744 173,0">
          <text:p/>
        </draw:polygon>
        <draw:polygon draw:style-name="gr13" draw:text-style-name="P10" draw:layer="layout" svg:width="0.172cm" svg:height="0.743cm" svg:x="5.115cm" svg:y="6.276cm" svg:viewBox="0 0 173 744" draw:points="0,0 0,744 173,744 173,0">
          <text:p/>
        </draw:polygon>
        <draw:polygon draw:style-name="gr13" draw:text-style-name="P10" draw:layer="layout" svg:width="0.173cm" svg:height="0.743cm" svg:x="5.287cm" svg:y="6.276cm" svg:viewBox="0 0 174 744" draw:points="0,0 0,744 174,744 174,0">
          <text:p/>
        </draw:polygon>
        <draw:polygon draw:style-name="gr13" draw:text-style-name="P10" draw:layer="layout" svg:width="0.172cm" svg:height="0.743cm" svg:x="5.46cm" svg:y="6.276cm" svg:viewBox="0 0 173 744" draw:points="0,0 0,744 173,744 173,0">
          <text:p/>
        </draw:polygon>
        <draw:polygon draw:style-name="gr14" draw:text-style-name="P11" draw:layer="layout" svg:width="0.172cm" svg:height="0.743cm" svg:x="5.632cm" svg:y="6.276cm" svg:viewBox="0 0 173 744" draw:points="0,0 0,744 173,744 173,0">
          <text:p/>
        </draw:polygon>
        <draw:polygon draw:style-name="gr31" draw:text-style-name="P28" draw:layer="layout" svg:width="0.172cm" svg:height="0.743cm" svg:x="5.804cm" svg:y="6.276cm" svg:viewBox="0 0 173 744" draw:points="0,0 0,744 173,744 173,0">
          <text:p/>
        </draw:polygon>
        <draw:polygon draw:style-name="gr34" draw:text-style-name="P31" draw:layer="layout" svg:width="0.173cm" svg:height="0.743cm" svg:x="5.976cm" svg:y="6.276cm" svg:viewBox="0 0 174 744" draw:points="0,0 0,744 174,744 174,0">
          <text:p/>
        </draw:polygon>
        <draw:polygon draw:style-name="gr35" draw:text-style-name="P32" draw:layer="layout" svg:width="0.172cm" svg:height="0.743cm" svg:x="6.149cm" svg:y="6.276cm" svg:viewBox="0 0 173 744" draw:points="0,0 0,744 173,744 173,0">
          <text:p/>
        </draw:polygon>
        <draw:polygon draw:style-name="gr18" draw:text-style-name="P15" draw:layer="layout" svg:width="0.172cm" svg:height="0.743cm" svg:x="6.321cm" svg:y="6.276cm" svg:viewBox="0 0 173 744" draw:points="0,0 0,744 173,744 173,0">
          <text:p/>
        </draw:polygon>
        <draw:polygon draw:style-name="gr36" draw:text-style-name="P33" draw:layer="layout" svg:width="0.172cm" svg:height="0.743cm" svg:x="6.493cm" svg:y="6.276cm" svg:viewBox="0 0 173 744" draw:points="0,0 0,744 173,744 173,0">
          <text:p/>
        </draw:polygon>
        <draw:polygon draw:style-name="gr37" draw:text-style-name="P34" draw:layer="layout" svg:width="0.173cm" svg:height="0.743cm" svg:x="6.665cm" svg:y="6.276cm" svg:viewBox="0 0 174 744" draw:points="0,0 0,744 174,744 174,0">
          <text:p/>
        </draw:polygon>
        <draw:polygon draw:style-name="gr38" draw:text-style-name="P35" draw:layer="layout" svg:width="0.172cm" svg:height="0.743cm" svg:x="6.838cm" svg:y="6.276cm" svg:viewBox="0 0 173 744" draw:points="0,0 0,744 173,744 173,0">
          <text:p/>
        </draw:polygon>
        <draw:polygon draw:style-name="gr38" draw:text-style-name="P35" draw:layer="layout" svg:width="0.172cm" svg:height="0.743cm" svg:x="7.01cm" svg:y="6.276cm" svg:viewBox="0 0 173 744" draw:points="0,0 0,744 173,744 173,0">
          <text:p/>
        </draw:polygon>
        <draw:polygon draw:style-name="gr38" draw:text-style-name="P35" draw:layer="layout" svg:width="0.172cm" svg:height="0.743cm" svg:x="7.182cm" svg:y="6.276cm" svg:viewBox="0 0 173 744" draw:points="0,0 0,744 173,744 173,0">
          <text:p/>
        </draw:polygon>
        <draw:polygon draw:style-name="gr38" draw:text-style-name="P35" draw:layer="layout" svg:width="0.172cm" svg:height="0.743cm" svg:x="7.354cm" svg:y="6.276cm" svg:viewBox="0 0 173 744" draw:points="0,0 0,744 173,744 173,0">
          <text:p/>
        </draw:polygon>
        <draw:polygon draw:style-name="gr38" draw:text-style-name="P35" draw:layer="layout" svg:width="0.173cm" svg:height="0.743cm" svg:x="7.526cm" svg:y="6.276cm" svg:viewBox="0 0 174 744" draw:points="0,0 0,744 174,744 174,0">
          <text:p/>
        </draw:polygon>
        <draw:polygon draw:style-name="gr38" draw:text-style-name="P35" draw:layer="layout" svg:width="0.172cm" svg:height="0.743cm" svg:x="7.699cm" svg:y="6.276cm" svg:viewBox="0 0 173 744" draw:points="0,0 0,744 173,744 173,0">
          <text:p/>
        </draw:polygon>
        <draw:polygon draw:style-name="gr38" draw:text-style-name="P35" draw:layer="layout" svg:width="0.172cm" svg:height="0.743cm" svg:x="7.871cm" svg:y="6.276cm" svg:viewBox="0 0 173 744" draw:points="0,0 0,744 173,744 173,0">
          <text:p/>
        </draw:polygon>
        <draw:polygon draw:style-name="gr38" draw:text-style-name="P35" draw:layer="layout" svg:width="0.172cm" svg:height="0.743cm" svg:x="8.043cm" svg:y="6.276cm" svg:viewBox="0 0 173 744" draw:points="0,0 0,744 173,744 173,0">
          <text:p/>
        </draw:polygon>
        <draw:polygon draw:style-name="gr38" draw:text-style-name="P35" draw:layer="layout" svg:width="0.173cm" svg:height="0.743cm" svg:x="8.215cm" svg:y="6.276cm" svg:viewBox="0 0 174 744" draw:points="0,0 0,744 174,744 174,0">
          <text:p/>
        </draw:polygon>
        <draw:polygon draw:style-name="gr38" draw:text-style-name="P35" draw:layer="layout" svg:width="0.172cm" svg:height="0.743cm" svg:x="8.388cm" svg:y="6.276cm" svg:viewBox="0 0 173 744" draw:points="0,0 0,744 173,744 173,0">
          <text:p/>
        </draw:polygon>
        <draw:polygon draw:style-name="gr39" draw:text-style-name="P36" draw:layer="layout" svg:width="0cm" svg:height="0.123cm" svg:x="3.134cm" svg:y="7.019cm" svg:viewBox="0 0 0 124" draw:points="0,0 0,124">
          <text:p/>
        </draw:polygon>
        <draw:line draw:style-name="gr40" draw:text-style-name="P37" draw:layer="layout" svg:x1="3.134cm" svg:y1="7.019cm" svg:x2="3.134cm" svg:y2="7.143cm">
          <text:p/>
        </draw:line>
        <draw:polygon draw:style-name="gr39" draw:text-style-name="P36" draw:layer="layout" svg:width="0cm" svg:height="0.123cm" svg:x="3.996cm" svg:y="7.019cm" svg:viewBox="0 0 0 124" draw:points="0,0 0,124">
          <text:p/>
        </draw:polygon>
        <draw:line draw:style-name="gr40" draw:text-style-name="P37" draw:layer="layout" svg:x1="3.996cm" svg:y1="7.019cm" svg:x2="3.996cm" svg:y2="7.143cm">
          <text:p/>
        </draw:line>
        <draw:frame draw:style-name="gr41" draw:text-style-name="P38" draw:layer="layout" svg:width="0.352cm" svg:height="0.39cm" svg:x="3.047cm" svg:y="7.197cm">
          <draw:text-box>
            <text:p text:style-name="P1"><text:span text:style-name="T1">0</text:span></text:p>
          </draw:text-box>
        </draw:frame>
        <draw:polygon draw:style-name="gr39" draw:text-style-name="P36" draw:layer="layout" svg:width="0cm" svg:height="0.123cm" svg:x="4.857cm" svg:y="7.019cm" svg:viewBox="0 0 0 124" draw:points="0,0 0,124">
          <text:p/>
        </draw:polygon>
        <draw:line draw:style-name="gr40" draw:text-style-name="P37" draw:layer="layout" svg:x1="4.857cm" svg:y1="7.019cm" svg:x2="4.857cm" svg:y2="7.143cm">
          <text:p/>
        </draw:line>
        <draw:frame draw:style-name="gr41" draw:text-style-name="P38" draw:layer="layout" svg:width="0.352cm" svg:height="0.39cm" svg:x="3.908cm" svg:y="7.197cm">
          <draw:text-box>
            <text:p text:style-name="P1"><text:span text:style-name="T1">5</text:span></text:p>
          </draw:text-box>
        </draw:frame>
        <draw:polygon draw:style-name="gr39" draw:text-style-name="P36" draw:layer="layout" svg:width="0cm" svg:height="0.123cm" svg:x="5.718cm" svg:y="7.019cm" svg:viewBox="0 0 0 124" draw:points="0,0 0,124">
          <text:p/>
        </draw:polygon>
        <draw:line draw:style-name="gr40" draw:text-style-name="P37" draw:layer="layout" svg:x1="5.718cm" svg:y1="7.019cm" svg:x2="5.718cm" svg:y2="7.143cm">
          <text:p/>
        </draw:line>
        <draw:frame draw:style-name="gr41" draw:text-style-name="P38" draw:layer="layout" svg:width="0.358cm" svg:height="0.39cm" svg:x="4.681cm" svg:y="7.197cm">
          <draw:text-box>
            <text:p text:style-name="P1"><text:span text:style-name="T1">1</text:span><text:span text:style-name="T1">0</text:span></text:p>
          </draw:text-box>
        </draw:frame>
        <draw:polygon draw:style-name="gr39" draw:text-style-name="P36" draw:layer="layout" svg:width="0cm" svg:height="0.123cm" svg:x="6.579cm" svg:y="7.019cm" svg:viewBox="0 0 0 124" draw:points="0,0 0,124">
          <text:p/>
        </draw:polygon>
        <draw:line draw:style-name="gr40" draw:text-style-name="P37" draw:layer="layout" svg:x1="6.579cm" svg:y1="7.019cm" svg:x2="6.579cm" svg:y2="7.143cm">
          <text:p/>
        </draw:line>
        <draw:frame draw:style-name="gr41" draw:text-style-name="P38" draw:layer="layout" svg:width="0.358cm" svg:height="0.39cm" svg:x="5.542cm" svg:y="7.197cm">
          <draw:text-box>
            <text:p text:style-name="P1"><text:span text:style-name="T1">1</text:span><text:span text:style-name="T1">5</text:span></text:p>
          </draw:text-box>
        </draw:frame>
        <draw:polygon draw:style-name="gr39" draw:text-style-name="P36" draw:layer="layout" svg:width="0cm" svg:height="0.123cm" svg:x="7.44cm" svg:y="7.019cm" svg:viewBox="0 0 0 124" draw:points="0,0 0,124">
          <text:p/>
        </draw:polygon>
        <draw:line draw:style-name="gr40" draw:text-style-name="P37" draw:layer="layout" svg:x1="7.44cm" svg:y1="7.019cm" svg:x2="7.44cm" svg:y2="7.143cm">
          <text:p/>
        </draw:line>
        <draw:frame draw:style-name="gr41" draw:text-style-name="P38" draw:layer="layout" svg:width="0.358cm" svg:height="0.39cm" svg:x="6.403cm" svg:y="7.197cm">
          <draw:text-box>
            <text:p text:style-name="P1"><text:span text:style-name="T1">2</text:span><text:span text:style-name="T1">0</text:span></text:p>
          </draw:text-box>
        </draw:frame>
        <draw:frame draw:style-name="gr41" draw:text-style-name="P38" draw:layer="layout" svg:width="0.358cm" svg:height="0.39cm" svg:x="7.264cm" svg:y="7.197cm">
          <draw:text-box>
            <text:p text:style-name="P1"><text:span text:style-name="T1">2</text:span><text:span text:style-name="T1">5</text:span></text:p>
          </draw:text-box>
        </draw:frame>
        <draw:polygon draw:style-name="gr39" draw:text-style-name="P36" draw:layer="layout" svg:width="0.122cm" svg:height="0cm" svg:x="2.925cm" svg:y="2.932cm" svg:viewBox="0 0 123 0" draw:points="123,0 0,0">
          <text:p/>
        </draw:polygon>
        <draw:line draw:style-name="gr40" draw:text-style-name="P37" draw:layer="layout" svg:x1="3.048cm" svg:y1="2.932cm" svg:x2="2.925cm" svg:y2="2.932cm">
          <text:p/>
        </draw:line>
        <draw:frame draw:style-name="gr41" draw:text-style-name="P38" draw:layer="layout" svg:width="5.59cm" svg:height="0.39cm" svg:x="2.929cm" svg:y="7.658cm">
          <draw:text-box>
            <text:p text:style-name="P1"><text:span text:style-name="T1">s</text:span><text:span text:style-name="T1">i</text:span><text:span text:style-name="T1">n</text:span><text:span text:style-name="T1">g</text:span><text:span text:style-name="T1">l</text:span><text:span text:style-name="T1">e </text:span><text:span text:style-name="T1">r</text:span><text:span text:style-name="T1">e</text:span><text:span text:style-name="T1">s</text:span><text:span text:style-name="T1">t</text:span><text:span text:style-name="T1">o</text:span><text:span text:style-name="T1">r</text:span><text:span text:style-name="T1">e</text:span><text:span text:style-name="T1">d</text:span><text:span text:style-name="T1"> </text:span><text:span text:style-name="T1">l</text:span><text:span text:style-name="T1">a</text:span><text:span text:style-name="T1">y</text:span><text:span text:style-name="T1">e</text:span><text:span text:style-name="T1">r </text:span><text:span text:style-name="T1">w</text:span><text:span text:style-name="T1">i</text:span><text:span text:style-name="T1">t</text:span><text:span text:style-name="T1">h</text:span><text:span text:style-name="T1">i</text:span><text:span text:style-name="T1">n</text:span><text:span text:style-name="T1"> </text:span><text:span text:style-name="T1">P</text:span><text:span text:style-name="T1">y</text:span><text:span text:style-name="T1">t</text:span><text:span text:style-name="T1">h</text:span><text:span text:style-name="T1">i</text:span><text:span text:style-name="T1">a</text:span><text:span text:style-name="T1">-</text:span><text:span text:style-name="T1">2</text:span><text:span text:style-name="T1">.</text:span><text:span text:style-name="T1">8</text:span><text:span text:style-name="T1">b</text:span></text:p>
          </draw:text-box>
        </draw:frame>
        <draw:polygon draw:style-name="gr39" draw:text-style-name="P36" draw:layer="layout" svg:width="0.122cm" svg:height="0cm" svg:x="2.925cm" svg:y="3.675cm" svg:viewBox="0 0 123 0" draw:points="123,0 0,0">
          <text:p/>
        </draw:polygon>
        <draw:line draw:style-name="gr40" draw:text-style-name="P37" draw:layer="layout" svg:x1="3.048cm" svg:y1="3.675cm" svg:x2="2.925cm" svg:y2="3.675cm">
          <text:p/>
        </draw:line>
        <draw:frame draw:style-name="gr41" draw:text-style-name="P38" draw:layer="layout" svg:width="0.849cm" svg:height="0.39cm" svg:x="1.959cm" svg:y="2.74cm">
          <draw:text-box>
            <text:p text:style-name="P1"><text:span text:style-name="T1">p</text:span><text:span text:style-name="T1">r</text:span><text:span text:style-name="T1">e</text:span><text:span text:style-name="T1">f</text:span><text:span text:style-name="T1">i</text:span><text:span text:style-name="T1">x</text:span></text:p>
          </draw:text-box>
        </draw:frame>
        <draw:polygon draw:style-name="gr39" draw:text-style-name="P36" draw:layer="layout" svg:width="0.122cm" svg:height="0cm" svg:x="2.925cm" svg:y="4.418cm" svg:viewBox="0 0 123 0" draw:points="123,0 0,0">
          <text:p/>
        </draw:polygon>
        <draw:line draw:style-name="gr40" draw:text-style-name="P37" draw:layer="layout" svg:x1="3.048cm" svg:y1="4.418cm" svg:x2="2.925cm" svg:y2="4.418cm">
          <text:p/>
        </draw:line>
        <draw:frame draw:style-name="gr41" draw:text-style-name="P38" draw:layer="layout" svg:width="1.987cm" svg:height="0.39cm" svg:x="0.823cm" svg:y="3.484cm">
          <draw:text-box>
            <text:p text:style-name="P1"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text:span text:style-name="T1">_</text:span><text:span text:style-name="T1">[</text:span><text:span text:style-name="T1">:</text:span><text:span text:style-name="T1">-</text:span><text:span text:style-name="T1">2</text:span><text:span text:style-name="T1">]</text:span><text:span text:style-name="T1">*</text:span></text:p>
          </draw:text-box>
        </draw:frame>
        <draw:polygon draw:style-name="gr39" draw:text-style-name="P36" draw:layer="layout" svg:width="0.122cm" svg:height="0cm" svg:x="2.925cm" svg:y="5.161cm" svg:viewBox="0 0 123 0" draw:points="123,0 0,0">
          <text:p/>
        </draw:polygon>
        <draw:line draw:style-name="gr40" draw:text-style-name="P37" draw:layer="layout" svg:x1="3.048cm" svg:y1="5.161cm" svg:x2="2.925cm" svg:y2="5.161cm">
          <text:p/>
        </draw:line>
        <draw:frame draw:style-name="gr41" draw:text-style-name="P38" draw:layer="layout" svg:width="2.555cm" svg:height="0.39cm" svg:x="0.254cm" svg:y="4.227cm">
          <draw:text-box>
            <text:p text:style-name="P1"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text:span text:style-name="T1">_</text:span><text:span text:style-name="T1">2</text:span><text:span text:style-name="T1">n</text:span><text:span text:style-name="T1">d</text:span><text:span text:style-name="T1">_</text:span><text:span text:style-name="T1">l</text:span><text:span text:style-name="T1">a</text:span><text:span text:style-name="T1">s</text:span><text:span text:style-name="T1">t</text:span><text:span text:style-name="T1">*</text:span></text:p>
          </draw:text-box>
        </draw:frame>
        <draw:polygon draw:style-name="gr39" draw:text-style-name="P36" draw:layer="layout" svg:width="0.122cm" svg:height="0cm" svg:x="2.925cm" svg:y="5.904cm" svg:viewBox="0 0 123 0" draw:points="123,0 0,0">
          <text:p/>
        </draw:polygon>
        <draw:line draw:style-name="gr40" draw:text-style-name="P37" draw:layer="layout" svg:x1="3.048cm" svg:y1="5.904cm" svg:x2="2.925cm" svg:y2="5.904cm">
          <text:p/>
        </draw:line>
        <draw:frame draw:style-name="gr41" draw:text-style-name="P38" draw:layer="layout" svg:width="1.844cm" svg:height="0.39cm" svg:x="0.96cm" svg:y="4.97cm">
          <draw:text-box>
            <text:p text:style-name="P1"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text:span text:style-name="T1">_</text:span><text:span text:style-name="T1">l</text:span><text:span text:style-name="T1">a</text:span><text:span text:style-name="T1">s</text:span><text:span text:style-name="T1">t</text:span><text:span text:style-name="T1">*</text:span></text:p>
          </draw:text-box>
        </draw:frame>
        <draw:polygon draw:style-name="gr39" draw:text-style-name="P36" draw:layer="layout" svg:width="0.122cm" svg:height="0cm" svg:x="2.925cm" svg:y="6.648cm" svg:viewBox="0 0 123 0" draw:points="123,0 0,0">
          <text:p/>
        </draw:polygon>
        <draw:line draw:style-name="gr40" draw:text-style-name="P37" draw:layer="layout" svg:x1="3.048cm" svg:y1="6.648cm" svg:x2="2.925cm" svg:y2="6.648cm">
          <text:p/>
        </draw:line>
        <draw:frame draw:style-name="gr41" draw:text-style-name="P38" draw:layer="layout" svg:width="1.979cm" svg:height="0.39cm" svg:x="0.833cm" svg:y="5.713cm">
          <draw:text-box>
            <text:p text:style-name="P1"><text:span text:style-name="T1">f</text:span><text:span text:style-name="T1">u</text:span><text:span text:style-name="T1">r</text:span><text:span text:style-name="T1">t</text:span><text:span text:style-name="T1">h</text:span><text:span text:style-name="T1">e</text:span><text:span text:style-name="T1">r</text:span><text:span text:style-name="T1"> </text:span><text:span text:style-name="T1">t</text:span><text:span text:style-name="T1">o</text:span><text:span text:style-name="T1">k</text:span><text:span text:style-name="T1">e</text:span><text:span text:style-name="T1">n</text:span><text:span text:style-name="T1">s</text:span></text:p>
          </draw:text-box>
        </draw:frame>
        <draw:line draw:style-name="gr42" draw:text-style-name="P37" draw:layer="layout" svg:x1="3.048cm" svg:y1="7.019cm" svg:x2="3.048cm" svg:y2="2.56cm">
          <text:p/>
        </draw:line>
        <draw:line draw:style-name="gr42" draw:text-style-name="P37" draw:layer="layout" svg:x1="8.56cm" svg:y1="7.019cm" svg:x2="8.56cm" svg:y2="2.56cm">
          <text:p/>
        </draw:line>
        <draw:line draw:style-name="gr42" draw:text-style-name="P37" draw:layer="layout" svg:x1="3.048cm" svg:y1="7.019cm" svg:x2="8.56cm" svg:y2="7.019cm">
          <text:p/>
        </draw:line>
        <draw:line draw:style-name="gr42" draw:text-style-name="P37" draw:layer="layout" svg:x1="3.048cm" svg:y1="2.56cm" svg:x2="8.56cm" svg:y2="2.56cm">
          <text:p/>
        </draw:line>
        <draw:frame draw:style-name="gr41" draw:text-style-name="P38" draw:layer="layout" svg:width="1.365cm" svg:height="0.39cm" svg:x="1.44cm" svg:y="6.456cm">
          <draw:text-box>
            <text:p text:style-name="P1"><text:span text:style-name="T1">la</text:span><text:span text:style-name="T1">st </text:span><text:span text:style-name="T1">t</text:span><text:span text:style-name="T1">o</text:span><text:span text:style-name="T1">k</text:span><text:span text:style-name="T1">e</text:span><text:span text:style-name="T1">n</text:span></text:p>
          </draw:text-box>
        </draw:frame>
        <draw:polygon draw:style-name="gr11" draw:text-style-name="P8" draw:layer="layout" svg:width="0.223cm" svg:height="4.459cm" svg:x="8.904cm" svg:y="2.56cm" svg:viewBox="0 0 224 4460" draw:points="0,4460 224,4460 224,0 0,0">
          <text:p/>
        </draw:polygon>
        <draw:frame draw:style-name="gr43" draw:text-style-name="P37" draw:layer="layout" svg:width="0.228cm" svg:height="4.457cm" svg:x="8.903cm" svg:y="2.55cm">
          <draw:image xlink:href="Pictures/10000000000000120000015F791A39C6B6C562D0.png" xlink:type="simple" xlink:show="embed" xlink:actuate="onLoad" loext:mime-type="image/png">
            <text:p/>
          </draw:image>
        </draw:frame>
        <draw:polygon draw:style-name="gr39" draw:text-style-name="P36" draw:layer="layout" svg:width="0.123cm" svg:height="0cm" svg:x="9.127cm" svg:y="7.019cm" svg:viewBox="0 0 124 0" draw:points="0,0 124,0">
          <text:p/>
        </draw:polygon>
        <draw:line draw:style-name="gr40" draw:text-style-name="P37" draw:layer="layout" svg:x1="9.127cm" svg:y1="7.019cm" svg:x2="9.251cm" svg:y2="7.019cm">
          <text:p/>
        </draw:line>
        <draw:polygon draw:style-name="gr39" draw:text-style-name="P36" draw:layer="layout" svg:width="0.123cm" svg:height="0cm" svg:x="9.127cm" svg:y="5.904cm" svg:viewBox="0 0 124 0" draw:points="0,0 124,0">
          <text:p/>
        </draw:polygon>
        <draw:line draw:style-name="gr40" draw:text-style-name="P37" draw:layer="layout" svg:x1="9.127cm" svg:y1="5.904cm" svg:x2="9.251cm" svg:y2="5.904cm">
          <text:p/>
        </draw:line>
        <draw:frame draw:style-name="gr41" draw:text-style-name="P38" draw:layer="layout" svg:width="0.447cm" svg:height="0.39cm" svg:x="9.375cm" svg:y="6.828cm">
          <draw:text-box>
            <text:p text:style-name="P1"><text:span text:style-name="T1">0.0</text:span></text:p>
          </draw:text-box>
        </draw:frame>
        <draw:polygon draw:style-name="gr39" draw:text-style-name="P36" draw:layer="layout" svg:width="0.123cm" svg:height="0cm" svg:x="9.127cm" svg:y="4.79cm" svg:viewBox="0 0 124 0" draw:points="0,0 124,0">
          <text:p/>
        </draw:polygon>
        <draw:line draw:style-name="gr40" draw:text-style-name="P37" draw:layer="layout" svg:x1="9.127cm" svg:y1="4.79cm" svg:x2="9.251cm" svg:y2="4.79cm">
          <text:p/>
        </draw:line>
        <draw:frame draw:style-name="gr41" draw:text-style-name="P38" draw:layer="layout" svg:width="0.447cm" svg:height="0.39cm" svg:x="9.375cm" svg:y="5.713cm">
          <draw:text-box>
            <text:p text:style-name="P1"><text:span text:style-name="T1">0.2</text:span></text:p>
          </draw:text-box>
        </draw:frame>
        <draw:polygon draw:style-name="gr39" draw:text-style-name="P36" draw:layer="layout" svg:width="0.123cm" svg:height="0cm" svg:x="9.127cm" svg:y="3.675cm" svg:viewBox="0 0 124 0" draw:points="0,0 124,0">
          <text:p/>
        </draw:polygon>
        <draw:line draw:style-name="gr40" draw:text-style-name="P37" draw:layer="layout" svg:x1="9.127cm" svg:y1="3.675cm" svg:x2="9.251cm" svg:y2="3.675cm">
          <text:p/>
        </draw:line>
        <draw:frame draw:style-name="gr41" draw:text-style-name="P38" draw:layer="layout" svg:width="0.447cm" svg:height="0.39cm" svg:x="9.375cm" svg:y="4.598cm">
          <draw:text-box>
            <text:p text:style-name="P1"><text:span text:style-name="T1">0.4</text:span></text:p>
          </draw:text-box>
        </draw:frame>
        <draw:polygon draw:style-name="gr39" draw:text-style-name="P36" draw:layer="layout" svg:width="0.123cm" svg:height="0cm" svg:x="9.127cm" svg:y="2.56cm" svg:viewBox="0 0 124 0" draw:points="0,0 124,0">
          <text:p/>
        </draw:polygon>
        <draw:line draw:style-name="gr40" draw:text-style-name="P37" draw:layer="layout" svg:x1="9.127cm" svg:y1="2.56cm" svg:x2="9.251cm" svg:y2="2.56cm">
          <text:p/>
        </draw:line>
        <draw:frame draw:style-name="gr41" draw:text-style-name="P38" draw:layer="layout" svg:width="0.447cm" svg:height="0.39cm" svg:x="9.375cm" svg:y="3.483cm">
          <draw:text-box>
            <text:p text:style-name="P1"><text:span text:style-name="T1">0.6</text:span></text:p>
          </draw:text-box>
        </draw:frame>
        <draw:polygon draw:style-name="gr42" draw:text-style-name="P37" draw:layer="layout" svg:width="0.223cm" svg:height="4.459cm" svg:x="8.904cm" svg:y="2.56cm" svg:viewBox="0 0 224 4460" draw:points="0,4460 113,4460 224,4460 224,0 113,0 0,0">
          <text:p/>
        </draw:polygon>
        <draw:frame draw:style-name="gr41" draw:text-style-name="P38" draw:layer="layout" svg:width="0.447cm" svg:height="0.39cm" svg:x="9.375cm" svg:y="2.369cm">
          <draw:text-box>
            <text:p text:style-name="P1"><text:span text:style-name="T1">0.8</text:span></text:p>
          </draw:text-box>
        </draw:frame>
        <draw:frame draw:style-name="gr41" draw:text-style-name="P38" draw:layer="layout" svg:width="0.352cm" svg:height="0.39cm" svg:x="8.89cm" svg:y="7.135cm">
          <draw:text-box>
            <text:p text:style-name="P1"><text:span text:style-name="T1">IE</text:span></text:p>
          </draw:text-box>
        </draw:frame>
        <draw:polygon draw:style-name="gr11" draw:text-style-name="P8" draw:layer="layout" svg:width="5.512cm" svg:height="4.459cm" svg:x="10.542cm" svg:y="2.559cm" svg:viewBox="0 0 5513 4460" draw:points="0,4460 5513,4460 5513,0 0,0">
          <text:p/>
        </draw:polygon>
        <draw:polygon draw:style-name="gr44" draw:text-style-name="P39" draw:layer="layout" svg:width="0.172cm" svg:height="0.744cm" svg:x="10.542cm" svg:y="4.045cm" svg:viewBox="0 0 173 745" draw:points="0,0 0,745 173,745 173,0">
          <text:p/>
        </draw:polygon>
        <draw:polygon draw:style-name="gr45" draw:text-style-name="P40" draw:layer="layout" svg:width="0.173cm" svg:height="0.744cm" svg:x="10.714cm" svg:y="4.045cm" svg:viewBox="0 0 174 745" draw:points="0,0 0,745 174,745 174,0">
          <text:p/>
        </draw:polygon>
        <draw:polygon draw:style-name="gr46" draw:text-style-name="P41" draw:layer="layout" svg:width="0.172cm" svg:height="0.744cm" svg:x="10.887cm" svg:y="4.045cm" svg:viewBox="0 0 173 745" draw:points="0,0 0,745 173,745 173,0">
          <text:p/>
        </draw:polygon>
        <draw:polygon draw:style-name="gr46" draw:text-style-name="P41" draw:layer="layout" svg:width="0.172cm" svg:height="0.744cm" svg:x="11.059cm" svg:y="4.045cm" svg:viewBox="0 0 173 745" draw:points="0,0 0,745 173,745 173,0">
          <text:p/>
        </draw:polygon>
        <draw:polygon draw:style-name="gr46" draw:text-style-name="P41" draw:layer="layout" svg:width="0.172cm" svg:height="0.744cm" svg:x="11.231cm" svg:y="4.045cm" svg:viewBox="0 0 173 745" draw:points="0,0 0,745 173,745 173,0">
          <text:p/>
        </draw:polygon>
        <draw:polygon draw:style-name="gr46" draw:text-style-name="P41" draw:layer="layout" svg:width="0.173cm" svg:height="0.744cm" svg:x="11.403cm" svg:y="4.045cm" svg:viewBox="0 0 174 745" draw:points="0,0 0,745 174,745 174,0">
          <text:p/>
        </draw:polygon>
        <draw:polygon draw:style-name="gr47" draw:text-style-name="P42" draw:layer="layout" svg:width="0.172cm" svg:height="0.744cm" svg:x="11.576cm" svg:y="4.045cm" svg:viewBox="0 0 173 745" draw:points="0,0 0,745 173,745 173,0">
          <text:p/>
        </draw:polygon>
        <draw:polygon draw:style-name="gr47" draw:text-style-name="P42" draw:layer="layout" svg:width="0.172cm" svg:height="0.744cm" svg:x="11.748cm" svg:y="4.045cm" svg:viewBox="0 0 173 745" draw:points="0,0 0,745 173,745 173,0">
          <text:p/>
        </draw:polygon>
        <draw:polygon draw:style-name="gr48" draw:text-style-name="P43" draw:layer="layout" svg:width="0.172cm" svg:height="0.744cm" svg:x="11.92cm" svg:y="4.045cm" svg:viewBox="0 0 173 745" draw:points="0,0 0,745 173,745 173,0">
          <text:p/>
        </draw:polygon>
        <draw:polygon draw:style-name="gr47" draw:text-style-name="P42" draw:layer="layout" svg:width="0.173cm" svg:height="0.744cm" svg:x="12.092cm" svg:y="4.045cm" svg:viewBox="0 0 174 745" draw:points="0,0 0,745 174,745 174,0">
          <text:p/>
        </draw:polygon>
        <draw:polygon draw:style-name="gr49" draw:text-style-name="P44" draw:layer="layout" svg:width="0.172cm" svg:height="0.744cm" svg:x="12.265cm" svg:y="4.045cm" svg:viewBox="0 0 173 745" draw:points="0,0 0,745 173,745 173,0">
          <text:p/>
        </draw:polygon>
        <draw:polygon draw:style-name="gr50" draw:text-style-name="P45" draw:layer="layout" svg:width="0.172cm" svg:height="0.744cm" svg:x="12.437cm" svg:y="4.045cm" svg:viewBox="0 0 173 745" draw:points="0,0 0,745 173,745 173,0">
          <text:p/>
        </draw:polygon>
        <draw:polygon draw:style-name="gr51" draw:text-style-name="P46" draw:layer="layout" svg:width="0.172cm" svg:height="0.744cm" svg:x="12.609cm" svg:y="4.045cm" svg:viewBox="0 0 173 745" draw:points="0,0 0,745 173,745 173,0">
          <text:p/>
        </draw:polygon>
        <draw:polygon draw:style-name="gr51" draw:text-style-name="P46" draw:layer="layout" svg:width="0.173cm" svg:height="0.744cm" svg:x="12.781cm" svg:y="4.045cm" svg:viewBox="0 0 174 745" draw:points="0,0 0,745 174,745 174,0">
          <text:p/>
        </draw:polygon>
        <draw:polygon draw:style-name="gr52" draw:text-style-name="P47" draw:layer="layout" svg:width="0.172cm" svg:height="0.744cm" svg:x="12.954cm" svg:y="4.045cm" svg:viewBox="0 0 173 745" draw:points="0,0 0,745 173,745 173,0">
          <text:p/>
        </draw:polygon>
        <draw:polygon draw:style-name="gr52" draw:text-style-name="P47" draw:layer="layout" svg:width="0.172cm" svg:height="0.744cm" svg:x="13.126cm" svg:y="4.045cm" svg:viewBox="0 0 173 745" draw:points="0,0 0,745 173,745 173,0">
          <text:p/>
        </draw:polygon>
        <draw:polygon draw:style-name="gr52" draw:text-style-name="P47" draw:layer="layout" svg:width="0.172cm" svg:height="0.744cm" svg:x="13.298cm" svg:y="4.045cm" svg:viewBox="0 0 173 745" draw:points="0,0 0,745 173,745 173,0">
          <text:p/>
        </draw:polygon>
        <draw:polygon draw:style-name="gr51" draw:text-style-name="P46" draw:layer="layout" svg:width="0.173cm" svg:height="0.744cm" svg:x="13.47cm" svg:y="4.045cm" svg:viewBox="0 0 174 745" draw:points="0,0 0,745 174,745 174,0">
          <text:p/>
        </draw:polygon>
        <draw:polygon draw:style-name="gr52" draw:text-style-name="P47" draw:layer="layout" svg:width="0.172cm" svg:height="0.744cm" svg:x="13.643cm" svg:y="4.045cm" svg:viewBox="0 0 173 745" draw:points="0,0 0,745 173,745 173,0">
          <text:p/>
        </draw:polygon>
        <draw:polygon draw:style-name="gr52" draw:text-style-name="P47" draw:layer="layout" svg:width="0.172cm" svg:height="0.744cm" svg:x="13.815cm" svg:y="4.045cm" svg:viewBox="0 0 173 745" draw:points="0,0 0,745 173,745 173,0">
          <text:p/>
        </draw:polygon>
        <draw:polygon draw:style-name="gr52" draw:text-style-name="P47" draw:layer="layout" svg:width="0.172cm" svg:height="0.744cm" svg:x="13.987cm" svg:y="4.045cm" svg:viewBox="0 0 173 745" draw:points="0,0 0,745 173,745 173,0">
          <text:p/>
        </draw:polygon>
        <draw:polygon draw:style-name="gr53" draw:text-style-name="P48" draw:layer="layout" svg:width="0.173cm" svg:height="0.744cm" svg:x="14.159cm" svg:y="4.045cm" svg:viewBox="0 0 174 745" draw:points="0,0 0,745 174,745 174,0">
          <text:p/>
        </draw:polygon>
        <draw:polygon draw:style-name="gr53" draw:text-style-name="P48" draw:layer="layout" svg:width="0.172cm" svg:height="0.744cm" svg:x="14.332cm" svg:y="4.045cm" svg:viewBox="0 0 173 745" draw:points="0,0 0,745 173,745 173,0">
          <text:p/>
        </draw:polygon>
        <draw:polygon draw:style-name="gr53" draw:text-style-name="P48" draw:layer="layout" svg:width="0.172cm" svg:height="0.744cm" svg:x="14.504cm" svg:y="4.045cm" svg:viewBox="0 0 173 745" draw:points="0,0 0,745 173,745 173,0">
          <text:p/>
        </draw:polygon>
        <draw:polygon draw:style-name="gr50" draw:text-style-name="P45" draw:layer="layout" svg:width="0.172cm" svg:height="0.744cm" svg:x="14.676cm" svg:y="4.045cm" svg:viewBox="0 0 173 745" draw:points="0,0 0,745 173,745 173,0">
          <text:p/>
        </draw:polygon>
        <draw:polygon draw:style-name="gr52" draw:text-style-name="P47" draw:layer="layout" svg:width="0.172cm" svg:height="0.744cm" svg:x="14.848cm" svg:y="4.045cm" svg:viewBox="0 0 173 745" draw:points="0,0 0,745 173,745 173,0">
          <text:p/>
        </draw:polygon>
        <draw:polygon draw:style-name="gr50" draw:text-style-name="P45" draw:layer="layout" svg:width="0.173cm" svg:height="0.744cm" svg:x="15.02cm" svg:y="4.045cm" svg:viewBox="0 0 174 745" draw:points="0,0 0,745 174,745 174,0">
          <text:p/>
        </draw:polygon>
        <draw:polygon draw:style-name="gr51" draw:text-style-name="P46" draw:layer="layout" svg:width="0.172cm" svg:height="0.744cm" svg:x="15.193cm" svg:y="4.045cm" svg:viewBox="0 0 173 745" draw:points="0,0 0,745 173,745 173,0">
          <text:p/>
        </draw:polygon>
        <draw:polygon draw:style-name="gr54" draw:text-style-name="P49" draw:layer="layout" svg:width="0.172cm" svg:height="0.744cm" svg:x="15.365cm" svg:y="4.045cm" svg:viewBox="0 0 173 745" draw:points="0,0 0,745 173,745 173,0">
          <text:p/>
        </draw:polygon>
        <draw:polygon draw:style-name="gr54" draw:text-style-name="P49" draw:layer="layout" svg:width="0.172cm" svg:height="0.744cm" svg:x="15.537cm" svg:y="4.045cm" svg:viewBox="0 0 173 745" draw:points="0,0 0,745 173,745 173,0">
          <text:p/>
        </draw:polygon>
        <draw:polygon draw:style-name="gr54" draw:text-style-name="P49" draw:layer="layout" svg:width="0.173cm" svg:height="0.744cm" svg:x="15.709cm" svg:y="4.045cm" svg:viewBox="0 0 174 745" draw:points="0,0 0,745 174,745 174,0">
          <text:p/>
        </draw:polygon>
        <draw:polygon draw:style-name="gr47" draw:text-style-name="P42" draw:layer="layout" svg:width="0.172cm" svg:height="0.744cm" svg:x="15.882cm" svg:y="4.045cm" svg:viewBox="0 0 173 745" draw:points="0,0 0,745 173,745 173,0">
          <text:p/>
        </draw:polygon>
        <draw:polygon draw:style-name="gr55" draw:text-style-name="P50" draw:layer="layout" svg:width="0.172cm" svg:height="0.743cm" svg:x="10.542cm" svg:y="4.789cm" svg:viewBox="0 0 173 744" draw:points="0,0 0,744 173,744 173,0">
          <text:p/>
        </draw:polygon>
        <draw:polygon draw:style-name="gr56" draw:text-style-name="P51" draw:layer="layout" svg:width="0.173cm" svg:height="0.743cm" svg:x="10.714cm" svg:y="4.789cm" svg:viewBox="0 0 174 744" draw:points="0,0 0,744 174,744 174,0">
          <text:p/>
        </draw:polygon>
        <draw:polygon draw:style-name="gr57" draw:text-style-name="P52" draw:layer="layout" svg:width="0.172cm" svg:height="0.743cm" svg:x="10.887cm" svg:y="4.789cm" svg:viewBox="0 0 173 744" draw:points="0,0 0,744 173,744 173,0">
          <text:p/>
        </draw:polygon>
        <draw:polygon draw:style-name="gr58" draw:text-style-name="P53" draw:layer="layout" svg:width="0.172cm" svg:height="0.743cm" svg:x="11.059cm" svg:y="4.789cm" svg:viewBox="0 0 173 744" draw:points="0,0 0,744 173,744 173,0">
          <text:p/>
        </draw:polygon>
        <draw:polygon draw:style-name="gr59" draw:text-style-name="P54" draw:layer="layout" svg:width="0.172cm" svg:height="0.743cm" svg:x="11.231cm" svg:y="4.789cm" svg:viewBox="0 0 173 744" draw:points="0,0 0,744 173,744 173,0">
          <text:p/>
        </draw:polygon>
        <draw:polygon draw:style-name="gr60" draw:text-style-name="P55" draw:layer="layout" svg:width="0.173cm" svg:height="0.743cm" svg:x="11.403cm" svg:y="4.789cm" svg:viewBox="0 0 174 744" draw:points="0,0 0,744 174,744 174,0">
          <text:p/>
        </draw:polygon>
        <draw:polygon draw:style-name="gr61" draw:text-style-name="P56" draw:layer="layout" svg:width="0.172cm" svg:height="0.743cm" svg:x="11.576cm" svg:y="4.789cm" svg:viewBox="0 0 173 744" draw:points="0,0 0,744 173,744 173,0">
          <text:p/>
        </draw:polygon>
        <draw:polygon draw:style-name="gr56" draw:text-style-name="P51" draw:layer="layout" svg:width="0.172cm" svg:height="0.743cm" svg:x="11.748cm" svg:y="4.789cm" svg:viewBox="0 0 173 744" draw:points="0,0 0,744 173,744 173,0">
          <text:p/>
        </draw:polygon>
        <draw:polygon draw:style-name="gr62" draw:text-style-name="P57" draw:layer="layout" svg:width="0.172cm" svg:height="0.743cm" svg:x="11.92cm" svg:y="4.789cm" svg:viewBox="0 0 173 744" draw:points="0,0 0,744 173,744 173,0">
          <text:p/>
        </draw:polygon>
        <draw:polygon draw:style-name="gr63" draw:text-style-name="P58" draw:layer="layout" svg:width="0.173cm" svg:height="0.743cm" svg:x="12.092cm" svg:y="4.789cm" svg:viewBox="0 0 174 744" draw:points="0,0 0,744 174,744 174,0">
          <text:p/>
        </draw:polygon>
        <draw:polygon draw:style-name="gr64" draw:text-style-name="P59" draw:layer="layout" svg:width="0.172cm" svg:height="0.743cm" svg:x="12.265cm" svg:y="4.789cm" svg:viewBox="0 0 173 744" draw:points="0,0 0,744 173,744 173,0">
          <text:p/>
        </draw:polygon>
        <draw:polygon draw:style-name="gr65" draw:text-style-name="P60" draw:layer="layout" svg:width="0.172cm" svg:height="0.743cm" svg:x="12.437cm" svg:y="4.789cm" svg:viewBox="0 0 173 744" draw:points="0,0 0,744 173,744 173,0">
          <text:p/>
        </draw:polygon>
        <draw:polygon draw:style-name="gr66" draw:text-style-name="P61" draw:layer="layout" svg:width="0.172cm" svg:height="0.743cm" svg:x="12.609cm" svg:y="4.789cm" svg:viewBox="0 0 173 744" draw:points="0,0 0,744 173,744 173,0">
          <text:p/>
        </draw:polygon>
        <draw:polygon draw:style-name="gr67" draw:text-style-name="P62" draw:layer="layout" svg:width="0.173cm" svg:height="0.743cm" svg:x="12.781cm" svg:y="4.789cm" svg:viewBox="0 0 174 744" draw:points="0,0 0,744 174,744 174,0">
          <text:p/>
        </draw:polygon>
        <draw:polygon draw:style-name="gr68" draw:text-style-name="P63" draw:layer="layout" svg:width="0.172cm" svg:height="0.743cm" svg:x="12.954cm" svg:y="4.789cm" svg:viewBox="0 0 173 744" draw:points="0,0 0,744 173,744 173,0">
          <text:p/>
        </draw:polygon>
        <draw:polygon draw:style-name="gr69" draw:text-style-name="P64" draw:layer="layout" svg:width="0.172cm" svg:height="0.743cm" svg:x="13.126cm" svg:y="4.789cm" svg:viewBox="0 0 173 744" draw:points="0,0 0,744 173,744 173,0">
          <text:p/>
        </draw:polygon>
        <draw:polygon draw:style-name="gr69" draw:text-style-name="P64" draw:layer="layout" svg:width="0.172cm" svg:height="0.743cm" svg:x="13.298cm" svg:y="4.789cm" svg:viewBox="0 0 173 744" draw:points="0,0 0,744 173,744 173,0">
          <text:p/>
        </draw:polygon>
        <draw:polygon draw:style-name="gr70" draw:text-style-name="P65" draw:layer="layout" svg:width="0.173cm" svg:height="0.743cm" svg:x="13.47cm" svg:y="4.789cm" svg:viewBox="0 0 174 744" draw:points="0,0 0,744 174,744 174,0">
          <text:p/>
        </draw:polygon>
        <draw:polygon draw:style-name="gr45" draw:text-style-name="P40" draw:layer="layout" svg:width="0.172cm" svg:height="0.743cm" svg:x="13.643cm" svg:y="4.789cm" svg:viewBox="0 0 173 744" draw:points="0,0 0,744 173,744 173,0">
          <text:p/>
        </draw:polygon>
        <draw:polygon draw:style-name="gr71" draw:text-style-name="P66" draw:layer="layout" svg:width="0.172cm" svg:height="0.743cm" svg:x="13.815cm" svg:y="4.789cm" svg:viewBox="0 0 173 744" draw:points="0,0 0,744 173,744 173,0">
          <text:p/>
        </draw:polygon>
        <draw:polygon draw:style-name="gr49" draw:text-style-name="P44" draw:layer="layout" svg:width="0.172cm" svg:height="0.743cm" svg:x="13.987cm" svg:y="4.789cm" svg:viewBox="0 0 173 744" draw:points="0,0 0,744 173,744 173,0">
          <text:p/>
        </draw:polygon>
        <draw:polygon draw:style-name="gr54" draw:text-style-name="P49" draw:layer="layout" svg:width="0.173cm" svg:height="0.743cm" svg:x="14.159cm" svg:y="4.789cm" svg:viewBox="0 0 174 744" draw:points="0,0 0,744 174,744 174,0">
          <text:p/>
        </draw:polygon>
        <draw:polygon draw:style-name="gr50" draw:text-style-name="P45" draw:layer="layout" svg:width="0.172cm" svg:height="0.743cm" svg:x="14.332cm" svg:y="4.789cm" svg:viewBox="0 0 173 744" draw:points="0,0 0,744 173,744 173,0">
          <text:p/>
        </draw:polygon>
        <draw:polygon draw:style-name="gr51" draw:text-style-name="P46" draw:layer="layout" svg:width="0.172cm" svg:height="0.743cm" svg:x="14.504cm" svg:y="4.789cm" svg:viewBox="0 0 173 744" draw:points="0,0 0,744 173,744 173,0">
          <text:p/>
        </draw:polygon>
        <draw:polygon draw:style-name="gr51" draw:text-style-name="P46" draw:layer="layout" svg:width="0.172cm" svg:height="0.743cm" svg:x="14.676cm" svg:y="4.789cm" svg:viewBox="0 0 173 744" draw:points="0,0 0,744 173,744 173,0">
          <text:p/>
        </draw:polygon>
        <draw:polygon draw:style-name="gr51" draw:text-style-name="P46" draw:layer="layout" svg:width="0.172cm" svg:height="0.743cm" svg:x="14.848cm" svg:y="4.789cm" svg:viewBox="0 0 173 744" draw:points="0,0 0,744 173,744 173,0">
          <text:p/>
        </draw:polygon>
        <draw:polygon draw:style-name="gr54" draw:text-style-name="P49" draw:layer="layout" svg:width="0.173cm" svg:height="0.743cm" svg:x="15.02cm" svg:y="4.789cm" svg:viewBox="0 0 174 744" draw:points="0,0 0,744 174,744 174,0">
          <text:p/>
        </draw:polygon>
        <draw:polygon draw:style-name="gr51" draw:text-style-name="P46" draw:layer="layout" svg:width="0.172cm" svg:height="0.743cm" svg:x="15.193cm" svg:y="4.789cm" svg:viewBox="0 0 173 744" draw:points="0,0 0,744 173,744 173,0">
          <text:p/>
        </draw:polygon>
        <draw:polygon draw:style-name="gr51" draw:text-style-name="P46" draw:layer="layout" svg:width="0.172cm" svg:height="0.743cm" svg:x="15.365cm" svg:y="4.789cm" svg:viewBox="0 0 173 744" draw:points="0,0 0,744 173,744 173,0">
          <text:p/>
        </draw:polygon>
        <draw:polygon draw:style-name="gr50" draw:text-style-name="P45" draw:layer="layout" svg:width="0.172cm" svg:height="0.743cm" svg:x="15.537cm" svg:y="4.789cm" svg:viewBox="0 0 173 744" draw:points="0,0 0,744 173,744 173,0">
          <text:p/>
        </draw:polygon>
        <draw:polygon draw:style-name="gr50" draw:text-style-name="P45" draw:layer="layout" svg:width="0.173cm" svg:height="0.743cm" svg:x="15.709cm" svg:y="4.789cm" svg:viewBox="0 0 174 744" draw:points="0,0 0,744 174,744 174,0">
          <text:p/>
        </draw:polygon>
        <draw:polygon draw:style-name="gr50" draw:text-style-name="P45" draw:layer="layout" svg:width="0.172cm" svg:height="0.743cm" svg:x="15.882cm" svg:y="4.789cm" svg:viewBox="0 0 173 744" draw:points="0,0 0,744 173,744 173,0">
          <text:p/>
        </draw:polygon>
        <draw:polygon draw:style-name="gr50" draw:text-style-name="P45" draw:layer="layout" svg:width="0.172cm" svg:height="0.743cm" svg:x="10.542cm" svg:y="5.532cm" svg:viewBox="0 0 173 744" draw:points="0,0 0,744 173,744 173,0">
          <text:p/>
        </draw:polygon>
        <draw:polygon draw:style-name="gr52" draw:text-style-name="P47" draw:layer="layout" svg:width="0.173cm" svg:height="0.743cm" svg:x="10.714cm" svg:y="5.532cm" svg:viewBox="0 0 174 744" draw:points="0,0 0,744 174,744 174,0">
          <text:p/>
        </draw:polygon>
        <draw:polygon draw:style-name="gr52" draw:text-style-name="P47" draw:layer="layout" svg:width="0.172cm" svg:height="0.743cm" svg:x="10.887cm" svg:y="5.532cm" svg:viewBox="0 0 173 744" draw:points="0,0 0,744 173,744 173,0">
          <text:p/>
        </draw:polygon>
        <draw:polygon draw:style-name="gr52" draw:text-style-name="P47" draw:layer="layout" svg:width="0.172cm" svg:height="0.743cm" svg:x="11.059cm" svg:y="5.532cm" svg:viewBox="0 0 173 744" draw:points="0,0 0,744 173,744 173,0">
          <text:p/>
        </draw:polygon>
        <draw:polygon draw:style-name="gr52" draw:text-style-name="P47" draw:layer="layout" svg:width="0.172cm" svg:height="0.743cm" svg:x="11.231cm" svg:y="5.532cm" svg:viewBox="0 0 173 744" draw:points="0,0 0,744 173,744 173,0">
          <text:p/>
        </draw:polygon>
        <draw:polygon draw:style-name="gr52" draw:text-style-name="P47" draw:layer="layout" svg:width="0.173cm" svg:height="0.743cm" svg:x="11.403cm" svg:y="5.532cm" svg:viewBox="0 0 174 744" draw:points="0,0 0,744 174,744 174,0">
          <text:p/>
        </draw:polygon>
        <draw:polygon draw:style-name="gr53" draw:text-style-name="P48" draw:layer="layout" svg:width="0.172cm" svg:height="0.743cm" svg:x="11.576cm" svg:y="5.532cm" svg:viewBox="0 0 173 744" draw:points="0,0 0,744 173,744 173,0">
          <text:p/>
        </draw:polygon>
        <draw:polygon draw:style-name="gr52" draw:text-style-name="P47" draw:layer="layout" svg:width="0.172cm" svg:height="0.743cm" svg:x="11.748cm" svg:y="5.532cm" svg:viewBox="0 0 173 744" draw:points="0,0 0,744 173,744 173,0">
          <text:p/>
        </draw:polygon>
        <draw:polygon draw:style-name="gr52" draw:text-style-name="P47" draw:layer="layout" svg:width="0.172cm" svg:height="0.743cm" svg:x="11.92cm" svg:y="5.532cm" svg:viewBox="0 0 173 744" draw:points="0,0 0,744 173,744 173,0">
          <text:p/>
        </draw:polygon>
        <draw:polygon draw:style-name="gr53" draw:text-style-name="P48" draw:layer="layout" svg:width="0.173cm" svg:height="0.743cm" svg:x="12.092cm" svg:y="5.532cm" svg:viewBox="0 0 174 744" draw:points="0,0 0,744 174,744 174,0">
          <text:p/>
        </draw:polygon>
        <draw:polygon draw:style-name="gr52" draw:text-style-name="P47" draw:layer="layout" svg:width="0.172cm" svg:height="0.743cm" svg:x="12.265cm" svg:y="5.532cm" svg:viewBox="0 0 173 744" draw:points="0,0 0,744 173,744 173,0">
          <text:p/>
        </draw:polygon>
        <draw:polygon draw:style-name="gr52" draw:text-style-name="P47" draw:layer="layout" svg:width="0.172cm" svg:height="0.743cm" svg:x="12.437cm" svg:y="5.532cm" svg:viewBox="0 0 173 744" draw:points="0,0 0,744 173,744 173,0">
          <text:p/>
        </draw:polygon>
        <draw:polygon draw:style-name="gr50" draw:text-style-name="P45" draw:layer="layout" svg:width="0.172cm" svg:height="0.743cm" svg:x="12.609cm" svg:y="5.532cm" svg:viewBox="0 0 173 744" draw:points="0,0 0,744 173,744 173,0">
          <text:p/>
        </draw:polygon>
        <draw:polygon draw:style-name="gr53" draw:text-style-name="P48" draw:layer="layout" svg:width="0.173cm" svg:height="0.743cm" svg:x="12.781cm" svg:y="5.532cm" svg:viewBox="0 0 174 744" draw:points="0,0 0,744 174,744 174,0">
          <text:p/>
        </draw:polygon>
        <draw:polygon draw:style-name="gr53" draw:text-style-name="P48" draw:layer="layout" svg:width="0.172cm" svg:height="0.743cm" svg:x="12.954cm" svg:y="5.532cm" svg:viewBox="0 0 173 744" draw:points="0,0 0,744 173,744 173,0">
          <text:p/>
        </draw:polygon>
        <draw:polygon draw:style-name="gr53" draw:text-style-name="P48" draw:layer="layout" svg:width="0.172cm" svg:height="0.743cm" svg:x="13.126cm" svg:y="5.532cm" svg:viewBox="0 0 173 744" draw:points="0,0 0,744 173,744 173,0">
          <text:p/>
        </draw:polygon>
        <draw:polygon draw:style-name="gr52" draw:text-style-name="P47" draw:layer="layout" svg:width="0.172cm" svg:height="0.743cm" svg:x="13.298cm" svg:y="5.532cm" svg:viewBox="0 0 173 744" draw:points="0,0 0,744 173,744 173,0">
          <text:p/>
        </draw:polygon>
        <draw:polygon draw:style-name="gr52" draw:text-style-name="P47" draw:layer="layout" svg:width="0.173cm" svg:height="0.743cm" svg:x="13.47cm" svg:y="5.532cm" svg:viewBox="0 0 174 744" draw:points="0,0 0,744 174,744 174,0">
          <text:p/>
        </draw:polygon>
        <draw:polygon draw:style-name="gr52" draw:text-style-name="P47" draw:layer="layout" svg:width="0.172cm" svg:height="0.743cm" svg:x="13.643cm" svg:y="5.532cm" svg:viewBox="0 0 173 744" draw:points="0,0 0,744 173,744 173,0">
          <text:p/>
        </draw:polygon>
        <draw:polygon draw:style-name="gr52" draw:text-style-name="P47" draw:layer="layout" svg:width="0.172cm" svg:height="0.743cm" svg:x="13.815cm" svg:y="5.532cm" svg:viewBox="0 0 173 744" draw:points="0,0 0,744 173,744 173,0">
          <text:p/>
        </draw:polygon>
        <draw:polygon draw:style-name="gr52" draw:text-style-name="P47" draw:layer="layout" svg:width="0.172cm" svg:height="0.743cm" svg:x="13.987cm" svg:y="5.532cm" svg:viewBox="0 0 173 744" draw:points="0,0 0,744 173,744 173,0">
          <text:p/>
        </draw:polygon>
        <draw:polygon draw:style-name="gr50" draw:text-style-name="P45" draw:layer="layout" svg:width="0.173cm" svg:height="0.743cm" svg:x="14.159cm" svg:y="5.532cm" svg:viewBox="0 0 174 744" draw:points="0,0 0,744 174,744 174,0">
          <text:p/>
        </draw:polygon>
        <draw:polygon draw:style-name="gr50" draw:text-style-name="P45" draw:layer="layout" svg:width="0.172cm" svg:height="0.743cm" svg:x="14.332cm" svg:y="5.532cm" svg:viewBox="0 0 173 744" draw:points="0,0 0,744 173,744 173,0">
          <text:p/>
        </draw:polygon>
        <draw:polygon draw:style-name="gr50" draw:text-style-name="P45" draw:layer="layout" svg:width="0.172cm" svg:height="0.743cm" svg:x="14.504cm" svg:y="5.532cm" svg:viewBox="0 0 173 744" draw:points="0,0 0,744 173,744 173,0">
          <text:p/>
        </draw:polygon>
        <draw:polygon draw:style-name="gr50" draw:text-style-name="P45" draw:layer="layout" svg:width="0.172cm" svg:height="0.743cm" svg:x="14.676cm" svg:y="5.532cm" svg:viewBox="0 0 173 744" draw:points="0,0 0,744 173,744 173,0">
          <text:p/>
        </draw:polygon>
        <draw:polygon draw:style-name="gr50" draw:text-style-name="P45" draw:layer="layout" svg:width="0.172cm" svg:height="0.743cm" svg:x="14.848cm" svg:y="5.532cm" svg:viewBox="0 0 173 744" draw:points="0,0 0,744 173,744 173,0">
          <text:p/>
        </draw:polygon>
        <draw:polygon draw:style-name="gr50" draw:text-style-name="P45" draw:layer="layout" svg:width="0.173cm" svg:height="0.743cm" svg:x="15.02cm" svg:y="5.532cm" svg:viewBox="0 0 174 744" draw:points="0,0 0,744 174,744 174,0">
          <text:p/>
        </draw:polygon>
        <draw:polygon draw:style-name="gr50" draw:text-style-name="P45" draw:layer="layout" svg:width="0.172cm" svg:height="0.743cm" svg:x="15.193cm" svg:y="5.532cm" svg:viewBox="0 0 173 744" draw:points="0,0 0,744 173,744 173,0">
          <text:p/>
        </draw:polygon>
        <draw:polygon draw:style-name="gr50" draw:text-style-name="P45" draw:layer="layout" svg:width="0.172cm" svg:height="0.743cm" svg:x="15.365cm" svg:y="5.532cm" svg:viewBox="0 0 173 744" draw:points="0,0 0,744 173,744 173,0">
          <text:p/>
        </draw:polygon>
        <draw:polygon draw:style-name="gr52" draw:text-style-name="P47" draw:layer="layout" svg:width="0.172cm" svg:height="0.743cm" svg:x="15.537cm" svg:y="5.532cm" svg:viewBox="0 0 173 744" draw:points="0,0 0,744 173,744 173,0">
          <text:p/>
        </draw:polygon>
        <draw:polygon draw:style-name="gr52" draw:text-style-name="P47" draw:layer="layout" svg:width="0.173cm" svg:height="0.743cm" svg:x="15.709cm" svg:y="5.532cm" svg:viewBox="0 0 174 744" draw:points="0,0 0,744 174,744 174,0">
          <text:p/>
        </draw:polygon>
        <draw:polygon draw:style-name="gr52" draw:text-style-name="P47" draw:layer="layout" svg:width="0.172cm" svg:height="0.743cm" svg:x="15.882cm" svg:y="5.532cm" svg:viewBox="0 0 173 744" draw:points="0,0 0,744 173,744 173,0">
          <text:p/>
        </draw:polygon>
        <draw:polygon draw:style-name="gr51" draw:text-style-name="P46" draw:layer="layout" svg:width="0.172cm" svg:height="0.743cm" svg:x="10.542cm" svg:y="6.275cm" svg:viewBox="0 0 173 744" draw:points="0,0 0,744 173,744 173,0">
          <text:p/>
        </draw:polygon>
        <draw:polygon draw:style-name="gr50" draw:text-style-name="P45" draw:layer="layout" svg:width="0.173cm" svg:height="0.743cm" svg:x="10.714cm" svg:y="6.275cm" svg:viewBox="0 0 174 744" draw:points="0,0 0,744 174,744 174,0">
          <text:p/>
        </draw:polygon>
        <draw:polygon draw:style-name="gr50" draw:text-style-name="P45" draw:layer="layout" svg:width="0.172cm" svg:height="0.743cm" svg:x="10.887cm" svg:y="6.275cm" svg:viewBox="0 0 173 744" draw:points="0,0 0,744 173,744 173,0">
          <text:p/>
        </draw:polygon>
        <draw:polygon draw:style-name="gr51" draw:text-style-name="P46" draw:layer="layout" svg:width="0.172cm" svg:height="0.743cm" svg:x="11.059cm" svg:y="6.275cm" svg:viewBox="0 0 173 744" draw:points="0,0 0,744 173,744 173,0">
          <text:p/>
        </draw:polygon>
        <draw:polygon draw:style-name="gr50" draw:text-style-name="P45" draw:layer="layout" svg:width="0.172cm" svg:height="0.743cm" svg:x="11.231cm" svg:y="6.275cm" svg:viewBox="0 0 173 744" draw:points="0,0 0,744 173,744 173,0">
          <text:p/>
        </draw:polygon>
        <draw:polygon draw:style-name="gr51" draw:text-style-name="P46" draw:layer="layout" svg:width="0.173cm" svg:height="0.743cm" svg:x="11.403cm" svg:y="6.275cm" svg:viewBox="0 0 174 744" draw:points="0,0 0,744 174,744 174,0">
          <text:p/>
        </draw:polygon>
        <draw:polygon draw:style-name="gr54" draw:text-style-name="P49" draw:layer="layout" svg:width="0.172cm" svg:height="0.743cm" svg:x="11.576cm" svg:y="6.275cm" svg:viewBox="0 0 173 744" draw:points="0,0 0,744 173,744 173,0">
          <text:p/>
        </draw:polygon>
        <draw:polygon draw:style-name="gr50" draw:text-style-name="P45" draw:layer="layout" svg:width="0.172cm" svg:height="0.743cm" svg:x="11.748cm" svg:y="6.275cm" svg:viewBox="0 0 173 744" draw:points="0,0 0,744 173,744 173,0">
          <text:p/>
        </draw:polygon>
        <draw:polygon draw:style-name="gr51" draw:text-style-name="P46" draw:layer="layout" svg:width="0.172cm" svg:height="0.743cm" svg:x="11.92cm" svg:y="6.275cm" svg:viewBox="0 0 173 744" draw:points="0,0 0,744 173,744 173,0">
          <text:p/>
        </draw:polygon>
        <draw:polygon draw:style-name="gr47" draw:text-style-name="P42" draw:layer="layout" svg:width="0.173cm" svg:height="0.743cm" svg:x="12.092cm" svg:y="6.275cm" svg:viewBox="0 0 174 744" draw:points="0,0 0,744 174,744 174,0">
          <text:p/>
        </draw:polygon>
        <draw:polygon draw:style-name="gr52" draw:text-style-name="P47" draw:layer="layout" svg:width="0.172cm" svg:height="0.743cm" svg:x="12.265cm" svg:y="6.275cm" svg:viewBox="0 0 173 744" draw:points="0,0 0,744 173,744 173,0">
          <text:p/>
        </draw:polygon>
        <draw:polygon draw:style-name="gr47" draw:text-style-name="P42" draw:layer="layout" svg:width="0.172cm" svg:height="0.743cm" svg:x="12.437cm" svg:y="6.275cm" svg:viewBox="0 0 173 744" draw:points="0,0 0,744 173,744 173,0">
          <text:p/>
        </draw:polygon>
        <draw:polygon draw:style-name="gr47" draw:text-style-name="P42" draw:layer="layout" svg:width="0.172cm" svg:height="0.743cm" svg:x="12.609cm" svg:y="6.275cm" svg:viewBox="0 0 173 744" draw:points="0,0 0,744 173,744 173,0">
          <text:p/>
        </draw:polygon>
        <draw:polygon draw:style-name="gr54" draw:text-style-name="P49" draw:layer="layout" svg:width="0.173cm" svg:height="0.743cm" svg:x="12.781cm" svg:y="6.275cm" svg:viewBox="0 0 174 744" draw:points="0,0 0,744 174,744 174,0">
          <text:p/>
        </draw:polygon>
        <draw:polygon draw:style-name="gr50" draw:text-style-name="P45" draw:layer="layout" svg:width="0.172cm" svg:height="0.743cm" svg:x="12.954cm" svg:y="6.275cm" svg:viewBox="0 0 173 744" draw:points="0,0 0,744 173,744 173,0">
          <text:p/>
        </draw:polygon>
        <draw:polygon draw:style-name="gr54" draw:text-style-name="P49" draw:layer="layout" svg:width="0.172cm" svg:height="0.743cm" svg:x="13.126cm" svg:y="6.275cm" svg:viewBox="0 0 173 744" draw:points="0,0 0,744 173,744 173,0">
          <text:p/>
        </draw:polygon>
        <draw:polygon draw:style-name="gr72" draw:text-style-name="P67" draw:layer="layout" svg:width="0.172cm" svg:height="0.743cm" svg:x="13.298cm" svg:y="6.275cm" svg:viewBox="0 0 173 744" draw:points="0,0 0,744 173,744 173,0">
          <text:p/>
        </draw:polygon>
        <draw:polygon draw:style-name="gr73" draw:text-style-name="P68" draw:layer="layout" svg:width="0.173cm" svg:height="0.743cm" svg:x="13.47cm" svg:y="6.275cm" svg:viewBox="0 0 174 744" draw:points="0,0 0,744 174,744 174,0">
          <text:p/>
        </draw:polygon>
        <draw:polygon draw:style-name="gr74" draw:text-style-name="P69" draw:layer="layout" svg:width="0.172cm" svg:height="0.743cm" svg:x="13.643cm" svg:y="6.275cm" svg:viewBox="0 0 173 744" draw:points="0,0 0,744 173,744 173,0">
          <text:p/>
        </draw:polygon>
        <draw:polygon draw:style-name="gr75" draw:text-style-name="P70" draw:layer="layout" svg:width="0.172cm" svg:height="0.743cm" svg:x="13.815cm" svg:y="6.275cm" svg:viewBox="0 0 173 744" draw:points="0,0 0,744 173,744 173,0">
          <text:p/>
        </draw:polygon>
        <draw:polygon draw:style-name="gr76" draw:text-style-name="P71" draw:layer="layout" svg:width="0.172cm" svg:height="0.743cm" svg:x="13.987cm" svg:y="6.275cm" svg:viewBox="0 0 173 744" draw:points="0,0 0,744 173,744 173,0">
          <text:p/>
        </draw:polygon>
        <draw:polygon draw:style-name="gr77" draw:text-style-name="P72" draw:layer="layout" svg:width="0.173cm" svg:height="0.743cm" svg:x="14.159cm" svg:y="6.275cm" svg:viewBox="0 0 174 744" draw:points="0,0 0,744 174,744 174,0">
          <text:p/>
        </draw:polygon>
        <draw:polygon draw:style-name="gr78" draw:text-style-name="P73" draw:layer="layout" svg:width="0.172cm" svg:height="0.743cm" svg:x="14.332cm" svg:y="6.275cm" svg:viewBox="0 0 173 744" draw:points="0,0 0,744 173,744 173,0">
          <text:p/>
        </draw:polygon>
        <draw:polygon draw:style-name="gr77" draw:text-style-name="P72" draw:layer="layout" svg:width="0.172cm" svg:height="0.743cm" svg:x="14.504cm" svg:y="6.275cm" svg:viewBox="0 0 173 744" draw:points="0,0 0,744 173,744 173,0">
          <text:p/>
        </draw:polygon>
        <draw:polygon draw:style-name="gr79" draw:text-style-name="P74" draw:layer="layout" svg:width="0.172cm" svg:height="0.743cm" svg:x="14.676cm" svg:y="6.275cm" svg:viewBox="0 0 173 744" draw:points="0,0 0,744 173,744 173,0">
          <text:p/>
        </draw:polygon>
        <draw:polygon draw:style-name="gr74" draw:text-style-name="P69" draw:layer="layout" svg:width="0.172cm" svg:height="0.743cm" svg:x="14.848cm" svg:y="6.275cm" svg:viewBox="0 0 173 744" draw:points="0,0 0,744 173,744 173,0">
          <text:p/>
        </draw:polygon>
        <draw:polygon draw:style-name="gr80" draw:text-style-name="P75" draw:layer="layout" svg:width="0.173cm" svg:height="0.743cm" svg:x="15.02cm" svg:y="6.275cm" svg:viewBox="0 0 174 744" draw:points="0,0 0,744 174,744 174,0">
          <text:p/>
        </draw:polygon>
        <draw:polygon draw:style-name="gr48" draw:text-style-name="P43" draw:layer="layout" svg:width="0.172cm" svg:height="0.743cm" svg:x="15.193cm" svg:y="6.275cm" svg:viewBox="0 0 173 744" draw:points="0,0 0,744 173,744 173,0">
          <text:p/>
        </draw:polygon>
        <draw:polygon draw:style-name="gr50" draw:text-style-name="P45" draw:layer="layout" svg:width="0.172cm" svg:height="0.743cm" svg:x="15.365cm" svg:y="6.275cm" svg:viewBox="0 0 173 744" draw:points="0,0 0,744 173,744 173,0">
          <text:p/>
        </draw:polygon>
        <draw:polygon draw:style-name="gr81" draw:text-style-name="P76" draw:layer="layout" svg:width="0.172cm" svg:height="0.743cm" svg:x="15.537cm" svg:y="6.275cm" svg:viewBox="0 0 173 744" draw:points="0,0 0,744 173,744 173,0">
          <text:p/>
        </draw:polygon>
        <draw:polygon draw:style-name="gr81" draw:text-style-name="P76" draw:layer="layout" svg:width="0.173cm" svg:height="0.743cm" svg:x="15.709cm" svg:y="6.275cm" svg:viewBox="0 0 174 744" draw:points="0,0 0,744 174,744 174,0">
          <text:p/>
        </draw:polygon>
        <draw:polygon draw:style-name="gr82" draw:text-style-name="P77" draw:layer="layout" svg:width="0.172cm" svg:height="0.743cm" svg:x="15.882cm" svg:y="6.275cm" svg:viewBox="0 0 173 744" draw:points="0,0 0,744 173,744 173,0">
          <text:p/>
        </draw:polygon>
        <draw:polygon draw:style-name="gr39" draw:text-style-name="P36" draw:layer="layout" svg:width="0cm" svg:height="0.123cm" svg:x="10.628cm" svg:y="7.018cm" svg:viewBox="0 0 0 124" draw:points="0,0 0,124">
          <text:p/>
        </draw:polygon>
        <draw:line draw:style-name="gr40" draw:text-style-name="P37" draw:layer="layout" svg:x1="10.628cm" svg:y1="7.018cm" svg:x2="10.628cm" svg:y2="7.142cm">
          <text:p/>
        </draw:line>
        <draw:polygon draw:style-name="gr39" draw:text-style-name="P36" draw:layer="layout" svg:width="0cm" svg:height="0.123cm" svg:x="11.49cm" svg:y="7.018cm" svg:viewBox="0 0 0 124" draw:points="0,0 0,124">
          <text:p/>
        </draw:polygon>
        <draw:line draw:style-name="gr40" draw:text-style-name="P37" draw:layer="layout" svg:x1="11.49cm" svg:y1="7.018cm" svg:x2="11.49cm" svg:y2="7.142cm">
          <text:p/>
        </draw:line>
        <draw:frame draw:style-name="gr41" draw:text-style-name="P38" draw:layer="layout" svg:width="0.352cm" svg:height="0.39cm" svg:x="10.541cm" svg:y="7.196cm">
          <draw:text-box>
            <text:p text:style-name="P1"><text:span text:style-name="T1">0</text:span></text:p>
          </draw:text-box>
        </draw:frame>
        <draw:polygon draw:style-name="gr39" draw:text-style-name="P36" draw:layer="layout" svg:width="0cm" svg:height="0.123cm" svg:x="12.351cm" svg:y="7.018cm" svg:viewBox="0 0 0 124" draw:points="0,0 0,124">
          <text:p/>
        </draw:polygon>
        <draw:line draw:style-name="gr40" draw:text-style-name="P37" draw:layer="layout" svg:x1="12.351cm" svg:y1="7.018cm" svg:x2="12.351cm" svg:y2="7.142cm">
          <text:p/>
        </draw:line>
        <draw:frame draw:style-name="gr41" draw:text-style-name="P38" draw:layer="layout" svg:width="0.352cm" svg:height="0.39cm" svg:x="11.402cm" svg:y="7.196cm">
          <draw:text-box>
            <text:p text:style-name="P1"><text:span text:style-name="T1">5</text:span></text:p>
          </draw:text-box>
        </draw:frame>
        <draw:polygon draw:style-name="gr39" draw:text-style-name="P36" draw:layer="layout" svg:width="0cm" svg:height="0.123cm" svg:x="13.212cm" svg:y="7.018cm" svg:viewBox="0 0 0 124" draw:points="0,0 0,124">
          <text:p/>
        </draw:polygon>
        <draw:line draw:style-name="gr40" draw:text-style-name="P37" draw:layer="layout" svg:x1="13.212cm" svg:y1="7.018cm" svg:x2="13.212cm" svg:y2="7.142cm">
          <text:p/>
        </draw:line>
        <draw:frame draw:style-name="gr41" draw:text-style-name="P38" draw:layer="layout" svg:width="0.358cm" svg:height="0.39cm" svg:x="12.175cm" svg:y="7.196cm">
          <draw:text-box>
            <text:p text:style-name="P1"><text:span text:style-name="T1">10</text:span></text:p>
          </draw:text-box>
        </draw:frame>
        <draw:polygon draw:style-name="gr39" draw:text-style-name="P36" draw:layer="layout" svg:width="0cm" svg:height="0.123cm" svg:x="14.073cm" svg:y="7.018cm" svg:viewBox="0 0 0 124" draw:points="0,0 0,124">
          <text:p/>
        </draw:polygon>
        <draw:line draw:style-name="gr40" draw:text-style-name="P37" draw:layer="layout" svg:x1="14.073cm" svg:y1="7.018cm" svg:x2="14.073cm" svg:y2="7.142cm">
          <text:p/>
        </draw:line>
        <draw:frame draw:style-name="gr41" draw:text-style-name="P38" draw:layer="layout" svg:width="0.358cm" svg:height="0.39cm" svg:x="13.036cm" svg:y="7.196cm">
          <draw:text-box>
            <text:p text:style-name="P1"><text:span text:style-name="T1">15</text:span></text:p>
          </draw:text-box>
        </draw:frame>
        <draw:polygon draw:style-name="gr39" draw:text-style-name="P36" draw:layer="layout" svg:width="0cm" svg:height="0.123cm" svg:x="14.934cm" svg:y="7.018cm" svg:viewBox="0 0 0 124" draw:points="0,0 0,124">
          <text:p/>
        </draw:polygon>
        <draw:line draw:style-name="gr40" draw:text-style-name="P37" draw:layer="layout" svg:x1="14.934cm" svg:y1="7.018cm" svg:x2="14.934cm" svg:y2="7.142cm">
          <text:p/>
        </draw:line>
        <draw:frame draw:style-name="gr41" draw:text-style-name="P38" draw:layer="layout" svg:width="0.358cm" svg:height="0.39cm" svg:x="13.897cm" svg:y="7.196cm">
          <draw:text-box>
            <text:p text:style-name="P1"><text:span text:style-name="T1">20</text:span></text:p>
          </draw:text-box>
        </draw:frame>
        <draw:frame draw:style-name="gr41" draw:text-style-name="P38" draw:layer="layout" svg:width="0.358cm" svg:height="0.39cm" svg:x="14.758cm" svg:y="7.196cm">
          <draw:text-box>
            <text:p text:style-name="P1"><text:span text:style-name="T1">25</text:span></text:p>
          </draw:text-box>
        </draw:frame>
        <draw:polygon draw:style-name="gr39" draw:text-style-name="P36" draw:layer="layout" svg:width="0.122cm" svg:height="0cm" svg:x="10.419cm" svg:y="2.931cm" svg:viewBox="0 0 123 0" draw:points="123,0 0,0">
          <text:p/>
        </draw:polygon>
        <draw:line draw:style-name="gr40" draw:text-style-name="P37" draw:layer="layout" svg:x1="10.542cm" svg:y1="2.931cm" svg:x2="10.419cm" svg:y2="2.931cm">
          <text:p/>
        </draw:line>
        <draw:polygon draw:style-name="gr39" draw:text-style-name="P36" draw:layer="layout" svg:width="0.122cm" svg:height="0cm" svg:x="10.419cm" svg:y="3.674cm" svg:viewBox="0 0 123 0" draw:points="123,0 0,0">
          <text:p/>
        </draw:polygon>
        <draw:line draw:style-name="gr40" draw:text-style-name="P37" draw:layer="layout" svg:x1="10.542cm" svg:y1="3.674cm" svg:x2="10.419cm" svg:y2="3.674cm">
          <text:p/>
        </draw:line>
        <draw:polygon draw:style-name="gr39" draw:text-style-name="P36" draw:layer="layout" svg:width="0.122cm" svg:height="0cm" svg:x="10.419cm" svg:y="4.417cm" svg:viewBox="0 0 123 0" draw:points="123,0 0,0">
          <text:p/>
        </draw:polygon>
        <draw:line draw:style-name="gr40" draw:text-style-name="P37" draw:layer="layout" svg:x1="10.542cm" svg:y1="4.417cm" svg:x2="10.419cm" svg:y2="4.417cm">
          <text:p/>
        </draw:line>
        <draw:polygon draw:style-name="gr39" draw:text-style-name="P36" draw:layer="layout" svg:width="0.122cm" svg:height="0cm" svg:x="10.419cm" svg:y="5.16cm" svg:viewBox="0 0 123 0" draw:points="123,0 0,0">
          <text:p/>
        </draw:polygon>
        <draw:line draw:style-name="gr40" draw:text-style-name="P37" draw:layer="layout" svg:x1="10.542cm" svg:y1="5.16cm" svg:x2="10.419cm" svg:y2="5.16cm">
          <text:p/>
        </draw:line>
        <draw:polygon draw:style-name="gr39" draw:text-style-name="P36" draw:layer="layout" svg:width="0.122cm" svg:height="0cm" svg:x="10.419cm" svg:y="5.903cm" svg:viewBox="0 0 123 0" draw:points="123,0 0,0">
          <text:p/>
        </draw:polygon>
        <draw:line draw:style-name="gr40" draw:text-style-name="P37" draw:layer="layout" svg:x1="10.542cm" svg:y1="5.903cm" svg:x2="10.419cm" svg:y2="5.903cm">
          <text:p/>
        </draw:line>
        <draw:polygon draw:style-name="gr39" draw:text-style-name="P36" draw:layer="layout" svg:width="0.122cm" svg:height="0cm" svg:x="10.419cm" svg:y="6.647cm" svg:viewBox="0 0 123 0" draw:points="123,0 0,0">
          <text:p/>
        </draw:polygon>
        <draw:line draw:style-name="gr40" draw:text-style-name="P37" draw:layer="layout" svg:x1="10.542cm" svg:y1="6.647cm" svg:x2="10.419cm" svg:y2="6.647cm">
          <text:p/>
        </draw:line>
        <draw:line draw:style-name="gr42" draw:text-style-name="P37" draw:layer="layout" svg:x1="10.542cm" svg:y1="7.018cm" svg:x2="10.542cm" svg:y2="2.559cm">
          <text:p/>
        </draw:line>
        <draw:line draw:style-name="gr42" draw:text-style-name="P37" draw:layer="layout" svg:x1="16.054cm" svg:y1="7.018cm" svg:x2="16.054cm" svg:y2="2.559cm">
          <text:p/>
        </draw:line>
        <draw:line draw:style-name="gr42" draw:text-style-name="P37" draw:layer="layout" svg:x1="10.542cm" svg:y1="7.018cm" svg:x2="16.054cm" svg:y2="7.018cm">
          <text:p/>
        </draw:line>
        <draw:line draw:style-name="gr42" draw:text-style-name="P37" draw:layer="layout" svg:x1="10.542cm" svg:y1="2.559cm" svg:x2="16.054cm" svg:y2="2.559cm">
          <text:p/>
        </draw:line>
        <draw:polygon draw:style-name="gr11" draw:text-style-name="P8" draw:layer="layout" svg:width="0.223cm" svg:height="4.459cm" svg:x="16.398cm" svg:y="2.559cm" svg:viewBox="0 0 224 4460" draw:points="0,4460 224,4460 224,0 0,0">
          <text:p/>
        </draw:polygon>
        <draw:frame draw:style-name="gr43" draw:text-style-name="P37" draw:layer="layout" svg:width="0.228cm" svg:height="4.457cm" svg:x="16.397cm" svg:y="2.549cm">
          <draw:image xlink:href="Pictures/10000000000000120000015F7F8477838F622351.png" xlink:type="simple" xlink:show="embed" xlink:actuate="onLoad" loext:mime-type="image/png">
            <text:p/>
          </draw:image>
        </draw:frame>
        <draw:polygon draw:style-name="gr39" draw:text-style-name="P36" draw:layer="layout" svg:width="0.123cm" svg:height="0cm" svg:x="16.621cm" svg:y="7.018cm" svg:viewBox="0 0 124 0" draw:points="0,0 124,0">
          <text:p/>
        </draw:polygon>
        <draw:line draw:style-name="gr40" draw:text-style-name="P37" draw:layer="layout" svg:x1="16.621cm" svg:y1="7.018cm" svg:x2="16.745cm" svg:y2="7.018cm">
          <text:p/>
        </draw:line>
        <draw:polygon draw:style-name="gr39" draw:text-style-name="P36" draw:layer="layout" svg:width="0.123cm" svg:height="0cm" svg:x="16.621cm" svg:y="5.903cm" svg:viewBox="0 0 124 0" draw:points="0,0 124,0">
          <text:p/>
        </draw:polygon>
        <draw:line draw:style-name="gr40" draw:text-style-name="P37" draw:layer="layout" svg:x1="16.621cm" svg:y1="5.903cm" svg:x2="16.745cm" svg:y2="5.903cm">
          <text:p/>
        </draw:line>
        <draw:frame draw:style-name="gr41" draw:text-style-name="P38" draw:layer="layout" svg:width="0.447cm" svg:height="0.39cm" svg:x="16.869cm" svg:y="6.827cm">
          <draw:text-box>
            <text:p text:style-name="P1"><text:span text:style-name="T1">0.0</text:span></text:p>
          </draw:text-box>
        </draw:frame>
        <draw:polygon draw:style-name="gr39" draw:text-style-name="P36" draw:layer="layout" svg:width="0.123cm" svg:height="0cm" svg:x="16.621cm" svg:y="4.789cm" svg:viewBox="0 0 124 0" draw:points="0,0 124,0">
          <text:p/>
        </draw:polygon>
        <draw:line draw:style-name="gr40" draw:text-style-name="P37" draw:layer="layout" svg:x1="16.621cm" svg:y1="4.789cm" svg:x2="16.745cm" svg:y2="4.789cm">
          <text:p/>
        </draw:line>
        <draw:frame draw:style-name="gr41" draw:text-style-name="P38" draw:layer="layout" svg:width="0.447cm" svg:height="0.39cm" svg:x="16.869cm" svg:y="5.712cm">
          <draw:text-box>
            <text:p text:style-name="P1"><text:span text:style-name="T1">0.2</text:span></text:p>
          </draw:text-box>
        </draw:frame>
        <draw:polygon draw:style-name="gr39" draw:text-style-name="P36" draw:layer="layout" svg:width="0.123cm" svg:height="0cm" svg:x="16.621cm" svg:y="3.674cm" svg:viewBox="0 0 124 0" draw:points="0,0 124,0">
          <text:p/>
        </draw:polygon>
        <draw:line draw:style-name="gr40" draw:text-style-name="P37" draw:layer="layout" svg:x1="16.621cm" svg:y1="3.674cm" svg:x2="16.745cm" svg:y2="3.674cm">
          <text:p/>
        </draw:line>
        <draw:frame draw:style-name="gr41" draw:text-style-name="P38" draw:layer="layout" svg:width="0.447cm" svg:height="0.39cm" svg:x="16.869cm" svg:y="4.597cm">
          <draw:text-box>
            <text:p text:style-name="P1"><text:span text:style-name="T1">0.4</text:span></text:p>
          </draw:text-box>
        </draw:frame>
        <draw:polygon draw:style-name="gr39" draw:text-style-name="P36" draw:layer="layout" svg:width="0.123cm" svg:height="0cm" svg:x="16.621cm" svg:y="2.559cm" svg:viewBox="0 0 124 0" draw:points="0,0 124,0">
          <text:p/>
        </draw:polygon>
        <draw:line draw:style-name="gr40" draw:text-style-name="P37" draw:layer="layout" svg:x1="16.621cm" svg:y1="2.559cm" svg:x2="16.745cm" svg:y2="2.559cm">
          <text:p/>
        </draw:line>
        <draw:frame draw:style-name="gr41" draw:text-style-name="P38" draw:layer="layout" svg:width="0.447cm" svg:height="0.39cm" svg:x="16.869cm" svg:y="3.482cm">
          <draw:text-box>
            <text:p text:style-name="P1"><text:span text:style-name="T1">0.6</text:span></text:p>
          </draw:text-box>
        </draw:frame>
        <draw:polygon draw:style-name="gr42" draw:text-style-name="P37" draw:layer="layout" svg:width="0.223cm" svg:height="4.459cm" svg:x="16.398cm" svg:y="2.559cm" svg:viewBox="0 0 224 4460" draw:points="0,4460 113,4460 224,4460 224,0 113,0 0,0">
          <text:p/>
        </draw:polygon>
        <draw:frame draw:style-name="gr41" draw:text-style-name="P38" draw:layer="layout" svg:width="0.447cm" svg:height="0.39cm" svg:x="16.869cm" svg:y="2.368cm">
          <draw:text-box>
            <text:p text:style-name="P1"><text:span text:style-name="T1">0.8</text:span></text:p>
          </draw:text-box>
        </draw:frame>
        <draw:frame draw:style-name="gr83" draw:text-style-name="P78" draw:layer="layout" svg:width="0.352cm" svg:height="0.418cm" svg:x="16.384cm" svg:y="7.134cm">
          <draw:text-box>
            <text:p text:style-name="P1"><text:span text:style-name="T1">IE</text:span></text:p>
          </draw:text-box>
        </draw:frame>
        <draw:polygon draw:style-name="gr11" draw:text-style-name="P8" draw:layer="layout" svg:width="5.512cm" svg:height="4.459cm" svg:x="18.142cm" svg:y="2.559cm" svg:viewBox="0 0 5513 4460" draw:points="0,4460 5513,4460 5513,0 0,0">
          <text:p/>
        </draw:polygon>
        <draw:polygon draw:style-name="gr84" draw:text-style-name="P79" draw:layer="layout" svg:width="0.172cm" svg:height="0.744cm" svg:x="18.142cm" svg:y="4.045cm" svg:viewBox="0 0 173 745" draw:points="0,0 0,745 173,745 173,0">
          <text:p/>
        </draw:polygon>
        <draw:polygon draw:style-name="gr85" draw:text-style-name="P80" draw:layer="layout" svg:width="0.173cm" svg:height="0.744cm" svg:x="18.314cm" svg:y="4.045cm" svg:viewBox="0 0 174 745" draw:points="0,0 0,745 174,745 174,0">
          <text:p/>
        </draw:polygon>
        <draw:polygon draw:style-name="gr85" draw:text-style-name="P80" draw:layer="layout" svg:width="0.172cm" svg:height="0.744cm" svg:x="18.487cm" svg:y="4.045cm" svg:viewBox="0 0 173 745" draw:points="0,0 0,745 173,745 173,0">
          <text:p/>
        </draw:polygon>
        <draw:polygon draw:style-name="gr86" draw:text-style-name="P81" draw:layer="layout" svg:width="0.172cm" svg:height="0.744cm" svg:x="18.659cm" svg:y="4.045cm" svg:viewBox="0 0 173 745" draw:points="0,0 0,745 173,745 173,0">
          <text:p/>
        </draw:polygon>
        <draw:polygon draw:style-name="gr85" draw:text-style-name="P80" draw:layer="layout" svg:width="0.172cm" svg:height="0.744cm" svg:x="18.831cm" svg:y="4.045cm" svg:viewBox="0 0 173 745" draw:points="0,0 0,745 173,745 173,0">
          <text:p/>
        </draw:polygon>
        <draw:polygon draw:style-name="gr86" draw:text-style-name="P81" draw:layer="layout" svg:width="0.173cm" svg:height="0.744cm" svg:x="19.003cm" svg:y="4.045cm" svg:viewBox="0 0 174 745" draw:points="0,0 0,745 174,745 174,0">
          <text:p/>
        </draw:polygon>
        <draw:polygon draw:style-name="gr85" draw:text-style-name="P80" draw:layer="layout" svg:width="0.172cm" svg:height="0.744cm" svg:x="19.176cm" svg:y="4.045cm" svg:viewBox="0 0 173 745" draw:points="0,0 0,745 173,745 173,0">
          <text:p/>
        </draw:polygon>
        <draw:polygon draw:style-name="gr87" draw:text-style-name="P82" draw:layer="layout" svg:width="0.172cm" svg:height="0.744cm" svg:x="19.348cm" svg:y="4.045cm" svg:viewBox="0 0 173 745" draw:points="0,0 0,745 173,745 173,0">
          <text:p/>
        </draw:polygon>
        <draw:polygon draw:style-name="gr88" draw:text-style-name="P83" draw:layer="layout" svg:width="0.172cm" svg:height="0.744cm" svg:x="19.52cm" svg:y="4.045cm" svg:viewBox="0 0 173 745" draw:points="0,0 0,745 173,745 173,0">
          <text:p/>
        </draw:polygon>
        <draw:polygon draw:style-name="gr89" draw:text-style-name="P84" draw:layer="layout" svg:width="0.173cm" svg:height="0.744cm" svg:x="19.692cm" svg:y="4.045cm" svg:viewBox="0 0 174 745" draw:points="0,0 0,745 174,745 174,0">
          <text:p/>
        </draw:polygon>
        <draw:polygon draw:style-name="gr90" draw:text-style-name="P85" draw:layer="layout" svg:width="0.172cm" svg:height="0.744cm" svg:x="19.865cm" svg:y="4.045cm" svg:viewBox="0 0 173 745" draw:points="0,0 0,745 173,745 173,0">
          <text:p/>
        </draw:polygon>
        <draw:polygon draw:style-name="gr91" draw:text-style-name="P86" draw:layer="layout" svg:width="0.172cm" svg:height="0.744cm" svg:x="20.037cm" svg:y="4.045cm" svg:viewBox="0 0 173 745" draw:points="0,0 0,745 173,745 173,0">
          <text:p/>
        </draw:polygon>
        <draw:polygon draw:style-name="gr90" draw:text-style-name="P85" draw:layer="layout" svg:width="0.172cm" svg:height="0.744cm" svg:x="20.209cm" svg:y="4.045cm" svg:viewBox="0 0 173 745" draw:points="0,0 0,745 173,745 173,0">
          <text:p/>
        </draw:polygon>
        <draw:polygon draw:style-name="gr91" draw:text-style-name="P86" draw:layer="layout" svg:width="0.173cm" svg:height="0.744cm" svg:x="20.381cm" svg:y="4.045cm" svg:viewBox="0 0 174 745" draw:points="0,0 0,745 174,745 174,0">
          <text:p/>
        </draw:polygon>
        <draw:polygon draw:style-name="gr90" draw:text-style-name="P85" draw:layer="layout" svg:width="0.172cm" svg:height="0.744cm" svg:x="20.554cm" svg:y="4.045cm" svg:viewBox="0 0 173 745" draw:points="0,0 0,745 173,745 173,0">
          <text:p/>
        </draw:polygon>
        <draw:polygon draw:style-name="gr90" draw:text-style-name="P85" draw:layer="layout" svg:width="0.172cm" svg:height="0.744cm" svg:x="20.726cm" svg:y="4.045cm" svg:viewBox="0 0 173 745" draw:points="0,0 0,745 173,745 173,0">
          <text:p/>
        </draw:polygon>
        <draw:polygon draw:style-name="gr89" draw:text-style-name="P84" draw:layer="layout" svg:width="0.172cm" svg:height="0.744cm" svg:x="20.898cm" svg:y="4.045cm" svg:viewBox="0 0 173 745" draw:points="0,0 0,745 173,745 173,0">
          <text:p/>
        </draw:polygon>
        <draw:polygon draw:style-name="gr89" draw:text-style-name="P84" draw:layer="layout" svg:width="0.173cm" svg:height="0.744cm" svg:x="21.07cm" svg:y="4.045cm" svg:viewBox="0 0 174 745" draw:points="0,0 0,745 174,745 174,0">
          <text:p/>
        </draw:polygon>
        <draw:polygon draw:style-name="gr88" draw:text-style-name="P83" draw:layer="layout" svg:width="0.172cm" svg:height="0.744cm" svg:x="21.243cm" svg:y="4.045cm" svg:viewBox="0 0 173 745" draw:points="0,0 0,745 173,745 173,0">
          <text:p/>
        </draw:polygon>
        <draw:polygon draw:style-name="gr88" draw:text-style-name="P83" draw:layer="layout" svg:width="0.172cm" svg:height="0.744cm" svg:x="21.415cm" svg:y="4.045cm" svg:viewBox="0 0 173 745" draw:points="0,0 0,745 173,745 173,0">
          <text:p/>
        </draw:polygon>
        <draw:polygon draw:style-name="gr92" draw:text-style-name="P87" draw:layer="layout" svg:width="0.172cm" svg:height="0.744cm" svg:x="21.587cm" svg:y="4.045cm" svg:viewBox="0 0 173 745" draw:points="0,0 0,745 173,745 173,0">
          <text:p/>
        </draw:polygon>
        <draw:polygon draw:style-name="gr93" draw:text-style-name="P88" draw:layer="layout" svg:width="0.173cm" svg:height="0.744cm" svg:x="21.759cm" svg:y="4.045cm" svg:viewBox="0 0 174 745" draw:points="0,0 0,745 174,745 174,0">
          <text:p/>
        </draw:polygon>
        <draw:polygon draw:style-name="gr90" draw:text-style-name="P85" draw:layer="layout" svg:width="0.172cm" svg:height="0.744cm" svg:x="21.932cm" svg:y="4.045cm" svg:viewBox="0 0 173 745" draw:points="0,0 0,745 173,745 173,0">
          <text:p/>
        </draw:polygon>
        <draw:polygon draw:style-name="gr93" draw:text-style-name="P88" draw:layer="layout" svg:width="0.172cm" svg:height="0.744cm" svg:x="22.104cm" svg:y="4.045cm" svg:viewBox="0 0 173 745" draw:points="0,0 0,745 173,745 173,0">
          <text:p/>
        </draw:polygon>
        <draw:polygon draw:style-name="gr90" draw:text-style-name="P85" draw:layer="layout" svg:width="0.172cm" svg:height="0.744cm" svg:x="22.276cm" svg:y="4.045cm" svg:viewBox="0 0 173 745" draw:points="0,0 0,745 173,745 173,0">
          <text:p/>
        </draw:polygon>
        <draw:polygon draw:style-name="gr89" draw:text-style-name="P84" draw:layer="layout" svg:width="0.172cm" svg:height="0.744cm" svg:x="22.448cm" svg:y="4.045cm" svg:viewBox="0 0 173 745" draw:points="0,0 0,745 173,745 173,0">
          <text:p/>
        </draw:polygon>
        <draw:polygon draw:style-name="gr94" draw:text-style-name="P89" draw:layer="layout" svg:width="0.173cm" svg:height="0.744cm" svg:x="22.62cm" svg:y="4.045cm" svg:viewBox="0 0 174 745" draw:points="0,0 0,745 174,745 174,0">
          <text:p/>
        </draw:polygon>
        <draw:polygon draw:style-name="gr95" draw:text-style-name="P90" draw:layer="layout" svg:width="0.172cm" svg:height="0.744cm" svg:x="22.793cm" svg:y="4.045cm" svg:viewBox="0 0 173 745" draw:points="0,0 0,745 173,745 173,0">
          <text:p/>
        </draw:polygon>
        <draw:polygon draw:style-name="gr96" draw:text-style-name="P91" draw:layer="layout" svg:width="0.172cm" svg:height="0.744cm" svg:x="22.965cm" svg:y="4.045cm" svg:viewBox="0 0 173 745" draw:points="0,0 0,745 173,745 173,0">
          <text:p/>
        </draw:polygon>
        <draw:polygon draw:style-name="gr96" draw:text-style-name="P91" draw:layer="layout" svg:width="0.172cm" svg:height="0.744cm" svg:x="23.137cm" svg:y="4.045cm" svg:viewBox="0 0 173 745" draw:points="0,0 0,745 173,745 173,0">
          <text:p/>
        </draw:polygon>
        <draw:polygon draw:style-name="gr90" draw:text-style-name="P85" draw:layer="layout" svg:width="0.173cm" svg:height="0.744cm" svg:x="23.309cm" svg:y="4.045cm" svg:viewBox="0 0 174 745" draw:points="0,0 0,745 174,745 174,0">
          <text:p/>
        </draw:polygon>
        <draw:polygon draw:style-name="gr90" draw:text-style-name="P85" draw:layer="layout" svg:width="0.172cm" svg:height="0.744cm" svg:x="23.482cm" svg:y="4.045cm" svg:viewBox="0 0 173 745" draw:points="0,0 0,745 173,745 173,0">
          <text:p/>
        </draw:polygon>
        <draw:polygon draw:style-name="gr97" draw:text-style-name="P92" draw:layer="layout" svg:width="0.172cm" svg:height="0.743cm" svg:x="18.142cm" svg:y="4.789cm" svg:viewBox="0 0 173 744" draw:points="0,0 0,744 173,744 173,0">
          <text:p/>
        </draw:polygon>
        <draw:polygon draw:style-name="gr98" draw:text-style-name="P93" draw:layer="layout" svg:width="0.173cm" svg:height="0.743cm" svg:x="18.314cm" svg:y="4.789cm" svg:viewBox="0 0 174 744" draw:points="0,0 0,744 174,744 174,0">
          <text:p/>
        </draw:polygon>
        <draw:polygon draw:style-name="gr99" draw:text-style-name="P94" draw:layer="layout" svg:width="0.172cm" svg:height="0.743cm" svg:x="18.487cm" svg:y="4.789cm" svg:viewBox="0 0 173 744" draw:points="0,0 0,744 173,744 173,0">
          <text:p/>
        </draw:polygon>
        <draw:polygon draw:style-name="gr100" draw:text-style-name="P95" draw:layer="layout" svg:width="0.172cm" svg:height="0.743cm" svg:x="18.659cm" svg:y="4.789cm" svg:viewBox="0 0 173 744" draw:points="0,0 0,744 173,744 173,0">
          <text:p/>
        </draw:polygon>
        <draw:polygon draw:style-name="gr101" draw:text-style-name="P96" draw:layer="layout" svg:width="0.172cm" svg:height="0.743cm" svg:x="18.831cm" svg:y="4.789cm" svg:viewBox="0 0 173 744" draw:points="0,0 0,744 173,744 173,0">
          <text:p/>
        </draw:polygon>
        <draw:polygon draw:style-name="gr100" draw:text-style-name="P95" draw:layer="layout" svg:width="0.173cm" svg:height="0.743cm" svg:x="19.003cm" svg:y="4.789cm" svg:viewBox="0 0 174 744" draw:points="0,0 0,744 174,744 174,0">
          <text:p/>
        </draw:polygon>
        <draw:polygon draw:style-name="gr102" draw:text-style-name="P97" draw:layer="layout" svg:width="0.172cm" svg:height="0.743cm" svg:x="19.176cm" svg:y="4.789cm" svg:viewBox="0 0 173 744" draw:points="0,0 0,744 173,744 173,0">
          <text:p/>
        </draw:polygon>
        <draw:polygon draw:style-name="gr85" draw:text-style-name="P80" draw:layer="layout" svg:width="0.172cm" svg:height="0.743cm" svg:x="19.348cm" svg:y="4.789cm" svg:viewBox="0 0 173 744" draw:points="0,0 0,744 173,744 173,0">
          <text:p/>
        </draw:polygon>
        <draw:polygon draw:style-name="gr103" draw:text-style-name="P98" draw:layer="layout" svg:width="0.172cm" svg:height="0.743cm" svg:x="19.52cm" svg:y="4.789cm" svg:viewBox="0 0 173 744" draw:points="0,0 0,744 173,744 173,0">
          <text:p/>
        </draw:polygon>
        <draw:polygon draw:style-name="gr85" draw:text-style-name="P80" draw:layer="layout" svg:width="0.173cm" svg:height="0.743cm" svg:x="19.692cm" svg:y="4.789cm" svg:viewBox="0 0 174 744" draw:points="0,0 0,744 174,744 174,0">
          <text:p/>
        </draw:polygon>
        <draw:polygon draw:style-name="gr94" draw:text-style-name="P89" draw:layer="layout" svg:width="0.172cm" svg:height="0.743cm" svg:x="19.865cm" svg:y="4.789cm" svg:viewBox="0 0 173 744" draw:points="0,0 0,744 173,744 173,0">
          <text:p/>
        </draw:polygon>
        <draw:polygon draw:style-name="gr104" draw:text-style-name="P99" draw:layer="layout" svg:width="0.172cm" svg:height="0.743cm" svg:x="20.037cm" svg:y="4.789cm" svg:viewBox="0 0 173 744" draw:points="0,0 0,744 173,744 173,0">
          <text:p/>
        </draw:polygon>
        <draw:polygon draw:style-name="gr105" draw:text-style-name="P100" draw:layer="layout" svg:width="0.172cm" svg:height="0.743cm" svg:x="20.209cm" svg:y="4.789cm" svg:viewBox="0 0 173 744" draw:points="0,0 0,744 173,744 173,0">
          <text:p/>
        </draw:polygon>
        <draw:polygon draw:style-name="gr106" draw:text-style-name="P101" draw:layer="layout" svg:width="0.173cm" svg:height="0.743cm" svg:x="20.381cm" svg:y="4.789cm" svg:viewBox="0 0 174 744" draw:points="0,0 0,744 174,744 174,0">
          <text:p/>
        </draw:polygon>
        <draw:polygon draw:style-name="gr107" draw:text-style-name="P102" draw:layer="layout" svg:width="0.172cm" svg:height="0.743cm" svg:x="20.554cm" svg:y="4.789cm" svg:viewBox="0 0 173 744" draw:points="0,0 0,744 173,744 173,0">
          <text:p/>
        </draw:polygon>
        <draw:polygon draw:style-name="gr98" draw:text-style-name="P93" draw:layer="layout" svg:width="0.172cm" svg:height="0.743cm" svg:x="20.726cm" svg:y="4.789cm" svg:viewBox="0 0 173 744" draw:points="0,0 0,744 173,744 173,0">
          <text:p/>
        </draw:polygon>
        <draw:polygon draw:style-name="gr100" draw:text-style-name="P95" draw:layer="layout" svg:width="0.172cm" svg:height="0.743cm" svg:x="20.898cm" svg:y="4.789cm" svg:viewBox="0 0 173 744" draw:points="0,0 0,744 173,744 173,0">
          <text:p/>
        </draw:polygon>
        <draw:polygon draw:style-name="gr108" draw:text-style-name="P103" draw:layer="layout" svg:width="0.173cm" svg:height="0.743cm" svg:x="21.07cm" svg:y="4.789cm" svg:viewBox="0 0 174 744" draw:points="0,0 0,744 174,744 174,0">
          <text:p/>
        </draw:polygon>
        <draw:polygon draw:style-name="gr106" draw:text-style-name="P101" draw:layer="layout" svg:width="0.172cm" svg:height="0.743cm" svg:x="21.243cm" svg:y="4.789cm" svg:viewBox="0 0 173 744" draw:points="0,0 0,744 173,744 173,0">
          <text:p/>
        </draw:polygon>
        <draw:polygon draw:style-name="gr107" draw:text-style-name="P102" draw:layer="layout" svg:width="0.172cm" svg:height="0.743cm" svg:x="21.415cm" svg:y="4.789cm" svg:viewBox="0 0 173 744" draw:points="0,0 0,744 173,744 173,0">
          <text:p/>
        </draw:polygon>
        <draw:polygon draw:style-name="gr97" draw:text-style-name="P92" draw:layer="layout" svg:width="0.172cm" svg:height="0.743cm" svg:x="21.587cm" svg:y="4.789cm" svg:viewBox="0 0 173 744" draw:points="0,0 0,744 173,744 173,0">
          <text:p/>
        </draw:polygon>
        <draw:polygon draw:style-name="gr109" draw:text-style-name="P104" draw:layer="layout" svg:width="0.173cm" svg:height="0.743cm" svg:x="21.759cm" svg:y="4.789cm" svg:viewBox="0 0 174 744" draw:points="0,0 0,744 174,744 174,0">
          <text:p/>
        </draw:polygon>
        <draw:polygon draw:style-name="gr84" draw:text-style-name="P79" draw:layer="layout" svg:width="0.172cm" svg:height="0.743cm" svg:x="21.932cm" svg:y="4.789cm" svg:viewBox="0 0 173 744" draw:points="0,0 0,744 173,744 173,0">
          <text:p/>
        </draw:polygon>
        <draw:polygon draw:style-name="gr89" draw:text-style-name="P84" draw:layer="layout" svg:width="0.172cm" svg:height="0.743cm" svg:x="22.104cm" svg:y="4.789cm" svg:viewBox="0 0 173 744" draw:points="0,0 0,744 173,744 173,0">
          <text:p/>
        </draw:polygon>
        <draw:polygon draw:style-name="gr90" draw:text-style-name="P85" draw:layer="layout" svg:width="0.172cm" svg:height="0.743cm" svg:x="22.276cm" svg:y="4.789cm" svg:viewBox="0 0 173 744" draw:points="0,0 0,744 173,744 173,0">
          <text:p/>
        </draw:polygon>
        <draw:polygon draw:style-name="gr87" draw:text-style-name="P82" draw:layer="layout" svg:width="0.172cm" svg:height="0.743cm" svg:x="22.448cm" svg:y="4.789cm" svg:viewBox="0 0 173 744" draw:points="0,0 0,744 173,744 173,0">
          <text:p/>
        </draw:polygon>
        <draw:polygon draw:style-name="gr110" draw:text-style-name="P105" draw:layer="layout" svg:width="0.173cm" svg:height="0.743cm" svg:x="22.62cm" svg:y="4.789cm" svg:viewBox="0 0 174 744" draw:points="0,0 0,744 174,744 174,0">
          <text:p/>
        </draw:polygon>
        <draw:polygon draw:style-name="gr92" draw:text-style-name="P87" draw:layer="layout" svg:width="0.172cm" svg:height="0.743cm" svg:x="22.793cm" svg:y="4.789cm" svg:viewBox="0 0 173 744" draw:points="0,0 0,744 173,744 173,0">
          <text:p/>
        </draw:polygon>
        <draw:polygon draw:style-name="gr91" draw:text-style-name="P86" draw:layer="layout" svg:width="0.172cm" svg:height="0.743cm" svg:x="22.965cm" svg:y="4.789cm" svg:viewBox="0 0 173 744" draw:points="0,0 0,744 173,744 173,0">
          <text:p/>
        </draw:polygon>
        <draw:polygon draw:style-name="gr91" draw:text-style-name="P86" draw:layer="layout" svg:width="0.172cm" svg:height="0.743cm" svg:x="23.137cm" svg:y="4.789cm" svg:viewBox="0 0 173 744" draw:points="0,0 0,744 173,744 173,0">
          <text:p/>
        </draw:polygon>
        <draw:polygon draw:style-name="gr91" draw:text-style-name="P86" draw:layer="layout" svg:width="0.173cm" svg:height="0.743cm" svg:x="23.309cm" svg:y="4.789cm" svg:viewBox="0 0 174 744" draw:points="0,0 0,744 174,744 174,0">
          <text:p/>
        </draw:polygon>
        <draw:polygon draw:style-name="gr89" draw:text-style-name="P84" draw:layer="layout" svg:width="0.172cm" svg:height="0.743cm" svg:x="23.482cm" svg:y="4.789cm" svg:viewBox="0 0 173 744" draw:points="0,0 0,744 173,744 173,0">
          <text:p/>
        </draw:polygon>
        <draw:polygon draw:style-name="gr92" draw:text-style-name="P87" draw:layer="layout" svg:width="0.172cm" svg:height="0.743cm" svg:x="18.142cm" svg:y="5.532cm" svg:viewBox="0 0 173 744" draw:points="0,0 0,744 173,744 173,0">
          <text:p/>
        </draw:polygon>
        <draw:polygon draw:style-name="gr111" draw:text-style-name="P106" draw:layer="layout" svg:width="0.173cm" svg:height="0.743cm" svg:x="18.314cm" svg:y="5.532cm" svg:viewBox="0 0 174 744" draw:points="0,0 0,744 174,744 174,0">
          <text:p/>
        </draw:polygon>
        <draw:polygon draw:style-name="gr112" draw:text-style-name="P107" draw:layer="layout" svg:width="0.172cm" svg:height="0.743cm" svg:x="18.487cm" svg:y="5.532cm" svg:viewBox="0 0 173 744" draw:points="0,0 0,744 173,744 173,0">
          <text:p/>
        </draw:polygon>
        <draw:polygon draw:style-name="gr93" draw:text-style-name="P88" draw:layer="layout" svg:width="0.172cm" svg:height="0.743cm" svg:x="18.659cm" svg:y="5.532cm" svg:viewBox="0 0 173 744" draw:points="0,0 0,744 173,744 173,0">
          <text:p/>
        </draw:polygon>
        <draw:polygon draw:style-name="gr90" draw:text-style-name="P85" draw:layer="layout" svg:width="0.172cm" svg:height="0.743cm" svg:x="18.831cm" svg:y="5.532cm" svg:viewBox="0 0 173 744" draw:points="0,0 0,744 173,744 173,0">
          <text:p/>
        </draw:polygon>
        <draw:polygon draw:style-name="gr96" draw:text-style-name="P91" draw:layer="layout" svg:width="0.173cm" svg:height="0.743cm" svg:x="19.003cm" svg:y="5.532cm" svg:viewBox="0 0 174 744" draw:points="0,0 0,744 174,744 174,0">
          <text:p/>
        </draw:polygon>
        <draw:polygon draw:style-name="gr94" draw:text-style-name="P89" draw:layer="layout" svg:width="0.172cm" svg:height="0.743cm" svg:x="19.176cm" svg:y="5.532cm" svg:viewBox="0 0 173 744" draw:points="0,0 0,744 173,744 173,0">
          <text:p/>
        </draw:polygon>
        <draw:polygon draw:style-name="gr103" draw:text-style-name="P98" draw:layer="layout" svg:width="0.172cm" svg:height="0.743cm" svg:x="19.348cm" svg:y="5.532cm" svg:viewBox="0 0 173 744" draw:points="0,0 0,744 173,744 173,0">
          <text:p/>
        </draw:polygon>
        <draw:polygon draw:style-name="gr113" draw:text-style-name="P108" draw:layer="layout" svg:width="0.172cm" svg:height="0.743cm" svg:x="19.52cm" svg:y="5.532cm" svg:viewBox="0 0 173 744" draw:points="0,0 0,744 173,744 173,0">
          <text:p/>
        </draw:polygon>
        <draw:polygon draw:style-name="gr105" draw:text-style-name="P100" draw:layer="layout" svg:width="0.173cm" svg:height="0.743cm" svg:x="19.692cm" svg:y="5.532cm" svg:viewBox="0 0 174 744" draw:points="0,0 0,744 174,744 174,0">
          <text:p/>
        </draw:polygon>
        <draw:polygon draw:style-name="gr114" draw:text-style-name="P109" draw:layer="layout" svg:width="0.172cm" svg:height="0.743cm" svg:x="19.865cm" svg:y="5.532cm" svg:viewBox="0 0 173 744" draw:points="0,0 0,744 173,744 173,0">
          <text:p/>
        </draw:polygon>
        <draw:polygon draw:style-name="gr115" draw:text-style-name="P110" draw:layer="layout" svg:width="0.172cm" svg:height="0.743cm" svg:x="20.037cm" svg:y="5.532cm" svg:viewBox="0 0 173 744" draw:points="0,0 0,744 173,744 173,0">
          <text:p/>
        </draw:polygon>
        <draw:polygon draw:style-name="gr114" draw:text-style-name="P109" draw:layer="layout" svg:width="0.172cm" svg:height="0.743cm" svg:x="20.209cm" svg:y="5.532cm" svg:viewBox="0 0 173 744" draw:points="0,0 0,744 173,744 173,0">
          <text:p/>
        </draw:polygon>
        <draw:polygon draw:style-name="gr113" draw:text-style-name="P108" draw:layer="layout" svg:width="0.173cm" svg:height="0.743cm" svg:x="20.381cm" svg:y="5.532cm" svg:viewBox="0 0 174 744" draw:points="0,0 0,744 174,744 174,0">
          <text:p/>
        </draw:polygon>
        <draw:polygon draw:style-name="gr116" draw:text-style-name="P111" draw:layer="layout" svg:width="0.172cm" svg:height="0.743cm" svg:x="20.554cm" svg:y="5.532cm" svg:viewBox="0 0 173 744" draw:points="0,0 0,744 173,744 173,0">
          <text:p/>
        </draw:polygon>
        <draw:polygon draw:style-name="gr109" draw:text-style-name="P104" draw:layer="layout" svg:width="0.172cm" svg:height="0.743cm" svg:x="20.726cm" svg:y="5.532cm" svg:viewBox="0 0 173 744" draw:points="0,0 0,744 173,744 173,0">
          <text:p/>
        </draw:polygon>
        <draw:polygon draw:style-name="gr117" draw:text-style-name="P112" draw:layer="layout" svg:width="0.172cm" svg:height="0.743cm" svg:x="20.898cm" svg:y="5.532cm" svg:viewBox="0 0 173 744" draw:points="0,0 0,744 173,744 173,0">
          <text:p/>
        </draw:polygon>
        <draw:polygon draw:style-name="gr117" draw:text-style-name="P112" draw:layer="layout" svg:width="0.173cm" svg:height="0.743cm" svg:x="21.07cm" svg:y="5.532cm" svg:viewBox="0 0 174 744" draw:points="0,0 0,744 174,744 174,0">
          <text:p/>
        </draw:polygon>
        <draw:polygon draw:style-name="gr85" draw:text-style-name="P80" draw:layer="layout" svg:width="0.172cm" svg:height="0.743cm" svg:x="21.243cm" svg:y="5.532cm" svg:viewBox="0 0 173 744" draw:points="0,0 0,744 173,744 173,0">
          <text:p/>
        </draw:polygon>
        <draw:polygon draw:style-name="gr84" draw:text-style-name="P79" draw:layer="layout" svg:width="0.172cm" svg:height="0.743cm" svg:x="21.415cm" svg:y="5.532cm" svg:viewBox="0 0 173 744" draw:points="0,0 0,744 173,744 173,0">
          <text:p/>
        </draw:polygon>
        <draw:polygon draw:style-name="gr118" draw:text-style-name="P113" draw:layer="layout" svg:width="0.172cm" svg:height="0.743cm" svg:x="21.587cm" svg:y="5.532cm" svg:viewBox="0 0 173 744" draw:points="0,0 0,744 173,744 173,0">
          <text:p/>
        </draw:polygon>
        <draw:polygon draw:style-name="gr95" draw:text-style-name="P90" draw:layer="layout" svg:width="0.173cm" svg:height="0.743cm" svg:x="21.759cm" svg:y="5.532cm" svg:viewBox="0 0 174 744" draw:points="0,0 0,744 174,744 174,0">
          <text:p/>
        </draw:polygon>
        <draw:polygon draw:style-name="gr95" draw:text-style-name="P90" draw:layer="layout" svg:width="0.172cm" svg:height="0.743cm" svg:x="21.932cm" svg:y="5.532cm" svg:viewBox="0 0 173 744" draw:points="0,0 0,744 173,744 173,0">
          <text:p/>
        </draw:polygon>
        <draw:polygon draw:style-name="gr90" draw:text-style-name="P85" draw:layer="layout" svg:width="0.172cm" svg:height="0.743cm" svg:x="22.104cm" svg:y="5.532cm" svg:viewBox="0 0 173 744" draw:points="0,0 0,744 173,744 173,0">
          <text:p/>
        </draw:polygon>
        <draw:polygon draw:style-name="gr96" draw:text-style-name="P91" draw:layer="layout" svg:width="0.172cm" svg:height="0.743cm" svg:x="22.276cm" svg:y="5.532cm" svg:viewBox="0 0 173 744" draw:points="0,0 0,744 173,744 173,0">
          <text:p/>
        </draw:polygon>
        <draw:polygon draw:style-name="gr91" draw:text-style-name="P86" draw:layer="layout" svg:width="0.172cm" svg:height="0.743cm" svg:x="22.448cm" svg:y="5.532cm" svg:viewBox="0 0 173 744" draw:points="0,0 0,744 173,744 173,0">
          <text:p/>
        </draw:polygon>
        <draw:polygon draw:style-name="gr91" draw:text-style-name="P86" draw:layer="layout" svg:width="0.173cm" svg:height="0.743cm" svg:x="22.62cm" svg:y="5.532cm" svg:viewBox="0 0 174 744" draw:points="0,0 0,744 174,744 174,0">
          <text:p/>
        </draw:polygon>
        <draw:polygon draw:style-name="gr91" draw:text-style-name="P86" draw:layer="layout" svg:width="0.172cm" svg:height="0.743cm" svg:x="22.793cm" svg:y="5.532cm" svg:viewBox="0 0 173 744" draw:points="0,0 0,744 173,744 173,0">
          <text:p/>
        </draw:polygon>
        <draw:polygon draw:style-name="gr91" draw:text-style-name="P86" draw:layer="layout" svg:width="0.172cm" svg:height="0.743cm" svg:x="22.965cm" svg:y="5.532cm" svg:viewBox="0 0 173 744" draw:points="0,0 0,744 173,744 173,0">
          <text:p/>
        </draw:polygon>
        <draw:polygon draw:style-name="gr89" draw:text-style-name="P84" draw:layer="layout" svg:width="0.172cm" svg:height="0.743cm" svg:x="23.137cm" svg:y="5.532cm" svg:viewBox="0 0 173 744" draw:points="0,0 0,744 173,744 173,0">
          <text:p/>
        </draw:polygon>
        <draw:polygon draw:style-name="gr89" draw:text-style-name="P84" draw:layer="layout" svg:width="0.173cm" svg:height="0.743cm" svg:x="23.309cm" svg:y="5.532cm" svg:viewBox="0 0 174 744" draw:points="0,0 0,744 174,744 174,0">
          <text:p/>
        </draw:polygon>
        <draw:polygon draw:style-name="gr89" draw:text-style-name="P84" draw:layer="layout" svg:width="0.172cm" svg:height="0.743cm" svg:x="23.482cm" svg:y="5.532cm" svg:viewBox="0 0 173 744" draw:points="0,0 0,744 173,744 173,0">
          <text:p/>
        </draw:polygon>
        <draw:polygon draw:style-name="gr111" draw:text-style-name="P106" draw:layer="layout" svg:width="0.172cm" svg:height="0.743cm" svg:x="18.142cm" svg:y="6.275cm" svg:viewBox="0 0 173 744" draw:points="0,0 0,744 173,744 173,0">
          <text:p/>
        </draw:polygon>
        <draw:polygon draw:style-name="gr119" draw:text-style-name="P114" draw:layer="layout" svg:width="0.173cm" svg:height="0.743cm" svg:x="18.314cm" svg:y="6.275cm" svg:viewBox="0 0 174 744" draw:points="0,0 0,744 174,744 174,0">
          <text:p/>
        </draw:polygon>
        <draw:polygon draw:style-name="gr119" draw:text-style-name="P114" draw:layer="layout" svg:width="0.172cm" svg:height="0.743cm" svg:x="18.487cm" svg:y="6.275cm" svg:viewBox="0 0 173 744" draw:points="0,0 0,744 173,744 173,0">
          <text:p/>
        </draw:polygon>
        <draw:polygon draw:style-name="gr120" draw:text-style-name="P115" draw:layer="layout" svg:width="0.172cm" svg:height="0.743cm" svg:x="18.659cm" svg:y="6.275cm" svg:viewBox="0 0 173 744" draw:points="0,0 0,744 173,744 173,0">
          <text:p/>
        </draw:polygon>
        <draw:polygon draw:style-name="gr121" draw:text-style-name="P116" draw:layer="layout" svg:width="0.172cm" svg:height="0.743cm" svg:x="18.831cm" svg:y="6.275cm" svg:viewBox="0 0 173 744" draw:points="0,0 0,744 173,744 173,0">
          <text:p/>
        </draw:polygon>
        <draw:polygon draw:style-name="gr121" draw:text-style-name="P116" draw:layer="layout" svg:width="0.173cm" svg:height="0.743cm" svg:x="19.003cm" svg:y="6.275cm" svg:viewBox="0 0 174 744" draw:points="0,0 0,744 174,744 174,0">
          <text:p/>
        </draw:polygon>
        <draw:polygon draw:style-name="gr122" draw:text-style-name="P117" draw:layer="layout" svg:width="0.172cm" svg:height="0.743cm" svg:x="19.176cm" svg:y="6.275cm" svg:viewBox="0 0 173 744" draw:points="0,0 0,744 173,744 173,0">
          <text:p/>
        </draw:polygon>
        <draw:polygon draw:style-name="gr123" draw:text-style-name="P118" draw:layer="layout" svg:width="0.172cm" svg:height="0.743cm" svg:x="19.348cm" svg:y="6.275cm" svg:viewBox="0 0 173 744" draw:points="0,0 0,744 173,744 173,0">
          <text:p/>
        </draw:polygon>
        <draw:polygon draw:style-name="gr124" draw:text-style-name="P119" draw:layer="layout" svg:width="0.172cm" svg:height="0.743cm" svg:x="19.52cm" svg:y="6.275cm" svg:viewBox="0 0 173 744" draw:points="0,0 0,744 173,744 173,0">
          <text:p/>
        </draw:polygon>
        <draw:polygon draw:style-name="gr125" draw:text-style-name="P120" draw:layer="layout" svg:width="0.173cm" svg:height="0.743cm" svg:x="19.692cm" svg:y="6.275cm" svg:viewBox="0 0 174 744" draw:points="0,0 0,744 174,744 174,0">
          <text:p/>
        </draw:polygon>
        <draw:polygon draw:style-name="gr89" draw:text-style-name="P84" draw:layer="layout" svg:width="0.172cm" svg:height="0.743cm" svg:x="19.865cm" svg:y="6.275cm" svg:viewBox="0 0 173 744" draw:points="0,0 0,744 173,744 173,0">
          <text:p/>
        </draw:polygon>
        <draw:polygon draw:style-name="gr91" draw:text-style-name="P86" draw:layer="layout" svg:width="0.172cm" svg:height="0.743cm" svg:x="20.037cm" svg:y="6.275cm" svg:viewBox="0 0 173 744" draw:points="0,0 0,744 173,744 173,0">
          <text:p/>
        </draw:polygon>
        <draw:polygon draw:style-name="gr99" draw:text-style-name="P94" draw:layer="layout" svg:width="0.172cm" svg:height="0.743cm" svg:x="20.209cm" svg:y="6.275cm" svg:viewBox="0 0 173 744" draw:points="0,0 0,744 173,744 173,0">
          <text:p/>
        </draw:polygon>
        <draw:polygon draw:style-name="gr126" draw:text-style-name="P121" draw:layer="layout" svg:width="0.173cm" svg:height="0.743cm" svg:x="20.381cm" svg:y="6.275cm" svg:viewBox="0 0 174 744" draw:points="0,0 0,744 174,744 174,0">
          <text:p/>
        </draw:polygon>
        <draw:polygon draw:style-name="gr127" draw:text-style-name="P122" draw:layer="layout" svg:width="0.172cm" svg:height="0.743cm" svg:x="20.554cm" svg:y="6.275cm" svg:viewBox="0 0 173 744" draw:points="0,0 0,744 173,744 173,0">
          <text:p/>
        </draw:polygon>
        <draw:polygon draw:style-name="gr128" draw:text-style-name="P123" draw:layer="layout" svg:width="0.172cm" svg:height="0.743cm" svg:x="20.726cm" svg:y="6.275cm" svg:viewBox="0 0 173 744" draw:points="0,0 0,744 173,744 173,0">
          <text:p/>
        </draw:polygon>
        <draw:polygon draw:style-name="gr129" draw:text-style-name="P124" draw:layer="layout" svg:width="0.172cm" svg:height="0.743cm" svg:x="20.898cm" svg:y="6.275cm" svg:viewBox="0 0 173 744" draw:points="0,0 0,744 173,744 173,0">
          <text:p/>
        </draw:polygon>
        <draw:polygon draw:style-name="gr130" draw:text-style-name="P125" draw:layer="layout" svg:width="0.173cm" svg:height="0.743cm" svg:x="21.07cm" svg:y="6.275cm" svg:viewBox="0 0 174 744" draw:points="0,0 0,744 174,744 174,0">
          <text:p/>
        </draw:polygon>
        <draw:polygon draw:style-name="gr130" draw:text-style-name="P125" draw:layer="layout" svg:width="0.172cm" svg:height="0.743cm" svg:x="21.243cm" svg:y="6.275cm" svg:viewBox="0 0 173 744" draw:points="0,0 0,744 173,744 173,0">
          <text:p/>
        </draw:polygon>
        <draw:polygon draw:style-name="gr130" draw:text-style-name="P125" draw:layer="layout" svg:width="0.172cm" svg:height="0.743cm" svg:x="21.415cm" svg:y="6.275cm" svg:viewBox="0 0 173 744" draw:points="0,0 0,744 173,744 173,0">
          <text:p/>
        </draw:polygon>
        <draw:polygon draw:style-name="gr130" draw:text-style-name="P125" draw:layer="layout" svg:width="0.172cm" svg:height="0.743cm" svg:x="21.587cm" svg:y="6.275cm" svg:viewBox="0 0 173 744" draw:points="0,0 0,744 173,744 173,0">
          <text:p/>
        </draw:polygon>
        <draw:polygon draw:style-name="gr130" draw:text-style-name="P125" draw:layer="layout" svg:width="0.173cm" svg:height="0.743cm" svg:x="21.759cm" svg:y="6.275cm" svg:viewBox="0 0 174 744" draw:points="0,0 0,744 174,744 174,0">
          <text:p/>
        </draw:polygon>
        <draw:polygon draw:style-name="gr131" draw:text-style-name="P126" draw:layer="layout" svg:width="0.172cm" svg:height="0.743cm" svg:x="21.932cm" svg:y="6.275cm" svg:viewBox="0 0 173 744" draw:points="0,0 0,744 173,744 173,0">
          <text:p/>
        </draw:polygon>
        <draw:polygon draw:style-name="gr132" draw:text-style-name="P127" draw:layer="layout" svg:width="0.172cm" svg:height="0.743cm" svg:x="22.104cm" svg:y="6.275cm" svg:viewBox="0 0 173 744" draw:points="0,0 0,744 173,744 173,0">
          <text:p/>
        </draw:polygon>
        <draw:polygon draw:style-name="gr133" draw:text-style-name="P128" draw:layer="layout" svg:width="0.172cm" svg:height="0.743cm" svg:x="22.276cm" svg:y="6.275cm" svg:viewBox="0 0 173 744" draw:points="0,0 0,744 173,744 173,0">
          <text:p/>
        </draw:polygon>
        <draw:polygon draw:style-name="gr134" draw:text-style-name="P129" draw:layer="layout" svg:width="0.172cm" svg:height="0.743cm" svg:x="22.448cm" svg:y="6.275cm" svg:viewBox="0 0 173 744" draw:points="0,0 0,744 173,744 173,0">
          <text:p/>
        </draw:polygon>
        <draw:polygon draw:style-name="gr135" draw:text-style-name="P130" draw:layer="layout" svg:width="0.173cm" svg:height="0.743cm" svg:x="22.62cm" svg:y="6.275cm" svg:viewBox="0 0 174 744" draw:points="0,0 0,744 174,744 174,0">
          <text:p/>
        </draw:polygon>
        <draw:polygon draw:style-name="gr136" draw:text-style-name="P131" draw:layer="layout" svg:width="0.172cm" svg:height="0.743cm" svg:x="22.793cm" svg:y="6.275cm" svg:viewBox="0 0 173 744" draw:points="0,0 0,744 173,744 173,0">
          <text:p/>
        </draw:polygon>
        <draw:polygon draw:style-name="gr113" draw:text-style-name="P108" draw:layer="layout" svg:width="0.172cm" svg:height="0.743cm" svg:x="22.965cm" svg:y="6.275cm" svg:viewBox="0 0 173 744" draw:points="0,0 0,744 173,744 173,0">
          <text:p/>
        </draw:polygon>
        <draw:polygon draw:style-name="gr85" draw:text-style-name="P80" draw:layer="layout" svg:width="0.172cm" svg:height="0.743cm" svg:x="23.137cm" svg:y="6.275cm" svg:viewBox="0 0 173 744" draw:points="0,0 0,744 173,744 173,0">
          <text:p/>
        </draw:polygon>
        <draw:polygon draw:style-name="gr91" draw:text-style-name="P86" draw:layer="layout" svg:width="0.173cm" svg:height="0.743cm" svg:x="23.309cm" svg:y="6.275cm" svg:viewBox="0 0 174 744" draw:points="0,0 0,744 174,744 174,0">
          <text:p/>
        </draw:polygon>
        <draw:polygon draw:style-name="gr89" draw:text-style-name="P84" draw:layer="layout" svg:width="0.172cm" svg:height="0.743cm" svg:x="23.482cm" svg:y="6.275cm" svg:viewBox="0 0 173 744" draw:points="0,0 0,744 173,744 173,0">
          <text:p/>
        </draw:polygon>
        <draw:polygon draw:style-name="gr39" draw:text-style-name="P36" draw:layer="layout" svg:width="0cm" svg:height="0.123cm" svg:x="18.228cm" svg:y="7.018cm" svg:viewBox="0 0 0 124" draw:points="0,0 0,124">
          <text:p/>
        </draw:polygon>
        <draw:line draw:style-name="gr40" draw:text-style-name="P37" draw:layer="layout" svg:x1="18.228cm" svg:y1="7.018cm" svg:x2="18.228cm" svg:y2="7.142cm">
          <text:p/>
        </draw:line>
        <draw:polygon draw:style-name="gr39" draw:text-style-name="P36" draw:layer="layout" svg:width="0cm" svg:height="0.123cm" svg:x="19.09cm" svg:y="7.018cm" svg:viewBox="0 0 0 124" draw:points="0,0 0,124">
          <text:p/>
        </draw:polygon>
        <draw:line draw:style-name="gr40" draw:text-style-name="P37" draw:layer="layout" svg:x1="19.09cm" svg:y1="7.018cm" svg:x2="19.09cm" svg:y2="7.142cm">
          <text:p/>
        </draw:line>
        <draw:frame draw:style-name="gr41" draw:text-style-name="P38" draw:layer="layout" svg:width="0.352cm" svg:height="0.39cm" svg:x="18.141cm" svg:y="7.196cm">
          <draw:text-box>
            <text:p text:style-name="P1"><text:span text:style-name="T1">0</text:span></text:p>
          </draw:text-box>
        </draw:frame>
        <draw:polygon draw:style-name="gr39" draw:text-style-name="P36" draw:layer="layout" svg:width="0cm" svg:height="0.123cm" svg:x="19.951cm" svg:y="7.018cm" svg:viewBox="0 0 0 124" draw:points="0,0 0,124">
          <text:p/>
        </draw:polygon>
        <draw:line draw:style-name="gr40" draw:text-style-name="P37" draw:layer="layout" svg:x1="19.951cm" svg:y1="7.018cm" svg:x2="19.951cm" svg:y2="7.142cm">
          <text:p/>
        </draw:line>
        <draw:frame draw:style-name="gr41" draw:text-style-name="P38" draw:layer="layout" svg:width="0.352cm" svg:height="0.39cm" svg:x="19.002cm" svg:y="7.196cm">
          <draw:text-box>
            <text:p text:style-name="P1"><text:span text:style-name="T1">5</text:span></text:p>
          </draw:text-box>
        </draw:frame>
        <draw:polygon draw:style-name="gr39" draw:text-style-name="P36" draw:layer="layout" svg:width="0cm" svg:height="0.123cm" svg:x="20.812cm" svg:y="7.018cm" svg:viewBox="0 0 0 124" draw:points="0,0 0,124">
          <text:p/>
        </draw:polygon>
        <draw:line draw:style-name="gr40" draw:text-style-name="P37" draw:layer="layout" svg:x1="20.812cm" svg:y1="7.018cm" svg:x2="20.812cm" svg:y2="7.142cm">
          <text:p/>
        </draw:line>
        <draw:frame draw:style-name="gr41" draw:text-style-name="P38" draw:layer="layout" svg:width="0.358cm" svg:height="0.39cm" svg:x="19.775cm" svg:y="7.196cm">
          <draw:text-box>
            <text:p text:style-name="P1"><text:span text:style-name="T1">10</text:span></text:p>
          </draw:text-box>
        </draw:frame>
        <draw:polygon draw:style-name="gr39" draw:text-style-name="P36" draw:layer="layout" svg:width="0cm" svg:height="0.123cm" svg:x="21.673cm" svg:y="7.018cm" svg:viewBox="0 0 0 124" draw:points="0,0 0,124">
          <text:p/>
        </draw:polygon>
        <draw:line draw:style-name="gr40" draw:text-style-name="P37" draw:layer="layout" svg:x1="21.673cm" svg:y1="7.018cm" svg:x2="21.673cm" svg:y2="7.142cm">
          <text:p/>
        </draw:line>
        <draw:frame draw:style-name="gr41" draw:text-style-name="P38" draw:layer="layout" svg:width="0.358cm" svg:height="0.39cm" svg:x="20.636cm" svg:y="7.196cm">
          <draw:text-box>
            <text:p text:style-name="P1"><text:span text:style-name="T1">15</text:span></text:p>
          </draw:text-box>
        </draw:frame>
        <draw:polygon draw:style-name="gr39" draw:text-style-name="P36" draw:layer="layout" svg:width="0cm" svg:height="0.123cm" svg:x="22.534cm" svg:y="7.018cm" svg:viewBox="0 0 0 124" draw:points="0,0 0,124">
          <text:p/>
        </draw:polygon>
        <draw:line draw:style-name="gr40" draw:text-style-name="P37" draw:layer="layout" svg:x1="22.534cm" svg:y1="7.018cm" svg:x2="22.534cm" svg:y2="7.142cm">
          <text:p/>
        </draw:line>
        <draw:frame draw:style-name="gr41" draw:text-style-name="P38" draw:layer="layout" svg:width="0.358cm" svg:height="0.39cm" svg:x="21.497cm" svg:y="7.196cm">
          <draw:text-box>
            <text:p text:style-name="P1"><text:span text:style-name="T1">20</text:span></text:p>
          </draw:text-box>
        </draw:frame>
        <draw:frame draw:style-name="gr41" draw:text-style-name="P38" draw:layer="layout" svg:width="0.358cm" svg:height="0.39cm" svg:x="22.358cm" svg:y="7.196cm">
          <draw:text-box>
            <text:p text:style-name="P1"><text:span text:style-name="T1">25</text:span></text:p>
          </draw:text-box>
        </draw:frame>
        <draw:polygon draw:style-name="gr39" draw:text-style-name="P36" draw:layer="layout" svg:width="0.122cm" svg:height="0cm" svg:x="18.019cm" svg:y="2.931cm" svg:viewBox="0 0 123 0" draw:points="123,0 0,0">
          <text:p/>
        </draw:polygon>
        <draw:line draw:style-name="gr40" draw:text-style-name="P37" draw:layer="layout" svg:x1="18.142cm" svg:y1="2.931cm" svg:x2="18.019cm" svg:y2="2.931cm">
          <text:p/>
        </draw:line>
        <draw:polygon draw:style-name="gr39" draw:text-style-name="P36" draw:layer="layout" svg:width="0.122cm" svg:height="0cm" svg:x="18.019cm" svg:y="3.674cm" svg:viewBox="0 0 123 0" draw:points="123,0 0,0">
          <text:p/>
        </draw:polygon>
        <draw:line draw:style-name="gr40" draw:text-style-name="P37" draw:layer="layout" svg:x1="18.142cm" svg:y1="3.674cm" svg:x2="18.019cm" svg:y2="3.674cm">
          <text:p/>
        </draw:line>
        <draw:polygon draw:style-name="gr39" draw:text-style-name="P36" draw:layer="layout" svg:width="0.122cm" svg:height="0cm" svg:x="18.019cm" svg:y="4.417cm" svg:viewBox="0 0 123 0" draw:points="123,0 0,0">
          <text:p/>
        </draw:polygon>
        <draw:line draw:style-name="gr40" draw:text-style-name="P37" draw:layer="layout" svg:x1="18.142cm" svg:y1="4.417cm" svg:x2="18.019cm" svg:y2="4.417cm">
          <text:p/>
        </draw:line>
        <draw:polygon draw:style-name="gr39" draw:text-style-name="P36" draw:layer="layout" svg:width="0.122cm" svg:height="0cm" svg:x="18.019cm" svg:y="5.16cm" svg:viewBox="0 0 123 0" draw:points="123,0 0,0">
          <text:p/>
        </draw:polygon>
        <draw:line draw:style-name="gr40" draw:text-style-name="P37" draw:layer="layout" svg:x1="18.142cm" svg:y1="5.16cm" svg:x2="18.019cm" svg:y2="5.16cm">
          <text:p/>
        </draw:line>
        <draw:polygon draw:style-name="gr39" draw:text-style-name="P36" draw:layer="layout" svg:width="0.122cm" svg:height="0cm" svg:x="18.019cm" svg:y="5.903cm" svg:viewBox="0 0 123 0" draw:points="123,0 0,0">
          <text:p/>
        </draw:polygon>
        <draw:line draw:style-name="gr40" draw:text-style-name="P37" draw:layer="layout" svg:x1="18.142cm" svg:y1="5.903cm" svg:x2="18.019cm" svg:y2="5.903cm">
          <text:p/>
        </draw:line>
        <draw:polygon draw:style-name="gr39" draw:text-style-name="P36" draw:layer="layout" svg:width="0.122cm" svg:height="0cm" svg:x="18.019cm" svg:y="6.647cm" svg:viewBox="0 0 123 0" draw:points="123,0 0,0">
          <text:p/>
        </draw:polygon>
        <draw:line draw:style-name="gr40" draw:text-style-name="P37" draw:layer="layout" svg:x1="18.142cm" svg:y1="6.647cm" svg:x2="18.019cm" svg:y2="6.647cm">
          <text:p/>
        </draw:line>
        <draw:line draw:style-name="gr42" draw:text-style-name="P37" draw:layer="layout" svg:x1="18.142cm" svg:y1="7.018cm" svg:x2="18.142cm" svg:y2="2.559cm">
          <text:p/>
        </draw:line>
        <draw:line draw:style-name="gr42" draw:text-style-name="P37" draw:layer="layout" svg:x1="23.654cm" svg:y1="7.018cm" svg:x2="23.654cm" svg:y2="2.559cm">
          <text:p/>
        </draw:line>
        <draw:line draw:style-name="gr42" draw:text-style-name="P37" draw:layer="layout" svg:x1="18.142cm" svg:y1="7.018cm" svg:x2="23.654cm" svg:y2="7.018cm">
          <text:p/>
        </draw:line>
        <draw:line draw:style-name="gr42" draw:text-style-name="P37" draw:layer="layout" svg:x1="18.142cm" svg:y1="2.559cm" svg:x2="23.654cm" svg:y2="2.559cm">
          <text:p/>
        </draw:line>
        <draw:polygon draw:style-name="gr11" draw:text-style-name="P8" draw:layer="layout" svg:width="0.223cm" svg:height="4.459cm" svg:x="23.998cm" svg:y="2.559cm" svg:viewBox="0 0 224 4460" draw:points="0,4460 224,4460 224,0 0,0">
          <text:p/>
        </draw:polygon>
        <draw:frame draw:style-name="gr43" draw:text-style-name="P37" draw:layer="layout" svg:width="0.228cm" svg:height="4.457cm" svg:x="23.997cm" svg:y="2.549cm">
          <draw:image xlink:href="Pictures/10000000000000120000015F82365475875EF4B2.png" xlink:type="simple" xlink:show="embed" xlink:actuate="onLoad" loext:mime-type="image/png">
            <text:p/>
          </draw:image>
        </draw:frame>
        <draw:polygon draw:style-name="gr39" draw:text-style-name="P36" draw:layer="layout" svg:width="0.123cm" svg:height="0cm" svg:x="24.221cm" svg:y="7.018cm" svg:viewBox="0 0 124 0" draw:points="0,0 124,0">
          <text:p/>
        </draw:polygon>
        <draw:line draw:style-name="gr40" draw:text-style-name="P37" draw:layer="layout" svg:x1="24.221cm" svg:y1="7.018cm" svg:x2="24.345cm" svg:y2="7.018cm">
          <text:p/>
        </draw:line>
        <draw:polygon draw:style-name="gr39" draw:text-style-name="P36" draw:layer="layout" svg:width="0.123cm" svg:height="0cm" svg:x="24.221cm" svg:y="5.903cm" svg:viewBox="0 0 124 0" draw:points="0,0 124,0">
          <text:p/>
        </draw:polygon>
        <draw:line draw:style-name="gr40" draw:text-style-name="P37" draw:layer="layout" svg:x1="24.221cm" svg:y1="5.903cm" svg:x2="24.345cm" svg:y2="5.903cm">
          <text:p/>
        </draw:line>
        <draw:frame draw:style-name="gr41" draw:text-style-name="P38" draw:layer="layout" svg:width="0.447cm" svg:height="0.39cm" svg:x="24.469cm" svg:y="6.827cm">
          <draw:text-box>
            <text:p text:style-name="P1"><text:span text:style-name="T1">0.0</text:span></text:p>
          </draw:text-box>
        </draw:frame>
        <draw:polygon draw:style-name="gr39" draw:text-style-name="P36" draw:layer="layout" svg:width="0.123cm" svg:height="0cm" svg:x="24.221cm" svg:y="4.789cm" svg:viewBox="0 0 124 0" draw:points="0,0 124,0">
          <text:p/>
        </draw:polygon>
        <draw:line draw:style-name="gr40" draw:text-style-name="P37" draw:layer="layout" svg:x1="24.221cm" svg:y1="4.789cm" svg:x2="24.345cm" svg:y2="4.789cm">
          <text:p/>
        </draw:line>
        <draw:frame draw:style-name="gr41" draw:text-style-name="P38" draw:layer="layout" svg:width="0.447cm" svg:height="0.39cm" svg:x="24.469cm" svg:y="5.712cm">
          <draw:text-box>
            <text:p text:style-name="P1"><text:span text:style-name="T1">0.2</text:span></text:p>
          </draw:text-box>
        </draw:frame>
        <draw:polygon draw:style-name="gr39" draw:text-style-name="P36" draw:layer="layout" svg:width="0.123cm" svg:height="0cm" svg:x="24.221cm" svg:y="3.674cm" svg:viewBox="0 0 124 0" draw:points="0,0 124,0">
          <text:p/>
        </draw:polygon>
        <draw:line draw:style-name="gr40" draw:text-style-name="P37" draw:layer="layout" svg:x1="24.221cm" svg:y1="3.674cm" svg:x2="24.345cm" svg:y2="3.674cm">
          <text:p/>
        </draw:line>
        <draw:frame draw:style-name="gr41" draw:text-style-name="P38" draw:layer="layout" svg:width="0.447cm" svg:height="0.39cm" svg:x="24.469cm" svg:y="4.597cm">
          <draw:text-box>
            <text:p text:style-name="P1"><text:span text:style-name="T1">0.4</text:span></text:p>
          </draw:text-box>
        </draw:frame>
        <draw:polygon draw:style-name="gr39" draw:text-style-name="P36" draw:layer="layout" svg:width="0.123cm" svg:height="0cm" svg:x="24.221cm" svg:y="2.559cm" svg:viewBox="0 0 124 0" draw:points="0,0 124,0">
          <text:p/>
        </draw:polygon>
        <draw:line draw:style-name="gr40" draw:text-style-name="P37" draw:layer="layout" svg:x1="24.221cm" svg:y1="2.559cm" svg:x2="24.345cm" svg:y2="2.559cm">
          <text:p/>
        </draw:line>
        <draw:frame draw:style-name="gr41" draw:text-style-name="P38" draw:layer="layout" svg:width="0.447cm" svg:height="0.39cm" svg:x="24.469cm" svg:y="3.482cm">
          <draw:text-box>
            <text:p text:style-name="P1"><text:span text:style-name="T1">0.6</text:span></text:p>
          </draw:text-box>
        </draw:frame>
        <draw:polygon draw:style-name="gr42" draw:text-style-name="P37" draw:layer="layout" svg:width="0.223cm" svg:height="4.459cm" svg:x="23.998cm" svg:y="2.559cm" svg:viewBox="0 0 224 4460" draw:points="0,4460 113,4460 224,4460 224,0 113,0 0,0">
          <text:p/>
        </draw:polygon>
        <draw:frame draw:style-name="gr41" draw:text-style-name="P38" draw:layer="layout" svg:width="0.447cm" svg:height="0.39cm" svg:x="24.469cm" svg:y="2.368cm">
          <draw:text-box>
            <text:p text:style-name="P1"><text:span text:style-name="T1">0.8</text:span></text:p>
          </draw:text-box>
        </draw:frame>
        <draw:frame draw:style-name="gr83" draw:text-style-name="P78" draw:layer="layout" svg:width="0.352cm" svg:height="0.418cm" svg:x="23.984cm" svg:y="7.134cm">
          <draw:text-box>
            <text:p text:style-name="P1"><text:span text:style-name="T1">IE</text:span></text:p>
          </draw:text-box>
        </draw:frame>
        <draw:frame draw:style-name="gr1" draw:text-style-name="P2" draw:layer="layout" svg:width="5.37cm" svg:height="0.39cm" svg:x="18.381cm" svg:y="7.657cm">
          <draw:text-box>
            <text:p text:style-name="P1"><text:span text:style-name="T1">center of interval of 10 patched layers</text:span></text:p>
          </draw:text-box>
        </draw:frame>
        <draw:frame draw:style-name="gr2" draw:text-style-name="P3" draw:layer="layout" svg:width="5.23cm" svg:height="0.471cm" svg:x="18.642cm" svg:y="1.874cm">
          <draw:text-box>
            <text:p text:style-name="P1"><text:span text:style-name="T2">Average IE of restoring ATTN</text:span></text:p>
          </draw:text-box>
        </draw:frame>
        <draw:frame draw:style-name="gr10" draw:text-style-name="P3" draw:layer="layout" svg:width="0.493cm" svg:height="0.471cm" svg:x="18.028cm" svg:y="1.831cm">
          <draw:text-box>
            <text:p text:style-name="P1"><text:span text:style-name="T2">(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1" svg:font-family="NimbusRoman" style:font-pitch="variable"/>
    <style:font-face style:name="OpenSymbol1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1.877cm" fo:page-height="11.5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6T13:40:59.757233822</dc:date>
    <meta:editing-duration>PT8M41S</meta:editing-duration>
    <meta:editing-cycles>2</meta:editing-cycles>
    <meta:generator>LibreOffice/6.4.7.2$Linux_X86_64 LibreOffice_project/40$Build-2</meta:generator>
    <meta:document-statistic meta:object-count="567"/>
  </office:meta>
</office:document-meta>
</file>